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0BC3898C581F3303AA3.png" manifest:media-type="image/png"/>
  <manifest:file-entry manifest:full-path="Pictures/1000000000000297000000322CB70DB57B4A7899.png" manifest:media-type="image/png"/>
  <manifest:file-entry manifest:full-path="Pictures/1000000000000300000000FF9A3EDAA1A0E375A6.png" manifest:media-type="image/png"/>
  <manifest:file-entry manifest:full-path="Pictures/10000000000002ED00000222BA5C0EF3B9C5107E.png" manifest:media-type="image/png"/>
  <manifest:file-entry manifest:full-path="Pictures/100000000000018E000000B533C6E60CBBF56694.png" manifest:media-type="image/png"/>
  <manifest:file-entry manifest:full-path="Pictures/100000000000022E00000017C9E0331626A6AE88.png" manifest:media-type="image/png"/>
  <manifest:file-entry manifest:full-path="Pictures/10000000000001C60000007BE12EF04476C703FD.png" manifest:media-type="image/png"/>
  <manifest:file-entry manifest:full-path="Pictures/1000000000000377000000E50C5C53457E69371D.png" manifest:media-type="image/png"/>
  <manifest:file-entry manifest:full-path="Pictures/100000000000029B00000054700AED7AF334AC19.png" manifest:media-type="image/png"/>
  <manifest:file-entry manifest:full-path="Pictures/1000000000000385000001B1DD1F78696FB93F33.png" manifest:media-type="image/png"/>
  <manifest:file-entry manifest:full-path="Pictures/100000000000038C0000009D798A23B8F5344788.png" manifest:media-type="image/png"/>
  <manifest:file-entry manifest:full-path="Pictures/1000000000000312000001732C6FD01C3B446526.png" manifest:media-type="image/png"/>
  <manifest:file-entry manifest:full-path="Pictures/1000000000000384000001C958E2B95361BD98DA.png" manifest:media-type="image/png"/>
  <manifest:file-entry manifest:full-path="Pictures/10000000000003230000024E34DFB625A3435010.png" manifest:media-type="image/png"/>
  <manifest:file-entry manifest:full-path="Pictures/1000000000000396000001EDA13DC28D6CF85101.png" manifest:media-type="image/png"/>
  <manifest:file-entry manifest:full-path="Pictures/100000000000025C000000A4EE242C2FF6F7E30C.png" manifest:media-type="image/png"/>
  <manifest:file-entry manifest:full-path="Pictures/10000000000002C200000044058D9AEC4F70AFD3.png" manifest:media-type="image/png"/>
  <manifest:file-entry manifest:full-path="Pictures/10000000000001B50000006528478B862D497884.png" manifest:media-type="image/png"/>
  <manifest:file-entry manifest:full-path="Pictures/100000000000036C000001ABB84F079E0982858D.png" manifest:media-type="image/png"/>
  <manifest:file-entry manifest:full-path="Pictures/10000000000003A20000014E857C1EB507F760A8.png" manifest:media-type="image/png"/>
  <manifest:file-entry manifest:full-path="Pictures/10000000000002BE000000503DF7BA6AA79D5EA1.png" manifest:media-type="image/png"/>
  <manifest:file-entry manifest:full-path="Pictures/10000000000001DD000000CD04E0A0AA3E06A353.png" manifest:media-type="image/png"/>
  <manifest:file-entry manifest:full-path="Pictures/10000000000003AA00000071E85636E6CA4DF8C7.png" manifest:media-type="image/png"/>
  <manifest:file-entry manifest:full-path="Pictures/10000000000001D8000002134A1C0E78B55FD78B.png" manifest:media-type="image/png"/>
  <manifest:file-entry manifest:full-path="Pictures/1000000000000256000000D23A82929AD803AE0A.png" manifest:media-type="image/png"/>
  <manifest:file-entry manifest:full-path="Pictures/10000000000003450000010A866C99B153C652B8.png" manifest:media-type="image/png"/>
  <manifest:file-entry manifest:full-path="Pictures/10000000000003B60000010D718D47557638776D.png" manifest:media-type="image/png"/>
  <manifest:file-entry manifest:full-path="Pictures/1000000000000387000001C371FB80473B05A8DD.png" manifest:media-type="image/png"/>
  <manifest:file-entry manifest:full-path="Pictures/10000000000001C00000004F71E6B1D0EDA0196D.png" manifest:media-type="image/png"/>
  <manifest:file-entry manifest:full-path="Pictures/10000000000003C70000018761C842EB79DADC03.png" manifest:media-type="image/png"/>
  <manifest:file-entry manifest:full-path="Pictures/100000000000037A0000008183B4F850D548FD78.png" manifest:media-type="image/png"/>
  <manifest:file-entry manifest:full-path="Pictures/1000000000000366000001E4CC728AC3A2519B7C.png" manifest:media-type="image/png"/>
  <manifest:file-entry manifest:full-path="Pictures/1000000000000206000000881EE2A5DDD800C72B.png" manifest:media-type="image/png"/>
  <manifest:file-entry manifest:full-path="Pictures/10000000000002B20000007CD2640F2829D27052.png" manifest:media-type="image/png"/>
  <manifest:file-entry manifest:full-path="Pictures/100000000000038B000001129ADC18ED6D2D31B5.png" manifest:media-type="image/png"/>
  <manifest:file-entry manifest:full-path="Pictures/1000000000000395000000C1EBFD74EA1FD9BA61.png" manifest:media-type="image/png"/>
  <manifest:file-entry manifest:full-path="Pictures/100000000000030E0000014E5E6DAFDAB68BD46F.png" manifest:media-type="image/png"/>
  <manifest:file-entry manifest:full-path="Pictures/10000000000003AC000001EFDE4D82F868541114.png" manifest:media-type="image/png"/>
  <manifest:file-entry manifest:full-path="Pictures/10000000000001C90000015C946061F23F5B4A2D.png" manifest:media-type="image/png"/>
  <manifest:file-entry manifest:full-path="Pictures/1000000000000282000002479D9C76CC6B2B3BC3.png" manifest:media-type="image/png"/>
  <manifest:file-entry manifest:full-path="Pictures/1000000000000300000001FA5AF51F942D0EF23A.png" manifest:media-type="image/png"/>
  <manifest:file-entry manifest:full-path="Pictures/10000000000003240000013B181D9EB5A26BBD6E.png" manifest:media-type="image/png"/>
  <manifest:file-entry manifest:full-path="Pictures/100000000000034A000000EAFF2FEA854A1003A7.png" manifest:media-type="image/png"/>
  <manifest:file-entry manifest:full-path="Pictures/1000000000000364000000F2508B9338FA2409FF.png" manifest:media-type="image/png"/>
  <manifest:file-entry manifest:full-path="Pictures/1000000000000363000001DE1161A4757CD7007C.png" manifest:media-type="image/png"/>
  <manifest:file-entry manifest:full-path="Pictures/10000000000000C600000013ED83F73111360E2C.png" manifest:media-type="image/png"/>
  <manifest:file-entry manifest:full-path="Pictures/10000000000003CD0000015A50AD658B60B6C39D.png" manifest:media-type="image/png"/>
  <manifest:file-entry manifest:full-path="Pictures/10000000000001CF000000EC980C36064973D2CB.png" manifest:media-type="image/png"/>
  <manifest:file-entry manifest:full-path="Pictures/1000000000000398000000BF0FDC579314D52675.png" manifest:media-type="image/png"/>
  <manifest:file-entry manifest:full-path="Pictures/100000000000038F000001C1A5FE52A0D3A68EDB.png" manifest:media-type="image/png"/>
  <manifest:file-entry manifest:full-path="Pictures/100000000000010D000000205E97F2B65FD5D11F.png" manifest:media-type="image/png"/>
  <manifest:file-entry manifest:full-path="Pictures/1000000000000367000000A1EC4E6B344E6CBDEC.png" manifest:media-type="image/png"/>
  <manifest:file-entry manifest:full-path="Pictures/1000000000000187000001CFB7488F498AA4875A.png" manifest:media-type="image/png"/>
  <manifest:file-entry manifest:full-path="Pictures/10000000000002F20000019CB95DC12DCAA6B463.png" manifest:media-type="image/png"/>
  <manifest:file-entry manifest:full-path="Pictures/1000000000000245000000BCAF15BA96BAB6D4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6"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7"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8"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40"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41"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2"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3"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4"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5"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6" style:family="paragraph" style:parent-style-name="Preformatted_20_Text">
      <style:text-properties fo:color="#0000cc" fo:font-size="14pt" officeooo:rsid="00378d8f" officeooo:paragraph-rsid="00378d8f" style:font-size-asian="12.25pt" style:font-size-complex="14pt"/>
    </style:style>
    <style:style style:name="P47"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8"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50"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51"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52"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53"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4"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5"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6"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71"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72"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73"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4"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5"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6"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7"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82"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83"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4"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5"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6"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7"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8"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9"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90"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91"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92"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93"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94"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14"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16"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17"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8"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9"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20"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41"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42"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43"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44"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45"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46"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47"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48"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49"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50"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51"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53"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54"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55"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56"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57"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58"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59"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61"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62"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63"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64"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65"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66"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67"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68"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169"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170"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71"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72"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73"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74"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75"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76"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77"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78"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79"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80"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81"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85"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87"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96"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97"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00"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05"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06"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07"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08"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09"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10"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11"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12"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13"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14"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15"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16"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17"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18"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19"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20"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21"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22"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23"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24"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25"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26"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27"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28"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29"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30"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31"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32"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33"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34"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35"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36"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37"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38"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39"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240"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241" style:family="paragraph" style:parent-style-name="Preformatted_20_Text">
      <style:text-properties fo:color="#000000" fo:font-size="11pt" officeooo:rsid="00378d8f" officeooo:paragraph-rsid="00378d8f" style:font-size-asian="9.60000038146973pt" style:font-size-complex="11pt"/>
    </style:style>
    <style:style style:name="P242" style:family="paragraph" style:parent-style-name="Preformatted_20_Text">
      <style:text-properties fo:color="#000000" fo:font-size="11pt" officeooo:rsid="00395022" officeooo:paragraph-rsid="00395022" style:font-size-asian="9.60000038146973pt" style:font-size-complex="11pt"/>
    </style:style>
    <style:style style:name="P243" style:family="paragraph" style:parent-style-name="Preformatted_20_Text">
      <style:text-properties fo:color="#000000" fo:font-size="11pt" officeooo:rsid="0093b73b" officeooo:paragraph-rsid="0093b73b" style:font-size-asian="9.60000038146973pt" style:font-size-complex="11pt"/>
    </style:style>
    <style:style style:name="P244"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45"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46"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47"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48"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49"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50"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51"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52"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53"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54"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55"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56"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57"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58"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59"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60"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61"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62"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63"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64"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65"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66"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67"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68" style:family="paragraph" style:parent-style-name="Preformatted_20_Text">
      <style:text-properties fo:font-size="11pt" style:font-size-asian="9.60000038146973pt" style:font-size-complex="11pt"/>
    </style:style>
    <style:style style:name="P269" style:family="paragraph" style:parent-style-name="Preformatted_20_Text">
      <style:text-properties fo:font-size="11pt" officeooo:rsid="002f6d67" officeooo:paragraph-rsid="002f6d67" style:font-size-asian="9.60000038146973pt" style:font-size-complex="11pt"/>
    </style:style>
    <style:style style:name="P270" style:family="paragraph" style:parent-style-name="Preformatted_20_Text">
      <style:text-properties fo:font-size="11pt" officeooo:rsid="0035daf4" officeooo:paragraph-rsid="0035daf4" style:font-size-asian="9.60000038146973pt" style:font-size-complex="11pt"/>
    </style:style>
    <style:style style:name="P271" style:family="paragraph" style:parent-style-name="Preformatted_20_Text">
      <style:text-properties fo:font-size="11pt" officeooo:rsid="0052f4b4" officeooo:paragraph-rsid="0052f4b4" style:font-size-asian="9.60000038146973pt" style:font-size-complex="11pt"/>
    </style:style>
    <style:style style:name="P272" style:family="paragraph" style:parent-style-name="Preformatted_20_Text">
      <style:text-properties fo:font-size="11pt" officeooo:rsid="0054b820" officeooo:paragraph-rsid="0054b820" style:font-size-asian="9.60000038146973pt" style:font-size-complex="11pt"/>
    </style:style>
    <style:style style:name="P273" style:family="paragraph" style:parent-style-name="Preformatted_20_Text">
      <style:text-properties fo:font-size="11pt" officeooo:rsid="008976d0" style:font-size-asian="9.60000038146973pt" style:font-size-complex="11pt"/>
    </style:style>
    <style:style style:name="P274" style:family="paragraph" style:parent-style-name="Preformatted_20_Text">
      <style:text-properties officeooo:rsid="002c2e52" officeooo:paragraph-rsid="002c2e52"/>
    </style:style>
    <style:style style:name="P275" style:family="paragraph" style:parent-style-name="Preformatted_20_Text">
      <style:text-properties fo:font-size="14pt" officeooo:rsid="0035daf4" officeooo:paragraph-rsid="0035daf4" style:font-size-asian="12.25pt" style:font-size-complex="14pt"/>
    </style:style>
    <style:style style:name="P276"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77"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78"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79"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80"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81"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82"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83"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84"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85"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86"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287" style:family="paragraph" style:parent-style-name="Preformatted_20_Text">
      <style:text-properties officeooo:rsid="008976d0" officeooo:paragraph-rsid="008976d0"/>
    </style:style>
    <style:style style:name="P288" style:family="paragraph" style:parent-style-name="Preformatted_20_Text">
      <style:text-properties officeooo:rsid="00a09f62" officeooo:paragraph-rsid="00a09f62"/>
    </style:style>
    <style:style style:name="P289" style:family="paragraph" style:parent-style-name="Preformatted_20_Text">
      <style:text-properties officeooo:rsid="00b338b4" officeooo:paragraph-rsid="00b338b4"/>
    </style:style>
    <style:style style:name="P290" style:family="paragraph" style:parent-style-name="Standard">
      <style:paragraph-properties style:line-height-at-least="0.503cm"/>
      <style:text-properties fo:color="#d4d4d4" style:font-name="Droid Sans Mono" fo:font-size="10.5pt" fo:font-weight="normal" fo:background-color="#1e1e1e"/>
    </style:style>
    <style:style style:name="P291"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92"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93"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94"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95" style:family="paragraph" style:parent-style-name="Standard">
      <style:paragraph-properties style:line-height-at-least="0.503cm"/>
      <style:text-properties fo:color="#9cdcfe" style:font-name="Droid Sans Mono" fo:font-size="10.5pt" fo:font-weight="normal" fo:background-color="#1e1e1e"/>
    </style:style>
    <style:style style:name="P296" style:family="paragraph" style:parent-style-name="Standard">
      <style:paragraph-properties style:line-height-at-least="0.503cm"/>
    </style:style>
    <style:style style:name="P297" style:family="paragraph" style:parent-style-name="Standard">
      <style:paragraph-properties style:line-height-at-least="0.503cm"/>
      <style:text-properties fo:color="#f8f8f2" style:font-name="Fira Code" fo:font-size="10.5pt" fo:font-weight="normal" fo:background-color="#282a36"/>
    </style:style>
    <style:style style:name="P298"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99"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00"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01"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02"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303"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304"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305"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306"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307" style:family="paragraph" style:parent-style-name="Standard">
      <style:paragraph-properties style:line-height-at-least="0.503cm"/>
      <style:text-properties fo:color="#6272a4" style:font-name="Fira Code" fo:font-size="10.5pt" fo:font-weight="normal" fo:background-color="#282a36"/>
    </style:style>
    <style:style style:name="P308"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09"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10"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11"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14"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15"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16"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17"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18"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19"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21"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22"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23"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25"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28"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29"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30"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31"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32"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33"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34"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36"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37"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38"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39"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40"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41"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42"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43"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44"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45"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46"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47"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348"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349"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50"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51"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52"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53"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54"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355"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56"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57"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58"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59"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60"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61"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62"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63"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64"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65"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66"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67"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68"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69"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70"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71"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72"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73"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74"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75"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76"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77"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78"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79"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80"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81"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82"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83"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84"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385"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386"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387"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388"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389" style:family="paragraph" style:parent-style-name="Preformatted_20_Text">
      <style:text-properties fo:color="#000000" fo:font-size="11pt" fo:font-weight="normal" officeooo:rsid="00baaaa6" officeooo:paragraph-rsid="00baaaa6" style:font-size-asian="9.60000038146973pt" style:font-weight-asian="normal" style:font-size-complex="11pt" style:font-weight-complex="normal"/>
    </style:style>
    <style:style style:name="P390"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391"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392" style:family="paragraph" style:parent-style-name="Preformatted_20_Text" style:list-style-name="L68">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393"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394" style:family="paragraph" style:parent-style-name="Preformatted_20_Text" style:list-style-name="L69">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395" style:family="paragraph" style:parent-style-name="Preformatted_20_Text" style:list-style-name="L69">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396"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97"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98"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99"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400" style:family="paragraph" style:parent-style-name="Preformatted_20_Text">
      <style:text-properties fo:color="#000000" fo:font-size="11pt" fo:font-weight="bold" officeooo:rsid="00bc7516" officeooo:paragraph-rsid="00bc7516" style:font-size-asian="9.60000038146973pt" style:font-weight-asian="bold" style:font-size-complex="11pt" style:font-weight-complex="bold"/>
    </style:style>
    <style:style style:name="P401" style:family="paragraph" style:parent-style-name="Preformatted_20_Text" style:list-style-name="L69">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402" style:family="paragraph" style:parent-style-name="Preformatted_20_Text">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403"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404"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405"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406" style:family="paragraph" style:parent-style-name="Preformatted_20_Text" style:list-style-name="L70">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407"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408" style:family="paragraph" style:parent-style-name="Preformatted_20_Text" style:list-style-name="L71">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409" style:family="paragraph" style:parent-style-name="Preformatted_20_Text">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410" style:family="paragraph" style:parent-style-name="Preformatted_20_Text" style:list-style-name="L7">
      <style:text-properties fo:font-size="11pt" officeooo:rsid="002f6d67" officeooo:paragraph-rsid="002f6d67" style:font-size-asian="9.60000038146973pt" style:font-size-complex="11pt"/>
    </style:style>
    <style:style style:name="P411" style:family="paragraph" style:parent-style-name="Preformatted_20_Text" style:list-style-name="L55">
      <style:text-properties fo:font-size="11pt" officeooo:rsid="0098b902" officeooo:paragraph-rsid="0098b902" style:font-size-asian="9.60000038146973pt" style:font-size-complex="11pt"/>
    </style:style>
    <style:style style:name="P412"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413"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414"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415"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416"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417"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418"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419"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420"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421"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422" style:family="paragraph" style:parent-style-name="Preformatted_20_Text" style:list-style-name="L8"/>
    <style:style style:name="P423" style:family="paragraph" style:parent-style-name="Preformatted_20_Text" style:list-style-name="L21">
      <style:paragraph-properties fo:text-align="start" style:justify-single-word="false"/>
      <style:text-properties officeooo:paragraph-rsid="0049f4f2"/>
    </style:style>
    <style:style style:name="P424"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425"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426"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427" style:family="paragraph" style:parent-style-name="Preformatted_20_Text" style:list-style-name="L54"/>
    <style:style style:name="P428" style:family="paragraph" style:parent-style-name="Preformatted_20_Text" style:list-style-name="L54">
      <style:text-properties officeooo:rsid="0092cb0c" officeooo:paragraph-rsid="0092cb0c"/>
    </style:style>
    <style:style style:name="P429"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430"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431" style:family="paragraph" style:parent-style-name="Preformatted_20_Text">
      <style:text-properties fo:color="#0000cc" fo:font-size="14pt" fo:font-weight="normal" officeooo:rsid="00baaaa6" officeooo:paragraph-rsid="00baaaa6" style:font-size-asian="12.25pt" style:font-weight-asian="normal" style:font-size-complex="14pt" style:font-weight-complex="normal"/>
    </style:style>
    <style:style style:name="P432" style:family="paragraph" style:parent-style-name="Preformatted_20_Text">
      <style:paragraph-properties fo:text-align="start" style:justify-single-word="false"/>
      <style:text-properties fo:color="#0000cc" fo:font-size="14pt" fo:font-weight="normal" officeooo:rsid="00be98e7" officeooo:paragraph-rsid="00be98e7" style:font-size-asian="12.25pt" style:font-weight-asian="normal" style:font-size-complex="14pt" style:font-weight-complex="normal"/>
    </style:style>
    <style:style style:name="P433" style:family="paragraph" style:parent-style-name="Preformatted_20_Text">
      <style:paragraph-properties fo:text-align="start" style:justify-single-word="false"/>
      <style:text-properties fo:color="#0000cc" fo:font-size="14pt" fo:font-weight="bold" officeooo:rsid="00c13a80" officeooo:paragraph-rsid="00c13a80" style:font-size-asian="12.25pt" style:font-weight-asian="bold" style:font-size-complex="14pt" style:font-weight-complex="bold"/>
    </style:style>
    <style:style style:name="P434" style:family="paragraph" style:parent-style-name="Preformatted_20_Text">
      <style:paragraph-properties fo:text-align="start" style:justify-single-word="false"/>
      <style:text-properties fo:color="#000099" fo:font-size="16pt" fo:font-weight="normal" officeooo:rsid="00be98e7" officeooo:paragraph-rsid="00be98e7"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bff80f"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9de2a" style:font-style-asian="normal" style:font-weight-asian="normal" style:font-style-complex="normal" style:font-weight-complex="normal"/>
    </style:style>
    <style:style style:name="T13" style:family="text">
      <style:text-properties fo:font-style="normal" fo:font-weight="normal" officeooo:rsid="001c7be6" style:font-style-asian="normal" style:font-weight-asian="normal" style:font-style-complex="normal" style:font-weight-complex="normal"/>
    </style:style>
    <style:style style:name="T14" style:family="text">
      <style:text-properties fo:font-style="normal" fo:font-weight="normal" officeooo:rsid="002af5a3" style:font-style-asian="normal" style:font-weight-asian="normal" style:font-style-complex="normal" style:font-weight-complex="normal"/>
    </style:style>
    <style:style style:name="T15" style:family="text">
      <style:text-properties fo:font-style="normal" fo:font-weight="normal" officeooo:rsid="002b7cc8" style:font-style-asian="normal" style:font-weight-asian="normal" style:font-style-complex="normal" style:font-weight-complex="normal"/>
    </style:style>
    <style:style style:name="T16" style:family="text">
      <style:text-properties fo:font-style="normal" fo:font-weight="normal" officeooo:rsid="0049f4f2" style:font-style-asian="normal" style:font-weight-asian="normal" style:font-style-complex="normal" style:font-weight-complex="normal"/>
    </style:style>
    <style:style style:name="T17" style:family="text">
      <style:text-properties fo:font-style="normal" fo:font-weight="normal" officeooo:rsid="00c448e0"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af5a3" style:font-weight-asian="normal" style:font-weight-complex="normal"/>
    </style:style>
    <style:style style:name="T20" style:family="text">
      <style:text-properties fo:font-weight="normal" officeooo:rsid="009a0ebe" style:font-weight-asian="normal" style:font-weight-complex="normal"/>
    </style:style>
    <style:style style:name="T21" style:family="text">
      <style:text-properties fo:font-weight="normal" officeooo:rsid="00a09f62" style:font-weight-asian="normal" style:font-weight-complex="normal"/>
    </style:style>
    <style:style style:name="T22"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5"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9"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0"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1"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style:font-size-asian="9.60000038146973pt" style:font-style-asian="normal" style:font-size-complex="11pt" style:font-style-complex="normal"/>
    </style:style>
    <style:style style:name="T33" style:family="text">
      <style:text-properties fo:color="#000000" fo:font-size="11pt" fo:font-style="normal" officeooo:rsid="004c75b3" style:font-size-asian="9.60000038146973pt" style:font-style-asian="normal" style:font-size-complex="11pt" style:font-style-complex="normal"/>
    </style:style>
    <style:style style:name="T34"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5"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6"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37"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38" style:family="text">
      <style:text-properties fo:color="#4ec9b0"/>
    </style:style>
    <style:style style:name="T39" style:family="text">
      <style:text-properties fo:color="#569cd6"/>
    </style:style>
    <style:style style:name="T40" style:family="text">
      <style:text-properties fo:color="#9cdcfe"/>
    </style:style>
    <style:style style:name="T41" style:family="text">
      <style:text-properties fo:color="#c586c0"/>
    </style:style>
    <style:style style:name="T42" style:family="text">
      <style:text-properties fo:font-size="11pt" fo:font-weight="normal" style:font-size-asian="9.60000038146973pt" style:font-weight-asian="normal" style:font-size-complex="11pt" style:font-weight-complex="normal"/>
    </style:style>
    <style:style style:name="T43" style:family="text">
      <style:text-properties fo:font-size="11pt" fo:font-weight="normal" officeooo:rsid="0030954a" style:font-size-asian="9.60000038146973pt" style:font-weight-asian="normal" style:font-size-complex="11pt" style:font-weight-complex="normal"/>
    </style:style>
    <style:style style:name="T44" style:family="text">
      <style:text-properties fo:font-size="11pt" fo:font-weight="normal" officeooo:rsid="00b338b4" style:font-size-asian="9.60000038146973pt" style:font-weight-asian="normal" style:font-size-complex="11pt" style:font-weight-complex="normal"/>
    </style:style>
    <style:style style:name="T45" style:family="text">
      <style:text-properties fo:font-size="11pt" fo:font-weight="bold" style:font-size-asian="9.60000038146973pt" style:font-weight-asian="bold" style:font-size-complex="11pt" style:font-weight-complex="bold"/>
    </style:style>
    <style:style style:name="T46" style:family="text">
      <style:text-properties fo:font-size="11pt" fo:font-weight="bold" officeooo:rsid="0030954a" style:font-size-asian="9.60000038146973pt" style:font-weight-asian="bold" style:font-size-complex="11pt" style:font-weight-complex="bold"/>
    </style:style>
    <style:style style:name="T47" style:family="text">
      <style:text-properties fo:font-size="11pt" style:font-size-asian="9.60000038146973pt" style:font-size-complex="11pt"/>
    </style:style>
    <style:style style:name="T48" style:family="text">
      <style:text-properties fo:font-size="11pt" officeooo:rsid="0030954a" style:font-size-asian="9.60000038146973pt" style:font-size-complex="11pt"/>
    </style:style>
    <style:style style:name="T49" style:family="text">
      <style:text-properties fo:font-size="11pt" officeooo:rsid="008976d0" style:font-size-asian="9.60000038146973pt" style:font-size-complex="11pt"/>
    </style:style>
    <style:style style:name="T50" style:family="text">
      <style:text-properties fo:font-size="11pt" officeooo:rsid="0092cb0c" style:font-size-asian="9.60000038146973pt" style:font-size-complex="11pt"/>
    </style:style>
    <style:style style:name="T51" style:family="text">
      <style:text-properties fo:font-size="11pt" fo:font-style="normal" style:font-size-asian="9.60000038146973pt" style:font-style-asian="normal" style:font-weight-asian="normal" style:font-size-complex="11pt" style:font-style-complex="normal" style:font-weight-complex="normal"/>
    </style:style>
    <style:style style:name="T52" style:family="text">
      <style:text-properties fo:font-size="11pt" fo:font-style="normal" style:font-size-asian="9.60000038146973pt" style:font-style-asian="normal" style:font-size-complex="11pt" style:font-style-complex="normal"/>
    </style:style>
    <style:style style:name="T53" style:family="text">
      <style:text-properties fo:font-size="11pt" fo:font-style="normal" officeooo:rsid="004c75b3" style:font-size-asian="9.60000038146973pt" style:font-style-asian="normal" style:font-size-complex="11pt" style:font-style-complex="normal"/>
    </style:style>
    <style:style style:name="T54" style:family="text">
      <style:text-properties fo:font-size="11pt" fo:font-style="italic" style:font-size-asian="9.60000038146973pt" style:font-style-asian="italic" style:font-size-complex="11pt" style:font-style-complex="italic"/>
    </style:style>
    <style:style style:name="T55" style:family="text">
      <style:text-properties fo:color="#dcdcaa"/>
    </style:style>
    <style:style style:name="T56" style:family="text">
      <style:text-properties fo:color="#ce9178"/>
    </style:style>
    <style:style style:name="T57" style:family="text">
      <style:text-properties officeooo:rsid="00378d8f"/>
    </style:style>
    <style:style style:name="T58" style:family="text">
      <style:text-properties fo:color="#50fa7b"/>
    </style:style>
    <style:style style:name="T59" style:family="text">
      <style:text-properties fo:color="#50fa7b" style:font-weight-asian="normal" style:font-weight-complex="normal"/>
    </style:style>
    <style:style style:name="T60" style:family="text">
      <style:text-properties fo:color="#50fa7b" fo:font-style="normal" style:font-style-asian="normal" style:font-style-complex="normal"/>
    </style:style>
    <style:style style:name="T61"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2" style:family="text">
      <style:text-properties fo:color="#50fa7b" fo:font-size="11pt" fo:font-style="normal" officeooo:rsid="004c75b3" style:font-size-asian="9.60000038146973pt" style:font-style-asian="normal" style:font-size-complex="11pt" style:font-style-complex="normal"/>
    </style:style>
    <style:style style:name="T63"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4" style:family="text">
      <style:text-properties fo:color="#ff79c6"/>
    </style:style>
    <style:style style:name="T65" style:family="text">
      <style:text-properties fo:color="#ff79c6" style:font-weight-asian="normal" style:font-weight-complex="normal"/>
    </style:style>
    <style:style style:name="T66" style:family="text">
      <style:text-properties fo:color="#ff79c6" fo:font-style="normal" style:font-style-asian="normal" style:font-weight-asian="normal" style:font-style-complex="normal" style:font-weight-complex="normal"/>
    </style:style>
    <style:style style:name="T67" style:family="text">
      <style:text-properties fo:color="#ff79c6" fo:font-style="normal" style:font-style-asian="normal" style:font-style-complex="normal"/>
    </style:style>
    <style:style style:name="T68"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9" style:family="text">
      <style:text-properties fo:color="#ff79c6" fo:font-size="11pt" fo:font-style="normal" officeooo:rsid="004c75b3" style:font-size-asian="9.60000038146973pt" style:font-style-asian="normal" style:font-size-complex="11pt" style:font-style-complex="normal"/>
    </style:style>
    <style:style style:name="T70"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1" style:family="text">
      <style:text-properties fo:color="#ff79c6" style:font-name="Fira Code" fo:font-size="10.5pt" fo:font-weight="normal" fo:background-color="#282a36" loext:char-shading-value="0"/>
    </style:style>
    <style:style style:name="T72" style:family="text">
      <style:text-properties style:font-weight-asian="normal" style:font-weight-complex="normal"/>
    </style:style>
    <style:style style:name="T73" style:family="text">
      <style:text-properties officeooo:rsid="003b696e"/>
    </style:style>
    <style:style style:name="T74" style:family="text">
      <style:text-properties fo:color="#f8f8f2" style:font-name="Fira Code" fo:font-size="10.5pt" fo:font-weight="normal" fo:background-color="#282a36" loext:char-shading-value="0"/>
    </style:style>
    <style:style style:name="T75"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6" style:family="text">
      <style:text-properties fo:color="#bd93f9"/>
    </style:style>
    <style:style style:name="T77" style:family="text">
      <style:text-properties fo:color="#e9f284"/>
    </style:style>
    <style:style style:name="T78" style:family="text">
      <style:text-properties fo:color="#e9f284" fo:font-style="normal" style:font-style-asian="normal" style:font-style-complex="normal"/>
    </style:style>
    <style:style style:name="T79" style:family="text">
      <style:text-properties fo:color="#e9f284" style:font-name="Fira Code" fo:font-size="10.5pt" fo:font-weight="normal" fo:background-color="#282a36" loext:char-shading-value="0"/>
    </style:style>
    <style:style style:name="T80"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1" style:family="text">
      <style:text-properties fo:color="#e9f284" fo:font-size="11pt" fo:font-style="normal" officeooo:rsid="004c75b3" style:font-size-asian="9.60000038146973pt" style:font-style-asian="normal" style:font-size-complex="11pt" style:font-style-complex="normal"/>
    </style:style>
    <style:style style:name="T82" style:family="text">
      <style:text-properties fo:color="#e9f284" style:font-weight-asian="normal" style:font-weight-complex="normal"/>
    </style:style>
    <style:style style:name="T83" style:family="text">
      <style:text-properties fo:color="#f1fa8c"/>
    </style:style>
    <style:style style:name="T84" style:family="text">
      <style:text-properties fo:color="#f1fa8c" fo:font-style="normal" style:font-style-asian="normal" style:font-style-complex="normal"/>
    </style:style>
    <style:style style:name="T85" style:family="text">
      <style:text-properties fo:color="#f1fa8c" style:font-name="Fira Code" fo:font-size="10.5pt" fo:font-weight="normal" fo:background-color="#282a36" loext:char-shading-value="0"/>
    </style:style>
    <style:style style:name="T86"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7" style:family="text">
      <style:text-properties fo:color="#f1fa8c" fo:font-size="11pt" fo:font-style="normal" officeooo:rsid="004c75b3" style:font-size-asian="9.60000038146973pt" style:font-style-asian="normal" style:font-size-complex="11pt" style:font-style-complex="normal"/>
    </style:style>
    <style:style style:name="T88" style:family="text">
      <style:text-properties fo:color="#f1fa8c" style:font-weight-asian="normal" style:font-weight-complex="normal"/>
    </style:style>
    <style:style style:name="T89" style:family="text">
      <style:text-properties fo:color="#8be9fd"/>
    </style:style>
    <style:style style:name="T90" style:family="text">
      <style:text-properties fo:color="#8be9fd" fo:font-style="normal" style:font-style-asian="normal" style:font-style-complex="normal"/>
    </style:style>
    <style:style style:name="T91" style:family="text">
      <style:text-properties fo:color="#8be9fd" fo:font-style="italic"/>
    </style:style>
    <style:style style:name="T92"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3" style:family="text">
      <style:text-properties fo:color="#8be9fd" fo:font-size="11pt" fo:font-style="italic" officeooo:rsid="004c75b3" style:font-size-asian="9.60000038146973pt" style:font-style-asian="normal" style:font-size-complex="11pt" style:font-style-complex="normal"/>
    </style:style>
    <style:style style:name="T94"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5" style:family="text">
      <style:text-properties fo:color="#8be9fd" fo:font-size="11pt" fo:font-style="normal" officeooo:rsid="004c75b3" style:font-size-asian="9.60000038146973pt" style:font-style-asian="normal" style:font-size-complex="11pt" style:font-style-complex="normal"/>
    </style:style>
    <style:style style:name="T96" style:family="text">
      <style:text-properties fo:color="#8be9fd" style:font-weight-asian="normal" style:font-weight-complex="normal"/>
    </style:style>
    <style:style style:name="T97" style:family="text">
      <style:text-properties fo:color="#ffb86c" fo:font-style="italic"/>
    </style:style>
    <style:style style:name="T98" style:family="text">
      <style:text-properties fo:color="#ffb86c" fo:font-style="italic" style:font-style-asian="normal" style:font-style-complex="normal"/>
    </style:style>
    <style:style style:name="T99" style:family="text">
      <style:text-properties fo:color="#8be9fe"/>
    </style:style>
    <style:style style:name="T100" style:family="text">
      <style:text-properties fo:color="#8be9fe" fo:font-style="normal" style:font-style-asian="normal" style:font-style-complex="normal"/>
    </style:style>
    <style:style style:name="T101" style:family="text">
      <style:text-properties fo:color="#8be9fe" style:font-weight-asian="normal" style:font-weight-complex="normal"/>
    </style:style>
    <style:style style:name="T102" style:family="text">
      <style:text-properties officeooo:rsid="00714362"/>
    </style:style>
    <style:style style:name="T103" style:family="text">
      <style:text-properties officeooo:rsid="007af84b"/>
    </style:style>
    <style:style style:name="T104" style:family="text">
      <style:text-properties officeooo:rsid="007ccbf5"/>
    </style:style>
    <style:style style:name="T105" style:family="text">
      <style:text-properties officeooo:rsid="007dac8d"/>
    </style:style>
    <style:style style:name="T106" style:family="text">
      <style:text-properties officeooo:rsid="008452a4"/>
    </style:style>
    <style:style style:name="T107" style:family="text">
      <style:text-properties officeooo:rsid="0086df58"/>
    </style:style>
    <style:style style:name="T108" style:family="text">
      <style:text-properties officeooo:rsid="008de685"/>
    </style:style>
    <style:style style:name="T109" style:family="text">
      <style:text-properties officeooo:rsid="00ab3f66"/>
    </style:style>
    <style:style style:name="T110" style:family="text">
      <style:text-properties officeooo:rsid="00af42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7">Bienvenidos al <text:span text:style-name="T1">Curso Avanzado de NodeJS</text:span></text:p>
      <text:p text:style-name="P47">Vamos a construir una plataforma de <text:span text:style-name="T1">IoT</text:span>, enfocandonos en <text:span text:style-name="T3">Real Time.</text:span><text:span text:style-name="T7"> Utilizaremos las nuevas caracteristicas de </text:span><text:span text:style-name="T10">JavaScript</text:span><text:span text:style-name="T7"> que vienen en </text:span><text:span text:style-name="T10">ECMAScript 2016</text:span><text:span text:style-name="T7"> y vamos a trabajar con </text:span><text:span text:style-name="T10">Postgres</text:span><text:span text:style-name="T7"> como base de datos.</text:span></text:p>
      <text:p text:style-name="P47"><text:span text:style-name="T7">Para tomar este curso necesitas conocimentos basicos de </text:span><text:span text:style-name="T10">JavaScript.</text:span></text:p>
      <text:p text:style-name="P47"><text:span text:style-name="T7">Si tienes conocimentos de </text:span><text:span text:style-name="T10">NodeJS</text:span><text:span text:style-name="T7"> va a ser mucho mejor. En cuanto a requisitos tecnicos solo debes tener tu computador y un buen manejo de la terminal.</text:span></text:p>
      <text:p text:style-name="P55"/>
      <text:p text:style-name="P55"/>
      <text:p text:style-name="P55"/>
      <text:p text:style-name="P55"/>
      <text:p text:style-name="P3">Que es Node.js?</text:p>
      <text:p text:style-name="P56"/>
      <text:p text:style-name="P48"><text:span text:style-name="T7">Node </text:span><text:span text:style-name="T11">es una plataforma </text:span><text:span text:style-name="T4">OpenSource</text:span><text:span text:style-name="T11"> para desarrollar aplicaciones, que esta enfocada en tiempo real. Es similar a la maquina virtual de Java.</text:span></text:p>
      <text:p text:style-name="P48"><text:span text:style-name="T7">Node</text:span><text:span text:style-name="T11"> es muy util para aplicaciones que tienen alta concurrencia. Utiliza </text:span><text:span text:style-name="T7">JavaScript</text:span><text:span text:style-name="T11"> como lenguaje de programacion y patrones de programacion asincronos y orientados a </text:span><text:span text:style-name="T12">eventos</text:span><text:span text:style-name="T11">.</text:span></text:p>
      <text:p text:style-name="P56"/>
      <text:p text:style-name="P48"><text:span text:style-name="T11">Por que decimos que </text:span><text:span text:style-name="T7">Node.js</text:span><text:span text:style-name="T11"> es una plataforma simple?</text:span></text:p>
      <text:p text:style-name="P56"/>
      <text:list xml:id="list2653981370848671735" text:style-name="L1">
        <text:list-item>
          <text:p text:style-name="P311">Es una librería estandar es donde el codigo va a morir. Mantener una plataforma estandar actualizada puede ser un problema.</text:p>
        </text:list-item>
        <text:list-item>
          <text:p text:style-name="P317"><text:span text:style-name="T7">Npm </text:span><text:span text:style-name="T11">y </text:span><text:span text:style-name="T7">modularidad</text:span><text:span text:style-name="T11"> de </text:span><text:span text:style-name="T7">Node</text:span><text:span text:style-name="T11"> abre un ecosistema de trabajo muy grande.</text:span></text:p>
        </text:list-item>
        <text:list-item>
          <text:p text:style-name="P318"><text:span text:style-name="T11">El modelo de trabajo </text:span><text:span text:style-name="T4">Open source </text:span><text:span text:style-name="T11">beneficia mucho a la plataforma.</text:span></text:p>
        </text:list-item>
      </text:list>
      <text:p text:style-name="P49"><text:span text:style-name="T7">Node </text:span><text:span text:style-name="T11">existe gracias a un componente principal que se llama </text:span><text:span text:style-name="T7">V8</text:span><text:span text:style-name="T11">, que es el que nos permite utilizar </text:span><text:span text:style-name="T7">JavaScript</text:span><text:span text:style-name="T11"> del lado del servidor.</text:span></text:p>
      <text:p text:style-name="P57"/>
      <text:p text:style-name="P58">Node es similar que las maquinas virtuales de Java con Oracle o de microsoft con .NET. Util para aplicaciones orientadas en red.</text:p>
      <text:p text:style-name="P58"/>
      <text:p text:style-name="P59">El core de NodeJS es muy pequeño, donde le apuestan a que la comunidad cree nuevas librerias externas que se puedan usar en nodeJS pero que no hagan parte de su CORE.</text:p>
      <text:p text:style-name="P59"/>
      <text:p text:style-name="P59"/>
      <text:p text:style-name="P59"/>
      <text:p text:style-name="P59"/>
      <text:p text:style-name="P59"/>
      <text:p text:style-name="P59"/>
      <text:p text:style-name="P4">Caracteristicas de la plataforma Node.js</text:p>
      <text:p text:style-name="P59"/>
      <text:p text:style-name="P50"><text:span text:style-name="T7">Networking </text:span><text:span text:style-name="T11">y </text:span><text:span text:style-name="T4">entrada y salida</text:span><text:span text:style-name="T11">: Mas de ¼ del core de </text:span><text:span text:style-name="T7">Node.js</text:span><text:span text:style-name="T11"> esta dedicado a </text:span><text:span text:style-name="T4">Networking.</text:span></text:p>
      <text:p text:style-name="P50"><text:span text:style-name="T7">Node.js</text:span><text:span text:style-name="T11"> es modular. </text:span><text:span text:style-name="T7">Npm </text:span><text:span text:style-name="T11">es el registro de paquetes </text:span><text:span text:style-name="T4">OpenSource</text:span><text:span text:style-name="T11"> mas grande del mundo. EL sistema modular de </text:span><text:span text:style-name="T7">Node.js</text:span><text:span text:style-name="T11"> resuelve los problemas </text:span><text:span text:style-name="T4">dependency hell.</text:span></text:p>
      <text:p text:style-name="P59"/>
      <text:p text:style-name="P50"><text:span text:style-name="T11">La caracteristica principal de </text:span><text:span text:style-name="T7">Node.js</text:span><text:span text:style-name="T11"> es que podemos trabajar de manera asincrona y orientada a eventos.</text:span></text:p>
      <text:p text:style-name="P72"/>
      <text:p text:style-name="P50"><text:span text:style-name="T7">Node.js</text:span><text:span text:style-name="T11"> es </text:span><text:span text:style-name="T13">muy bueno para aplicaciones en tiempo real o para orquestacion de recursos entre multiples aplicaciones.</text:span></text:p>
      <text:p text:style-name="P51"><text:soft-page-break/><text:span text:style-name="T7">Node.js</text:span><text:span text:style-name="T11"> no es bueno para computaciones que requieren uso de la CPU, ni para desarrollar aplicaciones como Systems programming.</text:span></text:p>
      <text:p text:style-name="P60"/>
      <text:p text:style-name="P73">JavaScript on the Server</text:p>
      <text:list xml:id="list2337764405237938840" text:style-name="L2">
        <text:list-item>
          <text:p text:style-name="P312">Effectively bridge the server/browser divide</text:p>
        </text:list-item>
        <text:list-item>
          <text:p text:style-name="P312">JavaScript for approachability, productivity and developer joy</text:p>
        </text:list-item>
        <text:list-item>
          <text:p text:style-name="P312">JavaScript is not going anywhere!</text:p>
        </text:list-item>
      </text:list>
      <text:p text:style-name="P60"/>
      <text:p text:style-name="P74">Asynchronous, Event-driven Programming</text:p>
      <text:p text:style-name="P61"/>
      <text:list xml:id="list2644535144837840546" text:style-name="L3">
        <text:list-item>
          <text:p text:style-name="P313">Alternative programmer paradigm:</text:p>
          <text:list>
            <text:list-item>
              <text:p text:style-name="P313">Continuation Passing Style</text:p>
            </text:list-item>
          </text:list>
        </text:list-item>
        <text:list-item>
          <text:p text:style-name="P313">API focus on callbacks, events and streams</text:p>
        </text:list-item>
        <text:list-item>
          <text:p text:style-name="P313">Perfect for I/O-driven, high-throughput workloads</text:p>
        </text:list-item>
        <text:list-item>
          <text:p text:style-name="P313">Single-threaded encourages scalable design patterns</text:p>
        </text:list-item>
      </text:list>
      <text:p text:style-name="P61"/>
      <text:p text:style-name="P61"/>
      <text:p text:style-name="P61"/>
      <text:p text:style-name="P61"/>
      <text:p text:style-name="P61"/>
      <text:p text:style-name="P5">Que tipo de aplicaciones podemos desarrollar con Node.js?</text:p>
      <text:p text:style-name="P5"/>
      <text:p text:style-name="P52"><text:span text:style-name="T7">Node.js </text:span><text:span text:style-name="T11">es el proyecto </text:span><text:span text:style-name="T4">open source</text:span><text:span text:style-name="T11">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62"/>
      <text:p text:style-name="P62">Que tipo de aplicaciones podemos desarrollar?</text:p>
      <text:p text:style-name="P62"/>
      <text:list xml:id="list8578011456570053854" text:style-name="L4">
        <text:list-item>
          <text:p text:style-name="P314">Aplicaciones de escritorio.</text:p>
        </text:list-item>
        <text:list-item>
          <text:p text:style-name="P314">Dispositivos embebidos.</text:p>
        </text:list-item>
        <text:list-item>
          <text:p text:style-name="P314">Servidores web.</text:p>
        </text:list-item>
        <text:list-item>
          <text:p text:style-name="P314">Aplicaciones moviles: hace poco anunciaron el soporte para Android.</text:p>
        </text:list-item>
        <text:list-item>
          <text:p text:style-name="P315">API Services/Serverless</text:p>
        </text:list-item>
        <text:list-item>
          <text:p text:style-name="P315">Web UI</text:p>
        </text:list-item>
      </text:list>
      <text:p text:style-name="P63"/>
      <text:p text:style-name="P63"/>
      <text:p text:style-name="P63"/>
      <text:p text:style-name="P63"/>
      <text:p text:style-name="P63"/>
      <text:p text:style-name="P63"/>
      <text:p text:style-name="P6">Como instalar PostgreSQL y Redis en Ubuntu</text:p>
      <text:p text:style-name="P6"/>
      <text:p text:style-name="P64">Para instalar Postgres en distribuciones basadas en Debian:</text:p>
      <text:p text:style-name="P64"/>
      <text:p text:style-name="P75">sudo apt-get install postgresql postgresql-contrib libpq-dev</text:p>
      <text:p text:style-name="P75"/>
      <text:p text:style-name="P64">Para instalar redis en distribuciones linux basadas en debian:</text:p>
      <text:p text:style-name="P64"/>
      <text:p text:style-name="P75">sudo apt-getupdate</text:p>
      <text:p text:style-name="P75">sudo apt-getinstallbuild-essential tlc</text:p>
      <text:p text:style-name="P75"/>
      <text:p text:style-name="P64"><text:soft-page-break/>Dado que no necesitamos guardar el codigo fuente, podemos hacer uso del directorio /tmp</text:p>
      <text:p text:style-name="P64"/>
      <text:p text:style-name="P75">cd /tmp</text:p>
      <text:p text:style-name="P64"/>
      <text:p text:style-name="P64">Ahora descargamos las ultima version estable de Redis:</text:p>
      <text:p text:style-name="P64"/>
      <text:p text:style-name="P53"><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5"/>
      <text:p text:style-name="P64">LO descomprimimos:</text:p>
      <text:p text:style-name="P64"/>
      <text:p text:style-name="P75">tar xzvf redis-stable.tar.gz</text:p>
      <text:p text:style-name="P75"/>
      <text:p text:style-name="P64">Ingresamos al directorio redis-stable que se extrajo:</text:p>
      <text:p text:style-name="P64"/>
      <text:p text:style-name="P75">cd redis-stable</text:p>
      <text:p text:style-name="P75"/>
      <text:p text:style-name="P64">Compilamos los binarios mediante el comando make:</text:p>
      <text:p text:style-name="P64"/>
      <text:p text:style-name="P75">make</text:p>
      <text:p text:style-name="P75"/>
      <text:p text:style-name="P64">Instalamos los binarios:</text:p>
      <text:p text:style-name="P64"/>
      <text:p text:style-name="P75">sudo make install</text:p>
      <text:p text:style-name="P75"/>
      <text:p text:style-name="P64"/>
      <text:p text:style-name="P62"/>
      <text:p text:style-name="P62"/>
      <text:p text:style-name="P62"/>
      <text:p text:style-name="P7">Como instalar Visual Studio Code en Ubuntu</text:p>
      <text:p text:style-name="P7"/>
      <text:p text:style-name="P54"><text:span text:style-name="T7">Visual Studio Code</text:span><text:span text:style-name="T11"> es el editor que vamos a utilizar en el curso, sin embargo puedes utilizar el editor que mas te guste.</text:span></text:p>
      <text:p text:style-name="P54"><text:span text:style-name="T11">Una de las ventajas de este editor es que tiene un buen soporte para </text:span><text:span text:style-name="T7">Node.js</text:span><text:span text:style-name="T11">, ademas de que esta desarrollado en </text:span><text:span text:style-name="T7">Node.</text:span></text:p>
      <text:p text:style-name="P65">La instalancion es sencilla y en la documentacion nos dan las guias sobre como utilizarlo mejor.</text:p>
      <text:p text:style-name="P54"><text:span text:style-name="T11">Vamos a utilizar un paquete de desarrollo que se llama </text:span><text:span text:style-name="T7">VS Code</text:span><text:span text:style-name="T11"> por </text:span><text:span text:style-name="T7">Node.js</text:span><text:span text:style-name="T11"> que se puede descargar directamente desde el editor.</text:span></text:p>
      <text:p text:style-name="P65"/>
      <text:p text:style-name="P65"/>
      <text:p text:style-name="P59"/>
      <text:p text:style-name="P66"><text:a xlink:type="simple" xlink:href="https://code.visualstudio.com/docs/setup/linux" text:style-name="Internet_20_link" text:visited-style-name="Visited_20_Internet_20_Link">https://code.visualstudio.com/docs/setup/linux</text:a></text:p>
      <text:p text:style-name="P66">Aqui tenemos toda la documentacion para instalarlo</text:p>
      <text:p text:style-name="P66"/>
      <text:p text:style-name="P67">Aca vamos a instalar el paquete de VS code para node js</text:p>
      <text:p text:style-name="P67"><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7"/>
      <text:p text:style-name="P67"/>
      <text:p text:style-name="P67"/>
      <text:p text:style-name="P67"/>
      <text:p text:style-name="P67"/>
      <text:p text:style-name="P8"><text:soft-page-break/>Como instalar Ansible en Ubuntu</text:p>
      <text:p text:style-name="P67"/>
      <text:p text:style-name="P67">Otra herramienta que vamos a utilizar es <text:span text:style-name="T1">Ansible</text:span>, que nos sirve para automatizar tareas de infraestructura. La vamos a utilizar para crear <text:span text:style-name="T3">scripts</text:span> de manera automatizada.</text:p>
      <text:p text:style-name="P67"/>
      <text:p text:style-name="P67">Por otro lado vamos a descargar <text:span text:style-name="T1">Vagrant</text:span>, que nos permite tener ambientes de desarrollo o servidores virtuales para hacer primero un <text:span text:style-name="T3">deploy </text:span>local antes de hacer despliegue en la nube.</text:p>
      <text:p text:style-name="P67"/>
      <text:p text:style-name="P68">Aca tenemos un post en DigitalOcean para instalar y configurar Ansible para Ubuntu.</text:p>
      <text:p text:style-name="P68"><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8"/>
      <text:p text:style-name="P68"/>
      <text:p text:style-name="P68">Luego vamos a instalar vagrant para ubuntu:</text:p>
      <text:p text:style-name="P69"><text:a xlink:type="simple" xlink:href="https://www.vagrantup.com/downloads.html" text:style-name="Internet_20_link" text:visited-style-name="Visited_20_Internet_20_Link">https://www.vagrantup.com/downloads.html</text:a></text:p>
      <text:p text:style-name="P69"/>
      <text:list xml:id="list4550193878339032775" text:style-name="L5">
        <text:list-item>
          <text:p text:style-name="P316">Descargamos la version para Debian y luego la abrimos normalmente como un instalador windows.</text:p>
        </text:list-item>
      </text:list>
      <text:p text:style-name="P69"/>
      <text:p text:style-name="P69"/>
      <text:p text:style-name="P69"/>
      <text:p text:style-name="P69"/>
      <text:p text:style-name="P69"/>
      <text:p text:style-name="P69"/>
      <text:p text:style-name="P9">Arquitectura y Componentes del proyecto</text:p>
      <text:p text:style-name="P9"/>
      <text:p text:style-name="P70">El proyecto tendra un servidor MQTT que se comunicara con un AGENTE que vamos a crear y que va a servir para cualquier tipo de aplicación Node.js. </text:p>
      <text:p text:style-name="P70">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70"/>
      <text:p text:style-name="P70">El modulo de AGENTE servira para ser conectado con cualquier dispositivo embeded como raspberrys y demas dispositivos.</text:p>
      <text:p text:style-name="P70"/>
      <text:p text:style-name="P70"/>
      <text:p text:style-name="P70"/>
      <text:p text:style-name="P70"/>
      <text:p text:style-name="P70"/>
      <text:p text:style-name="P11"/>
      <text:p text:style-name="P10">Como funciona el modelo PUB/SUB en MQTT y Web Sockets</text:p>
      <text:p text:style-name="P10"/>
      <text:p text:style-name="P76">Pub/Sub <text:span text:style-name="T18">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71"/>
      <text:p text:style-name="P76"><text:span text:style-name="T18">Yo como usuario de la red puedo suscribirme a un canal y tambien puedo publicar a </text:span><text:soft-page-break/><text:span text:style-name="T18">este.</text:span></text:p>
      <text:p text:style-name="P71"/>
      <text:p text:style-name="P76"><text:span text:style-name="T18">Hay protocolos que utilizan este patron como lo es </text:span>MQTT<text:span text:style-name="T18">.</text:span></text:p>
      <text:p text:style-name="P248">MQTT<text:span text:style-name="T18"> es un protocolo PUB/SUB liviano que corre sobre el protocolo TCP/IP, este esta disenado especialmente para conexiones ilimitadas ya sea por ancho de banda o por tamano del mensaje. Esto lo hace optimo para aplicaciones de IoT.</text:span></text:p>
      <text:p text:style-name="P253"/>
      <text:p text:style-name="P248"><text:span text:style-name="T18">Otro protocolo de comunicaciones que implementa un patron similar a PUB/SUB es el de </text:span>Web Sockets<text:span text:style-name="T18">. Este es un protocolo f</text:span><text:span text:style-name="T19">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4"> entre el cliente y el servidor, este se hace atraves de HTTP para hacer un upgrade de </text:span><text:span text:style-name="T15">la conexión http a websocket. </text:span></text:p>
      <text:p text:style-name="P264">De esta forma puede haber un intercambio de mensaje hasta que uno de los dos lados decida cerrar el canal.</text:p>
      <text:p text:style-name="P264"/>
      <text:p text:style-name="P264"/>
      <text:p text:style-name="P264"/>
      <text:p text:style-name="P264"/>
      <text:p text:style-name="P264"/>
      <text:p text:style-name="P12">Estructura basica de un modulo de Node.js</text:p>
      <text:p text:style-name="P12"/>
      <text:p text:style-name="P77"><text:span text:style-name="T11">Para empezar con el proyecto vamos a crear un modulo de </text:span><text:span text:style-name="T7">Node.js</text:span><text:span text:style-name="T11">, con sus respectivas pruebas unitarias. El modulo de Persistencia en Bases de Datos.</text:span></text:p>
      <text:p text:style-name="P95"/>
      <text:p text:style-name="P95">Vamos a crear el directorio del proyecto y vamos a utilizar un patron de mono repo,donde tenemos un unico repositorio de Git y varios proyectos adentro.</text:p>
      <text:p text:style-name="P95"/>
      <text:p text:style-name="P95">Un modulo de Node por lo general tiene un archivo que se llama package.json, que tiene la metadata del modulo. Este archivo se puede crear a mano utilizando npm con una herramienta que nos permite crearlo automaticamente.</text:p>
      <text:p text:style-name="P95"/>
      <text:p text:style-name="Preformatted_20_Text"><text:span text:style-name="T23">Para empezar a implementar nuestro modulo creamos el archivo </text:span><text:span text:style-name="T28">index.js</text:span><text:span text:style-name="T23"> y nos vamos a</text:span><text:span text:style-name="T28"> Visual Studio Code</text:span><text:span text:style-name="T23">, donde podemos ver nuestro archivos y empezar a trabajar con ellos. Una buena practica es crear el archivo </text:span><text:span text:style-name="T28">README.md </text:span><text:span text:style-name="T23"><text:s/>con instrucciones de instalacion y como contribuir al proyecto. Recuerda que este es el archivode documentacion de tu proyecto.</text:span></text:p>
      <text:p text:style-name="P94"/>
      <text:p text:style-name="P274"><text:span text:style-name="T22">Como otra buena practica utilizaremos </text:span><text:span text:style-name="T27">JavaScript</text:span><text:span text:style-name="T22"> en modo estricto, para empezar a definir la forma basica del modulo. La forma de escribir el objeto que utilizamos en el codigo es de </text:span><text:span text:style-name="T27">ECMAScript 2016.</text:span><text:span text:style-name="T22"> </text:span></text:p>
      <text:p text:style-name="P95"/>
      <text:p text:style-name="P95"/>
      <text:p text:style-name="P96">Para crear un modulo de node con npm usamos el siguiente comando:</text:p>
      <text:p text:style-name="P96"/>
      <text:p text:style-name="P152">npm init</text:p>
      <text:list xml:id="list5166741478976903560" text:style-name="L6">
        <text:list-item>
          <text:p text:style-name="P319">Llenamos los campos necesarios y luego ya nos entrega un objeto .json con la informacion de nuestro modulo recien creado.</text:p>
        </text:list-item>
      </text:list>
      <text:p text:style-name="P96"/>
      <text:p text:style-name="P96">Ahora empecemos con el codigo:</text:p>
      <text:p text:style-name="P96"/>
      <text:p text:style-name="P96">Como buena practica, se recomienda usar el modo estricto ‘use strict’ para evitar algunos errores de JS, como que el this no contenga informacion global o <text:s/>que no <text:soft-page-break/>haya reasignacion de variables.</text:p>
      <text:p text:style-name="P96"/>
      <text:p text:style-name="P293">'use strict'</text:p>
      <text:p text:style-name="P296"/>
      <text:p text:style-name="P290"><text:span text:style-name="T38">module</text:span>.<text:span text:style-name="T38">exports</text:span> = <text:span text:style-name="T39">function</text:span> (<text:span text:style-name="T40">config</text:span>) {</text:p>
      <text:p text:style-name="P296"/>
      <text:p text:style-name="P290"><text:span text:style-name="T39">const</text:span> <text:span text:style-name="T40">Agent</text:span> = {}</text:p>
      <text:p text:style-name="P290"><text:span text:style-name="T39">const</text:span> <text:span text:style-name="T40">Metric</text:span> = {}</text:p>
      <text:p text:style-name="P296"/>
      <text:p text:style-name="P290"><text:span text:style-name="T41">return</text:span> {</text:p>
      <text:p text:style-name="P290"><text:span text:style-name="T40">Agent</text:span>,</text:p>
      <text:p text:style-name="P295">Metric</text:p>
      <text:p text:style-name="P290">}</text:p>
      <text:p text:style-name="P290">}</text:p>
      <text:p text:style-name="P291"/>
      <text:list xml:id="list1857941838962215659" text:style-name="L7">
        <text:list-item>
          <text:p text:style-name="P410">Aca podemos usar el retorno de los nombres solo poniendo el nombre del objeto ya que en JS si el objeto y el valor tienen el mismo nombre podemos evitar la redundacia.</text:p>
        </text:list-item>
      </text:list>
      <text:p text:style-name="P269"/>
      <text:p text:style-name="P269">Vamos a usar una linter para escribir nuestro codigo de manera correcta y con buenas practicas, para esto vamos a utilizar estandar que usa ES-LINT para corregir nuestro codigo.</text:p>
      <text:p text:style-name="P269"/>
      <text:p text:style-name="P249">Npm install –save-dev standard</text:p>
      <text:p text:style-name="P254"/>
      <text:list xml:id="list1849328623527950051" text:style-name="L8">
        <text:list-item>
          <text:p text:style-name="P412">Para poner a correr este vamos a crear un script con la configuracion y luego un comando para correr el linter cada vez que nosotros queramos revisar nuestro codigo.</text:p>
        </text:list-item>
        <text:list-item>
          <text:p text:style-name="P422"><text:span text:style-name="T43">En nuestro package.json creamos el script con el comando </text:span><text:span text:style-name="T46">standard</text:span>, <text:span text:style-name="T48">luego si queremos que standard nos corriga automaticamente estos errores podemos mandarle el parametro al comando mediante npm corriendo el siguiente comando:</text:span></text:p>
          <text:list>
            <text:list-item>
              <text:p text:style-name="P420">npm run lint – –fix</text:p>
            </text:list-item>
          </text:list>
        </text:list-item>
      </text:list>
      <text:p text:style-name="P256"/>
      <text:p text:style-name="P276">No voy a pegar todo el codigo hecho como hacia antes, ya que seria inutil pegar la logica que otro hizo. Entonces lo que voy a hacer son apuntar cosas interesantes e indispensables, ademas de nuevas cosas o usages de nuevas librerias.</text:p>
      <text:p text:style-name="P276"/>
      <text:p text:style-name="P256"/>
      <text:p text:style-name="P256"/>
      <text:p text:style-name="P256"/>
      <text:p text:style-name="P256"/>
      <text:p text:style-name="P39">Definicion de entidades de base de datos</text:p>
      <text:p text:style-name="P219"/>
      <text:p text:style-name="P78"><text:span text:style-name="T18">Lo primero que tenemos que hacer es definir las entidades de las bases de datos que vamos a utilizar. En nuestro proyecto vamos a usar </text:span>PostgreSQL<text:span text:style-name="T18">, una base de datos relacional.</text:span></text:p>
      <text:p text:style-name="P220"/>
      <text:p text:style-name="P220">El Agente va a conectarse al servidor en tiempo real y cada cierto tiempo va a reportar una metrica.</text:p>
      <text:p text:style-name="P220"><text:soft-page-break/>La metrica es cualquier valor que tiene un tipo, que va a ser almacenado en la base de datos.</text:p>
      <text:p text:style-name="P220"/>
      <text:p text:style-name="P79"><text:span text:style-name="T18">Como vamos a usar una base de datos relacional, tendremos que hacer las tablas y sus relaciones, en este caso seran dos tablas. La tabla </text:span>Agent:</text:p>
      <text:list xml:id="list7683178925524800546" text:style-name="L9">
        <text:list-item>
          <text:p text:style-name="P375">id</text:p>
        </text:list-item>
        <text:list-item>
          <text:p text:style-name="P375">uuid</text:p>
        </text:list-item>
        <text:list-item>
          <text:p text:style-name="P375">name</text:p>
        </text:list-item>
        <text:list-item>
          <text:p text:style-name="P375">username</text:p>
        </text:list-item>
        <text:list-item>
          <text:p text:style-name="P375">hostname</text:p>
        </text:list-item>
        <text:list-item>
          <text:p text:style-name="P375">pid</text:p>
        </text:list-item>
        <text:list-item>
          <text:p text:style-name="P375">connected</text:p>
        </text:list-item>
        <text:list-item>
          <text:p text:style-name="P375">createdAt</text:p>
        </text:list-item>
        <text:list-item>
          <text:p text:style-name="P375">updatedAt</text:p>
        </text:list-item>
      </text:list>
      <text:p text:style-name="P216"/>
      <text:p text:style-name="P216">Y la otra es la tabla de <text:span text:style-name="T1">Metric</text:span>:</text:p>
      <text:list xml:id="list5729174454895789549" text:style-name="L10">
        <text:list-item>
          <text:p text:style-name="P376">id</text:p>
        </text:list-item>
        <text:list-item>
          <text:p text:style-name="P376">agentID <text:span text:style-name="T1">FK</text:span></text:p>
        </text:list-item>
        <text:list-item>
          <text:p text:style-name="P376">type</text:p>
        </text:list-item>
        <text:list-item>
          <text:p text:style-name="P376">value</text:p>
        </text:list-item>
        <text:list-item>
          <text:p text:style-name="P376">createdAt</text:p>
        </text:list-item>
        <text:list-item>
          <text:p text:style-name="P376">updatedAt</text:p>
        </text:list-item>
      </text:list>
      <text:p text:style-name="P217"/>
      <text:p text:style-name="P217">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17"/>
      <text:p text:style-name="P217"/>
      <text:p text:style-name="P217"/>
      <text:p text:style-name="P217"/>
      <text:p text:style-name="P217"/>
      <text:p text:style-name="P38">Implementacion de modelos con sequelize</text:p>
      <text:p text:style-name="P38"/>
      <text:p text:style-name="P80">Sequelize<text:span text:style-name="T18"> es un modelo de programacion de mapeo de </text:span><text:span text:style-name="T4">objeto-relacional</text:span><text:span text:style-name="T11"> basado en promesas, para </text:span><text:span text:style-name="T7">Node.js</text:span><text:span text:style-name="T11">.</text:span></text:p>
      <text:p text:style-name="P97"/>
      <text:p text:style-name="P80"><text:span text:style-name="T7">Dos tipos de objetos:</text:span><text:span text:style-name="T11"> modelos </text:span><text:span text:style-name="T4">nativos</text:span><text:span text:style-name="T11"> de </text:span><text:span text:style-name="T7">sequelize</text:span><text:span text:style-name="T11"> y </text:span><text:span text:style-name="T4">servicios.</text:span></text:p>
      <text:p text:style-name="P97"/>
      <text:p text:style-name="P80"><text:span text:style-name="T7">Singleton</text:span><text:span text:style-name="T11">: es un objeto que solo tiene una instancia. Cada vez que llamemos a una funcion no a crear multiples instancias.</text:span></text:p>
      <text:p text:style-name="P97"/>
      <text:p text:style-name="P81"><text:span text:style-name="T11">Vamos a instalar las dependencias para que nos sirva </text:span><text:span text:style-name="T7">sequalize</text:span><text:span text:style-name="T11">.</text:span></text:p>
      <text:p text:style-name="P98"/>
      <text:p text:style-name="P153">Npm i sequelize pg pg-hstore –save</text:p>
      <text:p text:style-name="P153"/>
      <text:list xml:id="list5335626822713421107" text:style-name="L11">
        <text:list-item>
          <text:p text:style-name="P323">pg es el manejador de Postgres y el ps-hstore es una dependencia que necesita sequelize para funcionar.</text:p>
        </text:list-item>
      </text:list>
      <text:p text:style-name="P98"/>
      <text:p text:style-name="P218"><text:span text:style-name="T7">Aca tenemos la documentacion para echarle una ojeada. Esta muy interesante ya que </text:span><text:soft-page-break/><text:span text:style-name="T7">es muy facil de crear los modelos o tablas de una base de datos MySQL con objetos JS.</text:span></text:p>
      <text:p text:style-name="P218"><text:a xlink:type="simple" xlink:href="http://docs.sequelizejs.com/" text:style-name="Internet_20_link" text:visited-style-name="Visited_20_Internet_20_Link"><text:span text:style-name="T7">http://docs.sequelizejs.com/</text:span></text:a></text:p>
      <text:p text:style-name="P99"/>
      <text:p text:style-name="P100">de esta forma creamos un modelo en Sequelize:</text:p>
      <text:p text:style-name="P294">'use strict'</text:p>
      <text:p text:style-name="P296"/>
      <text:p text:style-name="P290"><text:span text:style-name="T39">const</text:span> <text:span text:style-name="T40">Sequelize</text:span> = <text:span text:style-name="T55">require</text:span>(<text:span text:style-name="T56">'sequelize'</text:span>)</text:p>
      <text:p text:style-name="P290"><text:span text:style-name="T39">const</text:span> <text:span text:style-name="T40">setupDatabase</text:span> = <text:span text:style-name="T55">require</text:span>(<text:span text:style-name="T56">'../lib/db'</text:span>)</text:p>
      <text:p text:style-name="P296"/>
      <text:p text:style-name="P290"><text:span text:style-name="T38">module</text:span>.<text:span text:style-name="T38">exports</text:span> = <text:span text:style-name="T39">function</text:span> <text:span text:style-name="T55">setupMetricModel</text:span> (<text:span text:style-name="T40">config</text:span>) {</text:p>
      <text:p text:style-name="P290"><text:span text:style-name="T39">const</text:span> <text:span text:style-name="T40">sequelize</text:span> = <text:span text:style-name="T55">setupDatabase</text:span>(<text:span text:style-name="T40">config</text:span>)</text:p>
      <text:p text:style-name="P296"/>
      <text:p text:style-name="P290"><text:span text:style-name="T41">return</text:span> <text:span text:style-name="T40">sequelize</text:span>.<text:span text:style-name="T55">define</text:span>(<text:span text:style-name="T56">'metric'</text:span>, {</text:p>
      <text:p text:style-name="P290"><text:span text:style-name="T40">type:</text:span> {</text:p>
      <text:p text:style-name="P290"><text:span text:style-name="T40">type:</text:span> <text:span text:style-name="T40">Sequelize</text:span>.<text:span text:style-name="T40">STRING</text:span>,</text:p>
      <text:p text:style-name="P290"><text:span text:style-name="T40">allowNull:</text:span> <text:span text:style-name="T39">false</text:span></text:p>
      <text:p text:style-name="P290">},</text:p>
      <text:p text:style-name="P290"><text:span text:style-name="T40">value:</text:span> {</text:p>
      <text:p text:style-name="P290"><text:span text:style-name="T40">type:</text:span> <text:span text:style-name="T40">Sequelize</text:span>.<text:span text:style-name="T40">TEXT</text:span>,</text:p>
      <text:p text:style-name="P290"><text:span text:style-name="T40">allowNull:</text:span> <text:span text:style-name="T39">false</text:span></text:p>
      <text:p text:style-name="P290">}</text:p>
      <text:p text:style-name="P290">})</text:p>
      <text:p text:style-name="P290">}</text:p>
      <text:p text:style-name="P292"/>
      <text:p text:style-name="P270">Le decimos el nombre que queremos poner en la tabla y luego empezamos a definir nuestro valores y los tipos que pueden tener.</text:p>
      <text:p text:style-name="P270"/>
      <text:p text:style-name="P275">Ahora como el codigo no se ve bien, <text:span text:style-name="T57">entonces voy a poner comentarios necesarios, para ver como se usa la una librería voy a poner especificamente la ruta de la documentacion donde expliquen eso.</text:span></text:p>
      <text:p text:style-name="P275"/>
      <text:p text:style-name="P270"/>
      <text:p text:style-name="P270"/>
      <text:p text:style-name="P270"/>
      <text:p text:style-name="P46">Implementacion de un modulo basico de base de datos</text:p>
      <text:p text:style-name="P241"/>
      <text:p text:style-name="P241">Vimos como definimos los modelos en el video pasado. Ahora vamos a ver como podemos relacionar los modelos entre si.</text:p>
      <text:p text:style-name="P241"/>
      <text:p text:style-name="P241">Primero vamos a necesitar las funciones que definimos anteriormente. Para poner a interactuar los modelos entre si debemos hacer la configuracion de la base de datos y los modelos.</text:p>
      <text:p text:style-name="P241"/>
      <text:p text:style-name="P241"/>
      <text:p text:style-name="P242">En el index.js vamos a tener que crear las relaciones entre las tablas, ya que creamos anteriormente los modelos ahora vamos a crear las relaciones entre estos.</text:p>
      <text:p text:style-name="P242"/>
      <text:p text:style-name="P242">Vamos a requerir primero los modulos de sequalize y los de los modelos y luego <text:soft-page-break/>vamos a usar las siguientes funciones.</text:p>
      <text:p text:style-name="P242"/>
      <text:p text:style-name="P298">AgentModel.<text:span text:style-name="T58">hasMany</text:span>(MetricModel)</text:p>
      <text:p text:style-name="P297">MetricModel.<text:span text:style-name="T58">belongsTo</text:span>(AgentModel)</text:p>
      <text:p text:style-name="P242"/>
      <text:list xml:id="list8511908460823698726" text:style-name="L12">
        <text:list-item>
          <text:p text:style-name="P396">la funcion <text:span text:style-name="T1">hasMany()</text:span><text:span text:style-name="T18"> de sequelize indica que la tabla AgentModel tiene muchas Metricas. </text:span></text:p>
        </text:list-item>
        <text:list-item>
          <text:p text:style-name="P396"><text:span text:style-name="T18">La funcion </text:span><text:span text:style-name="T1">belongsTo()</text:span><text:span text:style-name="T18"> de sequelize indica que la tabla MetricModel pertenece a un AgentModel</text:span></text:p>
        </text:list-item>
      </text:list>
      <text:p text:style-name="P221">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21"/>
      <text:p text:style-name="P242"><text:span text:style-name="T18">Tambien podemos probar si estamos conectados a la base de datos usando una funcion de sequelize llamada </text:span><text:span text:style-name="T1">authenticate()</text:span><text:span text:style-name="T18">. Este lo que hace es hacer un query sencillo de una suma para ver si esta conectado correctamente. Este devuelve una promesa, si fuesemos a manejar con promesas usariamos el .then(), pero en este caso usamos </text:span><text:span text:style-name="T1">await</text:span><text:span text:style-name="T18"> para resolverlo y ademas de darle el manejo de errores a la promesa que nos llega a nuestra funcion asincrona.</text:span></text:p>
      <text:p text:style-name="P221"/>
      <text:p text:style-name="P298"><text:span text:style-name="T65">await</text:span><text:span text:style-name="T72"> sequelize.</text:span><text:span text:style-name="T59">authenticate</text:span><text:span text:style-name="T72">()</text:span></text:p>
      <text:p text:style-name="P221"/>
      <text:p text:style-name="P221">Ahora nos falta crear nuestros archivos de configuracion y nuestra configuracio</text:p>
      <text:p text:style-name="P101">n de la base de datos. Esto para la proxima clase.</text:p>
      <text:p text:style-name="P101"/>
      <text:p text:style-name="P101"/>
      <text:p text:style-name="P38"/>
      <text:p text:style-name="P217"/>
      <text:p text:style-name="P254"/>
      <text:p text:style-name="P254"/>
      <text:p text:style-name="P40"/>
      <text:p text:style-name="P41">Implementacion de script de inicializacion de base de datos</text:p>
      <text:p text:style-name="P41"/>
      <text:p text:style-name="P222">Cuando ejecutemos el proyecto por primera vez necesitaremos tener creada la base de datos, y crear un usuario con permisos para alimentar esa base de datos. <text:span text:style-name="T73">Esto con fin de que cuando vayamos a hacer deploy por primera vez a nuestra base de datos tengamos la base de datos ya configurada.</text:span></text:p>
      <text:p text:style-name="P222"/>
      <text:p text:style-name="P223">Vamos a la terminal de comandos y escribimos los siguientes comandos:</text:p>
      <text:p text:style-name="P223"/>
      <text:p text:style-name="P224">No me esta sirviendo el comando para postgresql asi que voy a intentar una ultima cosa. </text:p>
      <text:p text:style-name="P224"/>
      <text:list xml:id="list1625621081266480630" text:style-name="L13">
        <text:list-item>
          <text:p text:style-name="P377">Primero podemos probar que todo este correctamente actualizado con los siguientes comandos, ademas volvemos e instalamos postgresql y sus dependencias.</text:p>
          <text:list>
            <text:list-item>
              <text:p text:style-name="P397">Sudo apt-get update </text:p>
            </text:list-item>
            <text:list-item>
              <text:p text:style-name="P397">sudo apt-get install postgresql postgresql-contrib</text:p>
            </text:list-item>
          </text:list>
        </text:list-item>
        <text:list-item>
          <text:p text:style-name="P377">Luego cambiamos a una cuenta postgres con el siguiente comando y este nos <text:soft-page-break/>abrira como si estuvieramos en la consola de postgres. </text:p>
          <text:list>
            <text:list-item>
              <text:p text:style-name="P397">Sudo -i -u postgres</text:p>
            </text:list-item>
          </text:list>
        </text:list-item>
        <text:list-item>
          <text:p text:style-name="P377">Luego accedemos a la consola con el siguiente comando:</text:p>
          <text:list>
            <text:list-item>
              <text:p text:style-name="P397">psql</text:p>
            </text:list-item>
            <text:list-item>
              <text:p text:style-name="P397"><text:span text:style-name="T18">Si queremos salir de esta colocamos lo siguiente en la terminal: </text:span>\q</text:p>
            </text:list-item>
          </text:list>
        </text:list-item>
      </text:list>
      <text:p text:style-name="P224"/>
      <text:p text:style-name="P224"/>
      <text:p text:style-name="P224">Volviendo al tema central de la clase, vamos a crear un ROL que es el que va a acceder a la base de datos y va a poder modificar y subir datos a la DB, para esto en la consola de postgres con psql colocamos lo siguiente:</text:p>
      <text:p text:style-name="P224"/>
      <text:p text:style-name="P82">CREATE <text:tab/>ROLE nombreRol WITH LOGIN PASSWORD ‘password’;</text:p>
      <text:p text:style-name="P82"/>
      <text:list xml:id="list4504067663821306547" text:style-name="L14">
        <text:list-item>
          <text:p text:style-name="P378">Estas consultas si necesitan terminar con ; ya que son puras de postgres y no sequelize.</text:p>
        </text:list-item>
      </text:list>
      <text:p text:style-name="P225"/>
      <text:p text:style-name="P225">Listo ya tenemos creado nuestro ROL, ahora tenemos que crear la base de datos y darle permisos al ROL a esa base de datos, esto lo hacemos con las siguientes consultas:</text:p>
      <text:p text:style-name="P225"/>
      <text:p text:style-name="P83">CREATE DATABASE platziverse;</text:p>
      <text:p text:style-name="P83"/>
      <text:p text:style-name="P225">luego le damos los permisos al rol:</text:p>
      <text:p text:style-name="P225"/>
      <text:p text:style-name="P83">GRANT ALL PRIVILEGES ON DATABASE <text:span text:style-name="T18">platziverse </text:span>TO<text:span text:style-name="T18"> steven;</text:span></text:p>
      <text:p text:style-name="P225"/>
      <text:p text:style-name="P83"><text:span text:style-name="T18">Luego ya podemos salir de la consola de postgres con los caracteres </text:span>\q <text:span text:style-name="T18">o </text:span>\quit<text:span text:style-name="T18">.</text:span></text:p>
      <text:p text:style-name="P225"/>
      <text:p text:style-name="P229"/>
      <text:p text:style-name="P230">Vamos crear nuestro archivo de setup, donde vamos a crear nuestra configuracion de la base de datos. </text:p>
      <text:p text:style-name="P230"/>
      <text:p text:style-name="P84"><text:span text:style-name="T18">Requerimos la instancia de nuestra base de datos y le pasamos el siguiente objeto con la configuracion que necesita </text:span>sequelize<text:span text:style-name="T18">:</text:span></text:p>
      <text:p text:style-name="P230"/>
      <text:p text:style-name="P300"><text:span text:style-name="T65">const</text:span><text:span text:style-name="T72"> config </text:span><text:span text:style-name="T65">=</text:span><text:span text:style-name="T72"> {</text:span></text:p>
      <text:p text:style-name="P297">database<text:span text:style-name="T64">:</text:span> <text:span text:style-name="T76">process</text:span>.env.<text:span text:style-name="T76">DB_NAME</text:span> <text:span text:style-name="T64">||</text:span> <text:span text:style-name="T77">'</text:span><text:span text:style-name="T83">plaziverse</text:span><text:span text:style-name="T77">'</text:span>,</text:p>
      <text:p text:style-name="P297">username<text:span text:style-name="T64">:</text:span> <text:span text:style-name="T76">process</text:span>.env.<text:span text:style-name="T76">DB_USER</text:span> <text:span text:style-name="T64">||</text:span> <text:span text:style-name="T77">'</text:span><text:span text:style-name="T83">steven</text:span><text:span text:style-name="T77">'</text:span>,</text:p>
      <text:p text:style-name="P297">password<text:span text:style-name="T64">:</text:span> <text:span text:style-name="T76">process</text:span>.env.<text:span text:style-name="T76">DB_PASS</text:span> <text:span text:style-name="T64">||</text:span> <text:span text:style-name="T77">'</text:span><text:span text:style-name="T83">zanahoria19</text:span><text:span text:style-name="T77">'</text:span>,</text:p>
      <text:p text:style-name="P297">host<text:span text:style-name="T64">:</text:span> <text:span text:style-name="T76">process</text:span>.env.<text:span text:style-name="T76">DB_HOST</text:span> <text:span text:style-name="T64">||</text:span> <text:span text:style-name="T77">'</text:span><text:span text:style-name="T83">localhost</text:span><text:span text:style-name="T77">'</text:span>,</text:p>
      <text:p text:style-name="P297">dialect<text:span text:style-name="T64">:</text:span> <text:span text:style-name="T77">'</text:span><text:span text:style-name="T83">postgres</text:span><text:span text:style-name="T77">'</text:span>,</text:p>
      <text:p text:style-name="P307">// Esta propiedad de setup la vamos a usar para que cuando este en true este borre la base de dato</text:p>
      <text:p text:style-name="P307">// y cree una nueva. Hay que tener cuidado con este</text:p>
      <text:p text:style-name="P297">setup<text:span text:style-name="T64">:</text:span> <text:span text:style-name="T76">true</text:span></text:p>
      <text:p text:style-name="P297">}</text:p>
      <text:p text:style-name="P230"/>
      <text:list xml:id="list3066675764501882086" text:style-name="L15">
        <text:list-item>
          <text:p text:style-name="P379">Estamos usando variables de entorno con node y si no estan seteadas usamos las que creamos como parte del entorno de desarrollo.</text:p>
        </text:list-item>
      </text:list>
      <text:p text:style-name="P230"/>
      <text:p text:style-name="P84"><text:span text:style-name="T18">Luego tenemos que en nuestro archivo index.js sincronizar todo lo que hemos creado en nuestra instancia del singleton para crear nuestra base de datos. Para esto usamos el metodo </text:span>async(config)<text:span text:style-name="T18"> y resolvemos la promesa con </text:span><text:span text:style-name="T4">await</text:span><text:span text:style-name="T11">.</text:span></text:p>
      <text:p text:style-name="P300"><text:soft-page-break/><text:span text:style-name="T66">if</text:span><text:span text:style-name="T9"> (config.setup) {</text:span></text:p>
      <text:p text:style-name="P297"><text:span text:style-name="T64">await</text:span> sequelize.<text:span text:style-name="T58">sync</text:span>({ force<text:span text:style-name="T64">:</text:span> <text:span text:style-name="T76">true</text:span> })</text:p>
      <text:p text:style-name="P297">}</text:p>
      <text:p text:style-name="P102"/>
      <text:list xml:id="list1505766616206303348" text:style-name="L16">
        <text:list-item>
          <text:p text:style-name="P398"><text:span text:style-name="T11">De esta forma si vamos a configurar la base de datos le decimos que borre y cree de nuevo la base de datos, pero en si la funcion </text:span><text:span text:style-name="T7">sync()</text:span><text:span text:style-name="T11"> sirve para sincronizar las tablas y la base de datos que creamos.</text:span></text:p>
        </text:list-item>
        <text:list-item>
          <text:p text:style-name="P324">Aqui tenemos la documentacion para esto: </text:p>
          <text:list>
            <text:list-item>
              <text:p text:style-name="P398"><text:a xlink:type="simple" xlink:href="http://docs.sequelizejs.com/manual/tutorial/models-definition.html#database-synchronization" text:style-name="Internet_20_link" text:visited-style-name="Visited_20_Internet_20_Link"><text:span text:style-name="T11">http://docs.sequelizejs.com/manual/tutorial/models-definition.html#database-synchronization</text:span></text:a></text:p>
            </text:list-item>
          </text:list>
        </text:list-item>
      </text:list>
      <text:p text:style-name="P102"/>
      <text:p text:style-name="P103">Ahora vamos a usar un paquete que nos permite imprimir mensajes de logs si tenemos una variable de entorno seteada. Para instalar usamos el comando :</text:p>
      <text:p text:style-name="P103"/>
      <text:p text:style-name="P154">npm i debug –save</text:p>
      <text:p text:style-name="P155"/>
      <text:p text:style-name="P104"/>
      <text:p text:style-name="P104">Ahora podemos incluir el siguiente atributo para poder mostrar los logs mediante la funcion que nos entregara debug.</text:p>
      <text:p text:style-name="P104"/>
      <text:p text:style-name="P302"><text:span text:style-name="T67">const</text:span><text:span text:style-name="T7"> debug </text:span><text:span text:style-name="T67">=</text:span><text:span text:style-name="T7"> </text:span><text:span text:style-name="T90">require</text:span><text:span text:style-name="T7">(</text:span><text:span text:style-name="T78">'</text:span><text:span text:style-name="T84">debug</text:span><text:span text:style-name="T78">'</text:span><text:span text:style-name="T7">)(</text:span><text:span text:style-name="T78">'</text:span><text:span text:style-name="T84">platziverse:db:setup</text:span><text:span text:style-name="T78">'</text:span><text:span text:style-name="T7">)</text:span></text:p>
      <text:p text:style-name="P104"/>
      <text:p text:style-name="P302"><text:span text:style-name="T60">logging</text:span><text:span text:style-name="T67">:</text:span><text:span text:style-name="T7"> </text:span><text:span text:style-name="T98">s</text:span><text:span text:style-name="T7"> </text:span><text:span text:style-name="T67">=&gt;</text:span><text:span text:style-name="T7"> </text:span><text:span text:style-name="T60">debug</text:span><text:span text:style-name="T7">(s),</text:span></text:p>
      <text:p text:style-name="P104"/>
      <text:list xml:id="list5081062559421297685" text:style-name="L17">
        <text:list-item>
          <text:p text:style-name="P325">Con esto ya creamos un reporte de logs de nuestra base de datos facilmente.</text:p>
        </text:list-item>
      </text:list>
      <text:p text:style-name="P105"/>
      <text:p text:style-name="P105">Ahora tenemos que manejar los errores de la conexión y ademas tendremos que crear el script en el package.json para poder correr este archivo y que se ejecute para configurar la base de datos.</text:p>
      <text:p text:style-name="P105"/>
      <text:p text:style-name="P303"><text:span text:style-name="T67">await</text:span><text:span text:style-name="T7"> </text:span><text:span text:style-name="T60">db</text:span><text:span text:style-name="T7">(config).</text:span><text:span text:style-name="T60">catch</text:span><text:span text:style-name="T7">(handleFatalError)</text:span></text:p>
      <text:p text:style-name="P296"/>
      <text:p text:style-name="P297"><text:span text:style-name="T91">console</text:span>.<text:span text:style-name="T89">log</text:span>(<text:span text:style-name="T77">'</text:span><text:span text:style-name="T83">Success</text:span><text:span text:style-name="T77">'</text:span>)</text:p>
      <text:p text:style-name="P297"><text:span text:style-name="T76">process</text:span>.<text:span text:style-name="T89">exit</text:span>(<text:span text:style-name="T76">0</text:span>)</text:p>
      <text:p text:style-name="P297">}</text:p>
      <text:p text:style-name="P307">// En esta funcion capturamos el error y imprimimos el stack y luego matamos el proceso con codigo 1</text:p>
      <text:p text:style-name="P297"><text:span text:style-name="T64">function</text:span> <text:span text:style-name="T58">handleFatalError</text:span> (<text:span text:style-name="T97">err</text:span>) {</text:p>
      <text:p text:style-name="P297"><text:span text:style-name="T91">console</text:span>.<text:span text:style-name="T89">error</text:span>(err.message)</text:p>
      <text:p text:style-name="P297"><text:span text:style-name="T91">console</text:span>.<text:span text:style-name="T89">error</text:span>(err.stack)</text:p>
      <text:p text:style-name="P297"><text:span text:style-name="T76">process</text:span>.<text:span text:style-name="T89">exit</text:span>(<text:span text:style-name="T76">1</text:span>)</text:p>
      <text:p text:style-name="P297">}</text:p>
      <text:p text:style-name="P105"/>
      <text:list xml:id="list7317643123560666332" text:style-name="L18">
        <text:list-item>
          <text:p text:style-name="P326">Capturamos y pasamos error a la funcion handleFatalError. </text:p>
        </text:list-item>
        <text:list-item>
          <text:p text:style-name="P326">Este nos imprime los errores y ademas finaliza el proceso con codigo de salida 1. </text:p>
        </text:list-item>
        <text:list-item>
          <text:p text:style-name="P326">SI no existen errores el codigo continua debajo del await, imprime success y luego da éxito en 0.</text:p>
        </text:list-item>
      </text:list>
      <text:p text:style-name="P106"/>
      <text:p text:style-name="P107">Ahora veamos el comando que creamos para correr este setup de la base de datos.</text:p>
      <text:p text:style-name="P107"/>
      <text:p text:style-name="P304"><text:span text:style-name="T100">"</text:span><text:span text:style-name="T90">setup</text:span><text:span text:style-name="T100">"</text:span><text:span text:style-name="T67">:</text:span><text:span text:style-name="T7"> </text:span><text:span text:style-name="T78">"</text:span><text:span text:style-name="T84">DEBUG=platziverse:* node setup.js</text:span><text:span text:style-name="T78">"</text:span></text:p>
      <text:list xml:id="list5718852347504332500" text:style-name="L19">
        <text:list-item>
          <text:p text:style-name="P380"><text:span text:style-name="T7">Este crea la variable DEBUG y le decimos que nos muestre todos los mensajes de </text:span><text:soft-page-break/><text:span text:style-name="T7">error del proyecto de platziverse.</text:span></text:p>
        </text:list-item>
        <text:list-item>
          <text:p text:style-name="P327">Luego le decimos que ejecute el script de setup que acabamos de crear.</text:p>
        </text:list-item>
      </text:list>
      <text:p text:style-name="P107"/>
      <text:p text:style-name="P107"/>
      <text:p text:style-name="P226"><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8"/>
      <text:p text:style-name="P108"/>
      <text:p text:style-name="P108"/>
      <text:p text:style-name="P108"/>
      <text:p text:style-name="P108"/>
      <text:p text:style-name="P108"/>
      <text:p text:style-name="P13">Creando una advertencia sobre el borrado de base de datos</text:p>
      <text:p text:style-name="P13"/>
      <text:p text:style-name="P226"><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8"/>
      <text:p text:style-name="P227"><text:span text:style-name="T7">Cuando hay un error, como por ejemplo pasar mal la contrasena, no deberia permitirnos avanzar con el script. Hay una parte de la configuracion de </text:span><text:span text:style-name="T10">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9"/>
      <text:p text:style-name="P109"/>
      <text:p text:style-name="P109">Vamos a utilizar dos dependencias, inquirer y chalk. </text:p>
      <text:list xml:id="list9066663886033798863" text:style-name="L20">
        <text:list-item>
          <text:p text:style-name="P399"><text:span text:style-name="T7">Inquirer</text:span><text:span text:style-name="T11">: nos permite crear confirmaciones prompt o de consola con multiples opciones. Este nos viene muy util para darle una confirmacion a nuestro script de setup para que no nos borre la base de datos.</text:span></text:p>
        </text:list-item>
        <text:list-item>
          <text:p text:style-name="P399"><text:span text:style-name="T7">Chalk</text:span><text:span text:style-name="T11">: Este nos permite agregarle un poco de estetica a nuestra salida de STDOUT de la terminal de comandos. Solo es cuestion para darle colores a nuestra terminal.</text:span></text:p>
        </text:list-item>
      </text:list>
      <text:p text:style-name="P109"/>
      <text:p text:style-name="P85"><text:span text:style-name="T11">Ahora veamos como </text:span><text:span text:style-name="T16">implementamos la solucion para este problema.</text:span></text:p>
      <text:p text:style-name="P110"/>
      <text:list xml:id="list5414573155135366392" text:style-name="L21">
        <text:list-item>
          <text:p text:style-name="P328">Primero requerimos los modulos que acabamos de descargar.</text:p>
        </text:list-item>
        <text:list-item>
          <text:p text:style-name="P328">Luego antes de empezar a manejar el inquirer, tenemos que crear una instancia de un prompt, de esta manera:</text:p>
          <text:list>
            <text:list-item>
              <text:p text:style-name="P308"><text:span text:style-name="T68">const</text:span><text:span text:style-name="T51"> prompt </text:span><text:span text:style-name="T68">=</text:span><text:span text:style-name="T51"> inquirer.</text:span><text:span text:style-name="T61">createPromptModule</text:span><text:span text:style-name="T51">()</text:span></text:p>
            </text:list-item>
          </text:list>
        </text:list-item>
        <text:list-item>
          <text:p text:style-name="P328">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423"><text:span text:style-name="T70">const</text:span><text:span text:style-name="T75"> answer </text:span><text:span text:style-name="T70">=</text:span><text:span text:style-name="T75"> </text:span><text:span text:style-name="T70">await</text:span><text:span text:style-name="T75"> </text:span><text:span text:style-name="T63">prompt</text:span><text:span text:style-name="T75">([</text:span></text:p>
          <text:p text:style-name="P424">{</text:p>
          <text:p text:style-name="P423"><text:span text:style-name="T74">type</text:span><text:span text:style-name="T71">:</text:span><text:span text:style-name="T74"> </text:span><text:span text:style-name="T79">'</text:span><text:span text:style-name="T85">confirm</text:span><text:span text:style-name="T79">'</text:span><text:span text:style-name="T74">,</text:span></text:p>
          <text:p text:style-name="P423"><text:span text:style-name="T74">name</text:span><text:span text:style-name="T71">:</text:span><text:span text:style-name="T74"> </text:span><text:span text:style-name="T79">'</text:span><text:span text:style-name="T85">setup</text:span><text:span text:style-name="T79">'</text:span><text:span text:style-name="T74">,</text:span></text:p>
          <text:p text:style-name="P423"><text:span text:style-name="T74">message</text:span><text:span text:style-name="T71">:</text:span><text:span text:style-name="T74"> </text:span><text:span text:style-name="T79">'</text:span><text:span text:style-name="T85">This will destroy your database, are you sure?</text:span><text:span text:style-name="T79">'</text:span></text:p>
          <text:p text:style-name="P424">}</text:p>
        </text:list-item>
        <text:list-item>
          <text:p text:style-name="P328">Luego evaluamos la respuesta, si esta es falsa, no hara nada, de ser lo contrario este seguira con el flujo del codigo y destruira la base de datos y la configurara de nuevo.</text:p>
          <text:p text:style-name="P308"><text:soft-page-break/><text:span text:style-name="T68">if</text:span><text:span text:style-name="T51"> (</text:span><text:span text:style-name="T68">!</text:span><text:span text:style-name="T51">answer.setup) </text:span><text:span text:style-name="T68">return</text:span><text:span text:style-name="T51"> </text:span><text:span text:style-name="T92">console</text:span><text:span text:style-name="T51">.</text:span><text:span text:style-name="T94">log</text:span><text:span text:style-name="T51">(</text:span><text:span text:style-name="T80">'</text:span><text:span text:style-name="T86">Nothing happened :)</text:span><text:span text:style-name="T80">'</text:span><text:span text:style-name="T51">)</text:span></text:p>
        </text:list-item>
      </text:list>
      <text:p text:style-name="P111"/>
      <text:p text:style-name="P111"/>
      <text:p text:style-name="P112">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12"/>
      <text:p text:style-name="P156">DB_PASS=’foo’ npm run setup.js</text:p>
      <text:p text:style-name="P156"/>
      <text:list xml:id="list8350220885117151727" text:style-name="L22">
        <text:list-item>
          <text:p text:style-name="P425"><text:span text:style-name="T32">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7">pg_hba.conf</text:span><text:span text:style-name="T32"> y lo vamos a abrir con un editor de texto.</text:span></text:p>
          <text:list>
            <text:list-item>
              <text:p text:style-name="P329">Lo que tenemos que hacer es cambiar los valores trust por password para que este nos pida password cada vez que nos intentemos logear como un usuario a la base de datos.</text:p>
            </text:list-item>
          </text:list>
        </text:list-item>
      </text:list>
      <text:p text:style-name="P113"/>
      <text:p text:style-name="P113">Ahora vamos a implementar el modulo de chalk:</text:p>
      <text:list xml:id="list9204224691744660721" text:style-name="L23">
        <text:list-item>
          <text:p text:style-name="P426"><text:span text:style-name="T32">En lugar de imprimir el error </text:span><text:span text:style-name="T33">tan simple como lo hemos estado haciendo, ahora vamos a cambiarle el codigo por lo siguiente:</text:span></text:p>
        </text:list-item>
        <text:list-item>
          <text:p text:style-name="P309"><text:span text:style-name="T93">console</text:span><text:span text:style-name="T53">.</text:span><text:span text:style-name="T95">error</text:span><text:span text:style-name="T53">(</text:span><text:span text:style-name="T87">`</text:span><text:span text:style-name="T69">${</text:span><text:span text:style-name="T53">chalk.</text:span><text:span text:style-name="T62">red</text:span><text:span text:style-name="T53">(</text:span><text:span text:style-name="T81">'</text:span><text:span text:style-name="T87">[faltal error]</text:span><text:span text:style-name="T81">'</text:span><text:span text:style-name="T53">)</text:span><text:span text:style-name="T69">}</text:span><text:span text:style-name="T87"> </text:span><text:span text:style-name="T69">${</text:span><text:span text:style-name="T53">err</text:span><text:span text:style-name="T87">.</text:span><text:span text:style-name="T53">message</text:span><text:span text:style-name="T69">}</text:span><text:span text:style-name="T87">`</text:span><text:span text:style-name="T53">)</text:span></text:p>
          <text:list>
            <text:list-item>
              <text:p text:style-name="P330">Le decimos que imprima un mensaje de color rojo que diga fatal error y ademas que contenga el mensaje que nos manda el script.</text:p>
            </text:list-item>
          </text:list>
        </text:list-item>
      </text:list>
      <text:p text:style-name="P114"/>
      <text:p text:style-name="P277"><text:a xlink:type="simple" xlink:href="https://www.npmjs.com/package/inquirer" text:style-name="Internet_20_link" text:visited-style-name="Visited_20_Internet_20_Link"><text:span text:style-name="T32">https://www.npmjs.com/package/inquirer</text:span></text:a></text:p>
      <text:p text:style-name="P277"><text:a xlink:type="simple" xlink:href="https://www.npmjs.com/package/chalk" text:style-name="Internet_20_link" text:visited-style-name="Visited_20_Internet_20_Link"><text:span text:style-name="T32">https://www.npmjs.com/package/chalk</text:span></text:a></text:p>
      <text:p text:style-name="P278"><text:a xlink:type="simple" xlink:href="https://www.npmjs.com/package/debug" text:style-name="Internet_20_link" text:visited-style-name="Visited_20_Internet_20_Link"><text:span text:style-name="T32">https://www.npmjs.com/package/debug</text:span></text:a></text:p>
      <text:p text:style-name="P115"/>
      <text:p text:style-name="P115"/>
      <text:p text:style-name="P115"/>
      <text:p text:style-name="P115"/>
      <text:p text:style-name="P115"/>
      <text:p text:style-name="P115"/>
      <text:p text:style-name="P14">Introduccion a pruebas unitarias con Ava.js </text:p>
      <text:p text:style-name="P14"/>
      <text:p text:style-name="P86"><text:span text:style-name="T7">Ava.js </text:span><text:span text:style-name="T11">es un test runner que permite definir cada uno de los test de nuestra app y soporta </text:span><text:span text:style-name="T7">ECMAScript 2016</text:span><text:span text:style-name="T11">.</text:span></text:p>
      <text:p text:style-name="P115"/>
      <text:p text:style-name="P87"><text:a xlink:type="simple" xlink:href="https://github.com/avajs/ava-docs/tree/master/es_ES" text:style-name="Internet_20_link" text:visited-style-name="Visited_20_Internet_20_Link"><text:span text:style-name="T11">https://github.com/avajs/ava-docs/tree/master/es_ES</text:span></text:a></text:p>
      <text:p text:style-name="P116"/>
      <text:p text:style-name="P116">Aqui tenemos la documentacion de AVA en espaniol para mas facilidad. </text:p>
      <text:p text:style-name="P116"/>
      <text:p text:style-name="P116">En las siguientes clases iremos creando la API que expondremos a los usuarios para que puedan consumir los datos de la base de datos sin necesidad de que sepan de donde vienen, pero primero vamos a probrar estos como buena practica.</text:p>
      <text:p text:style-name="P116"/>
      <text:p text:style-name="P117">Vamos a instalar el test-runner de AVA:</text:p>
      <text:p text:style-name="P117"/>
      <text:p text:style-name="P157">npm install –save-dev ava</text:p>
      <text:p text:style-name="P157"/>
      <text:p text:style-name="P117"/>
      <text:p text:style-name="P117"><text:soft-page-break/></text:p>
      <text:p text:style-name="P118">Corremos los test con el comando que vamos a crear en el package.json:</text:p>
      <text:p text:style-name="P118"/>
      <text:p text:style-name="P306"><text:span text:style-name="T100">"</text:span><text:span text:style-name="T90">test</text:span><text:span text:style-name="T100">"</text:span><text:span text:style-name="T67">:</text:span><text:span text:style-name="T7"> </text:span><text:span text:style-name="T78">"</text:span><text:span text:style-name="T84">DEBUG=platziverse:* ava test/ --verbose</text:span><text:span text:style-name="T78">"</text:span></text:p>
      <text:p text:style-name="P268"/>
      <text:p text:style-name="P118"/>
      <text:p text:style-name="P119">Teniendo la documentacion sabemos como crear un test con AVA, ahora miremos una asercion no comun:</text:p>
      <text:p text:style-name="P119"/>
      <text:p text:style-name="P305"><text:span text:style-name="T60">test</text:span><text:span text:style-name="T7">(</text:span><text:span text:style-name="T78">'</text:span><text:span text:style-name="T84">Agent</text:span><text:span text:style-name="T78">'</text:span><text:span text:style-name="T7">, </text:span><text:span text:style-name="T98">t</text:span><text:span text:style-name="T7"> </text:span><text:span text:style-name="T67">=&gt;</text:span><text:span text:style-name="T7"> {</text:span></text:p>
      <text:p text:style-name="P297">t.<text:span text:style-name="T58">truthy</text:span>(db.Agent, <text:span text:style-name="T77">'</text:span><text:span text:style-name="T83">Agent service should exist</text:span><text:span text:style-name="T77">'</text:span>)</text:p>
      <text:p text:style-name="P297">})</text:p>
      <text:p text:style-name="P119"/>
      <text:p text:style-name="P119">Este nos comprueba que el valor que nos devuelve el objeto tiene algo, que no nos devuelva un falcy value. </text:p>
      <text:p text:style-name="P119"/>
      <text:p text:style-name="P119">Recordemos que usamos HOOKS, que son funciones que podemos ejecutar antes, despues o siempre de una prueba. Estos son unicos de las pruebas. Las usamos para crear conexión a la base de datos de prueba antes de que haga el test AVA.</text:p>
      <text:p text:style-name="P119"/>
      <text:p text:style-name="P228"><text:span text:style-name="T7">Como no queremos conectarnos a nuestra base de datos real, vamos a usar una configuracion de prueba y para esto nos vamos a apoyar de un modulo llamado </text:span><text:span text:style-name="T10">default</text:span><text:span text:style-name="T7">.</text:span></text:p>
      <text:p text:style-name="P119"/>
      <text:p text:style-name="P158">Npm i –save defaults</text:p>
      <text:p text:style-name="P119"/>
      <text:p text:style-name="P271">Este nos permite setearle a nuestro archivo de configuracion unas configuraciones por default en las cuales nos vamos a conectar a sqlite, tambien vamos a definir un pool de conexiones y demas.</text:p>
      <text:p text:style-name="P271"/>
      <text:p text:style-name="P299">config <text:span text:style-name="T64">=</text:span> <text:span text:style-name="T58">defaults</text:span>(config, {</text:p>
      <text:p text:style-name="P297">dialect<text:span text:style-name="T64">:</text:span> <text:span text:style-name="T77">'</text:span><text:span text:style-name="T83">sqlite</text:span><text:span text:style-name="T77">'</text:span>,</text:p>
      <text:p text:style-name="P297">pool<text:span text:style-name="T64">:</text:span> {</text:p>
      <text:p text:style-name="P297">max<text:span text:style-name="T64">:</text:span> <text:span text:style-name="T76">10</text:span>,</text:p>
      <text:p text:style-name="P297">min<text:span text:style-name="T64">:</text:span> <text:span text:style-name="T76">0</text:span>,</text:p>
      <text:p text:style-name="P297">idle<text:span text:style-name="T64">:</text:span> <text:span text:style-name="T76">10000</text:span></text:p>
      <text:p text:style-name="P297">},</text:p>
      <text:p text:style-name="P297">query<text:span text:style-name="T64">:</text:span> {</text:p>
      <text:p text:style-name="P297">raw<text:span text:style-name="T64">:</text:span> <text:span text:style-name="T76">true</text:span></text:p>
      <text:p text:style-name="P297">}</text:p>
      <text:p text:style-name="P297">})</text:p>
      <text:p text:style-name="P271"/>
      <text:p text:style-name="P272">Luego de esto ya podemos definir nuestra prueba y correr los test. Un aspecto importante es que usamos sqlite para probrar sobre ella. Para instalarla corremos el siguiente comando:</text:p>
      <text:p text:style-name="P272"/>
      <text:p text:style-name="P250">npm i sqlite3 –save-dev</text:p>
      <text:p text:style-name="P250"/>
      <text:p text:style-name="P257">y listo todo deberia estar funcionando. En el siguiente video vamos a ver los mocks and stubs para crear archivos ficticios para poder probrar sobre ellos y no sobre los reales.</text:p>
      <text:p text:style-name="P257"/>
      <text:p text:style-name="P42"><text:soft-page-break/>Introduccion a code coverage con nyc</text:p>
      <text:p text:style-name="P42"/>
      <text:p text:style-name="P88">Test coverage<text:span text:style-name="T18">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32"/>
      <text:p text:style-name="P232">Lo ideal es mantener el codigo al 100%.</text:p>
      <text:p text:style-name="P232"/>
      <text:p text:style-name="P88"><text:span text:style-name="T18">vamos a instalar </text:span>nyc <text:span text:style-name="T18">que es un wrapper del modulo </text:span>Stanbul<text:span text:style-name="T18">, </text:span>nyc<text:span text:style-name="T18"> nos permite usar Stanbul de una forma mas facil y sencilla. </text:span></text:p>
      <text:p text:style-name="P232"/>
      <text:p text:style-name="P88">Npm i –save-dev nyc</text:p>
      <text:p text:style-name="P232"/>
      <text:p text:style-name="P232">Luego de tenerlo instalado tenemos que modificar nuestro script con el que corremos los test:</text:p>
      <text:p text:style-name="P232"/>
      <text:p text:style-name="P301"><text:span text:style-name="T101">"</text:span><text:span text:style-name="T96">test</text:span><text:span text:style-name="T101">"</text:span><text:span text:style-name="T65">:</text:span><text:span text:style-name="T72"> </text:span><text:span text:style-name="T82">"</text:span><text:span text:style-name="T88">DEBUG=platziverse:* nyc ava test/ --verbose</text:span><text:span text:style-name="T82">"</text:span></text:p>
      <text:p text:style-name="P232"/>
      <text:list xml:id="list5663551442258145154" text:style-name="L24">
        <text:list-item>
          <text:p text:style-name="P413">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413">Estos reportes que nos genera estan en JSON, pero si queremos podemos generarlo en codigo HTML.</text:p>
          <text:list>
            <text:list-item>
              <text:p text:style-name="P310"><text:span text:style-name="T99">"</text:span><text:span text:style-name="T89">test</text:span><text:span text:style-name="T99">"</text:span><text:span text:style-name="T64">:</text:span> <text:span text:style-name="T77">"</text:span><text:span text:style-name="T83">DEBUG=platziverse:* nyc --reporter=lcov ava test/ --verbose</text:span><text:span text:style-name="T77">"</text:span></text:p>
            </text:list-item>
          </text:list>
        </text:list-item>
        <text:list-item>
          <text:p text:style-name="P413">Este nos va a generar una carpeta coverage y dentro de ella nos da una carpeta llamada lcov-reports donde esta un archivo <text:span text:style-name="T1">index.js</text:span> con una mejor estructura y mas facil de leer el reporte.</text:p>
        </text:list-item>
      </text:list>
      <text:p text:style-name="P254"/>
      <text:p text:style-name="P255">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65"/>
      <text:p text:style-name="P258"><text:a xlink:type="simple" xlink:href="https://www.npmjs.com/package/nyc" text:style-name="Internet_20_link" text:visited-style-name="Visited_20_Internet_20_Link"><text:span text:style-name="T7">https://www.npmjs.com/package/nyc</text:span></text:a></text:p>
      <text:p text:style-name="P266"/>
      <text:p text:style-name="P266"/>
      <text:p text:style-name="P266"/>
      <text:p text:style-name="P266"/>
      <text:p text:style-name="P266"/>
      <text:p text:style-name="P266"/>
      <text:p text:style-name="P15">Como hacer Mocks y Stubs con Sinon</text:p>
      <text:p text:style-name="P15"/>
      <text:p text:style-name="P231"><text:span text:style-name="T7">Vamos a crear unos servicios que van a utilizar unos modelos, y estos son los que se van a conectar a la base de datos. </text:span><text:span text:style-name="T10">Sequelize</text:span><text:span text:style-name="T7"> se encarga de probar los modelos.</text:span></text:p>
      <text:p text:style-name="P120"/>
      <text:p text:style-name="P231"><text:span text:style-name="T7">Vamos a crear estos microservicios para que prueben los modelos pero sin que estos se conecten a la base de datos real, esto lo hacemos gracias a los </text:span><text:span text:style-name="T10">Stubs</text:span><text:span text:style-name="T7">, estos son objetos que tienen un comportamiento similar a los reales pero que usamos en un entorno de pruebas.</text:span></text:p>
      <text:p text:style-name="P120"/>
      <text:p text:style-name="P231"><text:soft-page-break/><text:span text:style-name="T7">Podemos crear </text:span><text:span text:style-name="T10">Stubs </text:span><text:span text:style-name="T7">manualmente o con ayuda de librerias, en este caso vamos a usar una librería llamada </text:span><text:span text:style-name="T10">SINON. </text:span></text:p>
      <text:p text:style-name="P159"/>
      <text:p text:style-name="P159">Npm install –save-dev sinon </text:p>
      <text:p text:style-name="P159"/>
      <text:p text:style-name="P231"><text:span text:style-name="T7">Tenemos que tener en cuenta que nosotros no tenemos acceso a los modelos, estos solo estan siendo accedidos por nuestro archivo de </text:span><text:span text:style-name="T10">index.js</text:span><text:span text:style-name="T7">, pero entonces nosotros como hacemos para poder usar estos modelos en los </text:span><text:span text:style-name="T10">Stubs?…</text:span><text:span text:style-name="T7"> Para esto vamos a usar una librería llamada </text:span><text:span text:style-name="T10">Proxy-quire</text:span><text:span text:style-name="T7">, esta nos permite hacer proxys a requires de nuestra aplicación y nos permite usar estos require en nuestro </text:span><text:span text:style-name="T10">Stubs</text:span><text:span text:style-name="T7">. Con este comando lo instalamos:</text:span></text:p>
      <text:p text:style-name="P120"/>
      <text:p text:style-name="P159">npm i –save-dev proxyquire</text:p>
      <text:p text:style-name="P120"/>
      <text:p text:style-name="P279">Vamos a crear un objeto <text:span text:style-name="T1">Stub </text:span><text:span text:style-name="T18">normal de JS, y estos seran las funciones que llamamos en nuestro archivo </text:span><text:span text:style-name="T1">index.js</text:span><text:span text:style-name="T18">, son la funciones hasMany y belongsTo, pero con estas funciones usaremos proxyquire para que cuando nuestro archivo </text:span><text:span text:style-name="T1">index.js</text:span><text:span text:style-name="T18"> require las rutas de los modelos no requiera las verdaderas si no que nos entregue un objeto o una funcion “vacia”.</text:span></text:p>
      <text:p text:style-name="P280"/>
      <text:p text:style-name="P280"><draw:frame draw:style-name="fr1" draw:name="Imagen1" text:anchor-type="paragraph" svg:width="17.45cm" svg:height="9.37cm" draw:z-index="0"><draw:image xlink:href="Pictures/1000000000000396000001EDA13DC28D6CF85101.png" xlink:type="simple" xlink:show="embed" xlink:actuate="onLoad"/></draw:frame></text:p>
      <text:list xml:id="list611842324080883219" text:style-name="L25">
        <text:list-item>
          <text:p text:style-name="P320">Esta funcion Spy nos permite saber cuantas veces hemos llamado al metodo y con que parametros.</text:p>
        </text:list-item>
        <text:list-item>
          <text:p text:style-name="P320">Luego cuando hacemos la conexión con nuestros modelos ya lo que vamos a hacer es usar proxyquire y decirle las rutas de requires que tenemos definidos en el archivo index.js que las cambie por estas funciones.</text:p>
        </text:list-item>
      </text:list>
      <text:p text:style-name="P96"/>
      <text:p text:style-name="P96"/>
      <text:p text:style-name="P96">Ahora tenemos que crear sandbox, estos nos permiten crear nuevos contextos de los stubs para cada uno de los test. Y ademas creamos otro test que nos confirme que este si fue llamado. </text:p>
      <text:p text:style-name="P96"/>
      <text:p text:style-name="P96"><draw:frame draw:style-name="fr2" draw:name="Imagen2" text:anchor-type="paragraph" svg:width="19.5cm" svg:height="2.348cm" draw:z-index="1"><draw:image xlink:href="Pictures/10000000000003AA00000071E85636E6CA4DF8C7.png" xlink:type="simple" xlink:show="embed" xlink:actuate="onLoad"/></draw:frame><text:soft-page-break/></text:p>
      <text:list xml:id="list4874880035919554417" text:style-name="L26">
        <text:list-item>
          <text:p text:style-name="P321">La propiedad <text:span text:style-name="T1">called</text:span>, es parte de Sinon. Existen mas propiedades, como para probar que fue llamada solo una vez, o que fue llamada con tales parametros.</text:p>
        </text:list-item>
      </text:list>
      <text:p text:style-name="P96"/>
      <text:p text:style-name="P96"/>
      <text:p text:style-name="P96">Listo, como en el index.js donde tenemos la configuracion, tenemos que al metodo hasMany y belongsTo le pasamos argumentos vamos a hacer uso de la propiedad que nos entrega Sinon para verificar con que parametro fueron llamados:</text:p>
      <text:p text:style-name="P96"/>
      <text:p text:style-name="P96"><draw:frame draw:style-name="fr1" draw:name="Imagen3" text:anchor-type="paragraph" svg:width="18.256cm" svg:height="3.281cm" draw:z-index="2"><draw:image xlink:href="Pictures/10000000000002B20000007CD2640F2829D27052.png" xlink:type="simple" xlink:show="embed" xlink:actuate="onLoad"/></draw:frame></text:p>
      <text:list xml:id="list8884301433874476876" text:style-name="L27">
        <text:list-item>
          <text:p text:style-name="P322">Le pasamos por parametro a la funcion el parametro con el que tiene que ser llamada y luego el mensaje de salida.</text:p>
        </text:list-item>
      </text:list>
      <text:p text:style-name="P96"/>
      <text:p text:style-name="P96"/>
      <text:p text:style-name="P96"/>
      <text:p text:style-name="P96"/>
      <text:p text:style-name="P96"/>
      <text:p text:style-name="P96"/>
      <text:p text:style-name="P96"/>
      <text:p text:style-name="P16">Creacion de fixtures y definicion basica del servicio de Agent</text:p>
      <text:p text:style-name="P16"/>
      <text:p text:style-name="P121">Antes de implementar las funciones del servicio Agent vamos a definir los fixtures</text:p>
      <text:p text:style-name="P121"/>
      <text:p text:style-name="P160">Fixtures:<text:span text:style-name="T18"> Son un set de datos que nos permiten simular un escenario cercano al real para poder realizar un test de pruebas.</text:span></text:p>
      <text:p text:style-name="P121"/>
      <text:p text:style-name="P122">Vamos a crear nuestro archivo de Fixture del Agente:</text:p>
      <text:p text:style-name="P122">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22"/>
      <text:p text:style-name="P122">Luego creamos el test para pobrar que lo que nos devuelve el modelo de Agente sea lo mismo que tenemos en Fixture que creamos para el agente.</text:p>
      <text:p text:style-name="P122"><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8319783809739391602" text:style-name="L28">
        <text:list-item>
          <text:p text:style-name="P331">Aca pues hacemos que retorne un agente con ciertos atributos o que retorne un arreglo con varios agentes. Ademas que podemos hacer uso de requerir agente filtrados como lo vemos en la parte de abajo.</text:p>
        </text:list-item>
        <text:list-item>
          <text:p text:style-name="P349"><text:span text:style-name="T18">Como novedoso tenemos que usamos una propiedad de los objetos llamada </text:span>assign()<text:span text:style-name="T18">, que nos permite asignarle atributos a un objeto nuevo o a uno ya existente, en este caso lo usamos para clonar un objeto y tambien para cambiarle algunos valores.</text:span></text:p>
        </text:list-item>
        <text:list-item>
          <text:p text:style-name="P349"><text:span text:style-name="T18">Ademas usamos la propiedad </text:span>filter()<text:span text:style-name="T18"> de los arrays para filtrar objetos por sus valores y con la propiedad </text:span>shift()<text:span text:style-name="T18"> devolver el primer valor que haga match con el filtro.</text:span></text:p>
        </text:list-item>
      </text:list>
      <text:p text:style-name="P122"/>
      <text:p text:style-name="P122"/>
      <text:p text:style-name="P122"/>
      <text:p text:style-name="P122"/>
      <text:p text:style-name="P244">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45"/>
      <text:p text:style-name="P245"/>
      <text:p text:style-name="P245"/>
      <text:p text:style-name="P245"/>
      <text:p text:style-name="P245"/>
      <text:p text:style-name="P245"/>
      <text:p text:style-name="P245"/>
      <text:p text:style-name="P245"/>
      <text:p text:style-name="P245"/>
      <text:p text:style-name="P17"><text:soft-page-break/>Implementacion de findById y pruebas en el servicio AgentModel</text:p>
      <text:p text:style-name="P122"/>
      <text:p text:style-name="P123">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23"/>
      <text:p text:style-name="P123">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23"/>
      <text:p text:style-name="P124">A faltaba decir que se implemento el modulo de AgentModel pero este va a ser usado solo como un wrapper para que el usuario que este consumiendo nuestro modelo no sepa de donde vengan los datos que se le van a entregar. </text:p>
      <text:p text:style-name="P124"/>
      <text:p text:style-name="P124">Veamos las imagenes del codigo:</text:p>
      <text:p text:style-name="P124"/>
      <text:p text:style-name="P124"><draw:frame draw:style-name="fr2" draw:name="Imagen5" text:anchor-type="paragraph" svg:width="19.5cm" svg:height="3.604cm" draw:z-index="4"><draw:image xlink:href="Pictures/1000000000000367000000A1EC4E6B344E6CBDEC.png" xlink:type="simple" xlink:show="embed" xlink:actuate="onLoad"/></draw:frame></text:p>
      <text:list xml:id="list3125551933229923064" text:style-name="L29">
        <text:list-item>
          <text:p text:style-name="P332">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24"/>
      <text:p text:style-name="P124">Ademas vamos a crear dos instancias de los fixtures haciendo uso de la propiedad de los objetos:</text:p>
      <text:p text:style-name="P124"><draw:frame draw:style-name="fr1" draw:name="Imagen6" text:anchor-type="paragraph" svg:width="18.574cm" svg:height="2.117cm" draw:z-index="5"><draw:image xlink:href="Pictures/10000000000002BE000000503DF7BA6AA79D5EA1.png" xlink:type="simple" xlink:show="embed" xlink:actuate="onLoad"/></draw:frame></text:p>
      <text:p text:style-name="P124">Ahora veamos como quedaria nuestro test:</text:p>
      <text:p text:style-name="P124"><draw:frame draw:style-name="fr2" draw:name="Imagen7" text:anchor-type="paragraph" svg:width="19.5cm" svg:height="4.048cm" draw:z-index="6"><draw:image xlink:href="Pictures/1000000000000398000000BF0FDC579314D52675.png" xlink:type="simple" xlink:show="embed" xlink:actuate="onLoad"/></draw:frame></text:p>
      <text:list xml:id="list5817755172241395913" text:style-name="L30">
        <text:list-item>
          <text:p text:style-name="P350"><text:span text:style-name="T18">Hacemos el llamado de nuestro modelo de agente y luego hacemos la aserciones para ver que si se llamo la funcion, que se llamo solo una vez y que fue </text:span><text:soft-page-break/><text:span text:style-name="T18">llamado con el argumento correcto, ademas de que comparamos que el agente que nos retorne sea igual al que tenemos en los fixtures.</text:span></text:p>
        </text:list-item>
      </text:list>
      <text:p text:style-name="P124"/>
      <text:p text:style-name="P124"/>
      <text:p text:style-name="P124"/>
      <text:p text:style-name="P124"/>
      <text:p text:style-name="P18">Implementacion de createOrUpdate</text:p>
      <text:p text:style-name="P18"/>
      <text:p text:style-name="P125">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25"/>
      <text:p text:style-name="P161"><text:span text:style-name="T18">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8">), luego usamos el metodo </text:span>update()<text:span text:style-name="T18"> para actualizar un registro en la base de datos y ademas usamos el </text:span>create()<text:span text:style-name="T18"> para crear este en caso de que no exista. </text:span></text:p>
      <text:p text:style-name="P125"/>
      <text:p text:style-name="P125">Veamos el codigo importante, el resto esta en el repositorio de github.com.</text:p>
      <text:p text:style-name="P125"/>
      <text:p text:style-name="P125"><draw:frame draw:style-name="fr4" draw:name="Imagen8" text:anchor-type="paragraph" svg:width="19.5cm" svg:height="9.738cm" draw:z-index="7"><draw:image xlink:href="Pictures/1000000000000387000001C371FB80473B05A8DD.png" xlink:type="simple" xlink:show="embed" xlink:actuate="onLoad"/></draw:frame></text:p>
      <text:list xml:id="list2559452833167830078" text:style-name="L31">
        <text:list-item>
          <text:p text:style-name="P333">Como vemos hacemos uso de Async para resolver las promesas que nos devuelve sequelize con los metodos. El codigo es evidente y creo que no necesita explicacion.</text:p>
        </text:list-item>
      </text:list>
      <text:p text:style-name="P125"/>
      <text:p text:style-name="P125"/>
      <text:p text:style-name="P125"/>
      <text:p text:style-name="P125"/>
      <text:p text:style-name="P125"/>
      <text:p text:style-name="P125"><text:soft-page-break/>Ahora veamos como creamos los Stubs para estos metodos de sequelize:</text:p>
      <text:p text:style-name="P125"/>
      <text:p text:style-name="P125"><draw:frame draw:style-name="fr2" draw:name="Imagen9" text:anchor-type="paragraph" svg:width="19.5cm" svg:height="7.003cm" draw:z-index="8"><draw:image xlink:href="Pictures/10000000000003A20000014E857C1EB507F760A8.png" xlink:type="simple" xlink:show="embed" xlink:actuate="onLoad"/></draw:frame></text:p>
      <text:list xml:id="list4734194865621385913" text:style-name="L32">
        <text:list-item>
          <text:p text:style-name="P334">Como vemos implementamos un codigo similar a los anteriores stubs, solo que varia un poco la logica de los argumentos que necesita cada uno de los metodos.</text:p>
        </text:list-item>
      </text:list>
      <text:p text:style-name="P125">El test tambien es simple y no contiene nada del otro mundo, asi que no voy a poner pantallazo de este codigo, si lo queremos ver podemos ir al repositorio de github</text:p>
      <text:p text:style-name="P214"/>
      <text:p text:style-name="P181"/>
      <text:p text:style-name="P181"/>
      <text:p text:style-name="P181"/>
      <text:p text:style-name="P181"/>
      <text:p text:style-name="P181"/>
      <text:p text:style-name="P27">Revision del servicio Agent</text:p>
      <text:p text:style-name="P182"/>
      <text:p text:style-name="P182">Ya aprendimos a implementar pruebas unitarias. Ahora haremos la revision de las funciones que implementamos para entender como se creo el servicio completo.</text:p>
      <text:p text:style-name="P182"/>
      <text:p text:style-name="P170"><text:span text:style-name="T18">Para implementar las pruebas de las funciones se definen unos argumentos que se reutilizan para trabajar con nuestros </text:span><text:span text:style-name="T4">stubs</text:span><text:span text:style-name="T18">, y creamos unas nuevas tambien.</text:span></text:p>
      <text:p text:style-name="P182"/>
      <text:p text:style-name="P183">En este lado voy a implementar los diferentes metodos que hacian falta y que van a ser muy similares a los anteriores, ademas de tambien implementar los test.</text:p>
      <text:p text:style-name="P183"/>
      <text:p text:style-name="P184"/>
      <text:p text:style-name="P184"/>
      <text:p text:style-name="P184"/>
      <text:p text:style-name="P184"/>
      <text:p text:style-name="P184"/>
      <text:p text:style-name="P28">Implementacion del servicio Metric</text:p>
      <text:p text:style-name="P28"/>
      <text:p text:style-name="P184">El srevicio <text:span text:style-name="T1">Agent </text:span>lo que hace es reportar unas metricas cada cierto tiempo. Para implementar el servicio <text:span text:style-name="T1">Metric</text:span> vamos a necesitar tres funciones asincronas:</text:p>
      <text:p text:style-name="P184"/>
      <text:list xml:id="list2924850795537241362" text:style-name="L33">
        <text:list-item>
          <text:p text:style-name="P355">create:<text:span text:style-name="T18"> Que va a recibir dos parametros: el ID del agente y la metrica.</text:span></text:p>
        </text:list-item>
        <text:list-item>
          <text:p text:style-name="P355">FindByAgentUuis:<text:span text:style-name="T18"> En el que vamos a hacer una consulta que va a buscar todas </text:span><text:soft-page-break/><text:span text:style-name="T18">las metricas cuyo AgentId es igual.</text:span></text:p>
        </text:list-item>
        <text:list-item>
          <text:p text:style-name="P355">FindByTypeAgentUuid:<text:span text:style-name="T18"> Que va a buscar por tipo de metrica y por AgentId.</text:span></text:p>
        </text:list-item>
      </text:list>
      <text:p text:style-name="P184"/>
      <text:p text:style-name="P184"/>
      <text:p text:style-name="P171">Reto #1:</text:p>
      <text:p text:style-name="P184">Como implementarias las pruebas de Metric? Comparte tu solucion en el sistema de discusiones <text:s/>o haz un pull request al repositorio del proyecto.</text:p>
      <text:p text:style-name="P184"/>
      <text:p text:style-name="P184"/>
      <text:p text:style-name="P185">Vamos a crear los metodos para poder traer las metricas por tipo según el <text:span text:style-name="T3">uuid</text:span> que tenga el Agente, para esto vamos a usar un JOIN usando la especificacion que nos da sequelize, veamos el codigo:</text:p>
      <text:p text:style-name="P185"/>
      <text:p text:style-name="P185"><draw:frame draw:style-name="fr2" draw:name="Imagen10" text:anchor-type="paragraph" svg:width="19.5cm" svg:height="5.89cm" draw:z-index="9"><draw:image xlink:href="Pictures/100000000000038B000001129ADC18ED6D2D31B5.png" xlink:type="simple" xlink:show="embed" xlink:actuate="onLoad"/></draw:frame></text:p>
      <text:list xml:id="list4838528769022186992" text:style-name="L34">
        <text:list-item>
          <text:p text:style-name="P358">Creamos la funcion que vamos a exportar en la que vamos a recibir el modelo de Agente y metrica, luego hacemos un JOIN para traer metricas según el Uuid del modelo del agente.</text:p>
        </text:list-item>
        <text:list-item>
          <text:p text:style-name="P358">Para esto le decimos los atributos que queremos traer del primer modelo, luego le decimos que lo vamos a organizar por el tipo.</text:p>
        </text:list-item>
        <text:list-item>
          <text:p text:style-name="P358">Hacemos un JOIN usando la palabra <text:span text:style-name="T1">include</text:span> y dentro de este le vamos a pasar los atributos que vamos a traer de la tabla a la que le vamos a hacer el JOIN y luego le decimos el nombre de la tabla.</text:p>
        </text:list-item>
        <text:list-item>
          <text:p text:style-name="P358">Por ultimo le indicamos que nos estrege todo en formato JSON.</text:p>
        </text:list-item>
      </text:list>
      <text:p text:style-name="P185"/>
      <text:p text:style-name="P185"/>
      <text:p text:style-name="P185"/>
      <text:p text:style-name="P185"/>
      <text:p text:style-name="P185"/>
      <text:p text:style-name="P185"/>
      <text:p text:style-name="P185"/>
      <text:p text:style-name="P29">RETO: Como modificar el script de inicializacion de la base de datos.</text:p>
      <text:p text:style-name="P186"/>
      <text:p text:style-name="P186">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86">Sabiendo como usar este se valido si existia el flag para automatizar el script y que no haga una confirmacion. Veamos el codigo importante y nuevo:</text:p>
      <text:p text:style-name="P281"/>
      <text:p text:style-name="P281"><draw:frame draw:style-name="fr3" draw:name="Imagen11" text:anchor-type="paragraph" svg:x="0cm" svg:y="0cm" svg:width="11.562cm" svg:height="2.672cm" draw:z-index="10"><draw:image xlink:href="Pictures/10000000000001B50000006528478B862D497884.png" xlink:type="simple" xlink:show="embed" xlink:actuate="onLoad"/></draw:frame><text:soft-page-break/></text:p>
      <text:p text:style-name="P185"/>
      <text:p text:style-name="P246"/>
      <text:p text:style-name="P246"/>
      <text:p text:style-name="P246"/>
      <text:p text:style-name="P246"/>
      <text:list xml:id="list5255772613147024348" text:style-name="L35">
        <text:list-item>
          <text:p text:style-name="P359">Al metodo de node le agregamos un metodo de los array llamado Find() para que el primer argumento que haga match con el filtro que le pasamos nos haga las instrucciones de abajo.</text:p>
        </text:list-item>
        <text:list-item>
          <text:p text:style-name="P359">Debemos recordar que <text:span text:style-name="T1">process.argv </text:span>nos retornara un array con el resultado.</text:p>
        </text:list-item>
      </text:list>
      <text:p text:style-name="P186"/>
      <text:p text:style-name="P186"><text:a xlink:type="simple" xlink:href="https://nodejs.org/docs/latest/api/process.html#process_process_argv" text:style-name="Internet_20_link" text:visited-style-name="Visited_20_Internet_20_Link">https://nodejs.org/docs/latest/api/process.html#process_process_argv</text:a></text:p>
      <text:p text:style-name="P186">Aqui tenemos la documentacion de este proceso.</text:p>
      <text:p text:style-name="P186"/>
      <text:p text:style-name="P186"/>
      <text:p text:style-name="P186"/>
      <text:p text:style-name="P186"/>
      <text:p text:style-name="P186"/>
      <text:p text:style-name="P186"/>
      <text:p text:style-name="P30">Definicion de un Broker de Mensajeria</text:p>
      <text:p text:style-name="P187"/>
      <text:p text:style-name="P187">Platziverse MQTT va a ser el servidor encargado de recibir los mensaje de los agentes de monitoreo y re-distribuirlos a los agentes que estaran “escuchando” o la espera de mensaje.</text:p>
      <text:p text:style-name="P187"/>
      <text:p text:style-name="P187">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87"/>
      <text:p text:style-name="P187"/>
      <text:p text:style-name="P187"/>
      <text:p text:style-name="P187"/>
      <text:p text:style-name="P187"/>
      <text:p text:style-name="P31">Definicion de los tipos de mensajes</text:p>
      <text:p text:style-name="P31"/>
      <text:p text:style-name="P188">Antes de empezar con la implementacion de nuestro servidor de MQTT debemos definir el tipo de mensajes que vamos a utilizar.</text:p>
      <text:p text:style-name="P188"/>
      <text:p text:style-name="P188">Crearemos un archivo readme en nuestra carpeta “platziverse-mqtt”</text:p>
      <text:p text:style-name="P188"/>
      <text:p text:style-name="P188">Vamos a utilizar un evento para cuando el usuario se conecte para esto utilizamos “agent/connected” ademas utilizaremos “agent/disconnected” para cuando el agente se desconecte y por ultimo un evento para cuando nos envien un mensaje “agent/message”.</text:p>
      <text:p text:style-name="P188"/>
      <text:p text:style-name="P189"/>
      <text:p text:style-name="P189"/>
      <text:p text:style-name="P189"/>
      <text:p text:style-name="P32"><text:soft-page-break/>Implementacion del servidor MQTT</text:p>
      <text:p text:style-name="P32"/>
      <text:p text:style-name="P189">Vamos a comenzar con la implementacion de nuestro servidor de MQTT.</text:p>
      <text:p text:style-name="P189"/>
      <text:p text:style-name="P189">Por defecto el puerto donde va a correr el servidor MQTT es el 8083.</text:p>
      <text:p text:style-name="P189"/>
      <text:p text:style-name="P190">Vamos a iniciar un nuevo modulo de node.js y vamos a instalar las siguientes dependencias de desarrollo:</text:p>
      <text:p text:style-name="P190"/>
      <text:p text:style-name="P172">npm i –save-dev standard nodemon</text:p>
      <text:p text:style-name="P190"/>
      <text:list xml:id="list5264651132810615171" text:style-name="L36">
        <text:list-item>
          <text:p text:style-name="P360">Nodemon nos permite facilitar la carga de los cambios que realicemos en nuestro server de node.js, pero ojo no vamos a usar este en un ambiente de produccion, solo lo vamos a usar en el ambiente de desarrollo.</text:p>
        </text:list-item>
      </text:list>
      <text:p text:style-name="P190"/>
      <text:p text:style-name="P172"><text:a xlink:type="simple" xlink:href="https://nodemon.io/" text:style-name="Internet_20_link" text:visited-style-name="Visited_20_Internet_20_Link"><text:span text:style-name="T18">https://nodemon.io/</text:span></text:a></text:p>
      <text:p text:style-name="P190"/>
      <text:p text:style-name="P190">Ahora vamos a crear los scripts necesarios para correr nuestro proyecto tanto para desarrollo como para produccion.</text:p>
      <text:p text:style-name="P190"/>
      <text:p text:style-name="P190"><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87"/>
      <text:p text:style-name="P187"/>
      <text:p text:style-name="P187"/>
      <text:p text:style-name="P187"/>
      <text:p text:style-name="P187"/>
      <text:list xml:id="list7908465023477317509" text:style-name="L37">
        <text:list-item>
          <text:p text:style-name="P361">Le decimos que en uno nos use DEBUG para ver los errores y ademas que nos ejecute el servidor usando nodemon para recargar los cambios que ocurran en nuestro codigo.</text:p>
        </text:list-item>
        <text:list-item>
          <text:p text:style-name="P361">Luego esta el script para produccion donde le seteamos una variable de entorno a node que diga produccion y ejecutamos el script de nuestro servidor.</text:p>
        </text:list-item>
      </text:list>
      <text:p text:style-name="P190"/>
      <text:p text:style-name="P190"/>
      <text:p text:style-name="P191">Ahora seguimos instalando nuestras dependencias del modulo:</text:p>
      <text:p text:style-name="P191"/>
      <text:p text:style-name="P173">npm install –save debug mosca redis chalk</text:p>
      <text:p text:style-name="P173"/>
      <text:list xml:id="list3128778258819500238" text:style-name="L38">
        <text:list-item>
          <text:p text:style-name="P362">mosca es nuestro modulo que nos permite implementar un servidor <text:span text:style-name="T1">mqtt</text:span>, y redis sera nuestro backend de almacenamiento de mensajes.</text:p>
        </text:list-item>
      </text:list>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3"><text:soft-page-break/>Ahora veamos la implementacion basica de un servidor usando mosca y como backend redis:</text:p>
      <text:p text:style-name="P193"><draw:frame draw:style-name="fr2" draw:name="Imagen13" text:anchor-type="paragraph" svg:width="19.5cm" svg:height="9.37cm" draw:z-index="12"><draw:image xlink:href="Pictures/1000000000000385000001B1DD1F78696FB93F33.png" xlink:type="simple" xlink:show="embed" xlink:actuate="onLoad"/></draw:frame></text:p>
      <text:list xml:id="list980787024306080399" text:style-name="L39">
        <text:list-item>
          <text:p text:style-name="P363">Mosca necesita un objeto de configuracion con el puerto en el que va a correr y ademas un objeto del backend que vamos a manejar para almacenar los mensajes que nos lleguen al servidor.</text:p>
        </text:list-item>
        <text:list-item>
          <text:p text:style-name="P363">En el objeto del backend le decimos el tipo que sera, la referencia del objeto de redis que requerimos y ademas que nos retorne un buffer que lo que hace es convertir a binario los datos y asi mas facil procesarlos.</text:p>
        </text:list-item>
        <text:list-item>
          <text:p text:style-name="P363">Luego creamos la instancia y como este es un event emiter, creamos un evento cuando este este listo.</text:p>
        </text:list-item>
      </text:list>
      <text:p text:style-name="P193"/>
      <text:p text:style-name="P193"/>
      <text:p text:style-name="P194">Una cosa importante es que para poder correr redis tenemos que tener corriendo este servidor de redis.</text:p>
      <text:p text:style-name="P194"/>
      <text:p text:style-name="P195">Podemos instalarlo asi:</text:p>
      <text:list xml:id="list639635991145983358" text:style-name="L40">
        <text:list-item>
          <text:p text:style-name="P364">wget <text:a xlink:type="simple" xlink:href="http://download.redis.io/redis-stable.tar.gz" text:style-name="Internet_20_link" text:visited-style-name="Visited_20_Internet_20_Link">http://download.redis.io/redis-stable.tar.gz</text:a></text:p>
        </text:list-item>
        <text:list-item>
          <text:p text:style-name="P364">Descomprimimos el torball: tar xvzf redis-stable.tar.gz</text:p>
        </text:list-item>
        <text:list-item>
          <text:p text:style-name="P364">Luego entramos a la carpeta <text:span text:style-name="T1">cd redis-stable</text:span>.</text:p>
        </text:list-item>
        <text:list-item>
          <text:p text:style-name="P364">Por ultimo instalamos el paquete: <text:span text:style-name="T1">make</text:span></text:p>
        </text:list-item>
        <text:list-item>
          <text:p text:style-name="P364">Ya podemos correr redis, con el comando <text:span text:style-name="T1">redis-server &amp; </text:span><text:s/>y lo podemos mandar a background si queremos.</text:p>
        </text:list-item>
      </text:list>
      <text:p text:style-name="P195"/>
      <text:p text:style-name="P195"/>
      <text:p text:style-name="P195"/>
      <text:p text:style-name="P195"/>
      <text:p text:style-name="P195"/>
      <text:p text:style-name="P195"/>
      <text:p text:style-name="P195"/>
      <text:p text:style-name="P195"/>
      <text:p text:style-name="P195"/>
      <text:p text:style-name="P33"><text:soft-page-break/>Como recibir mensajes</text:p>
      <text:p text:style-name="P33"/>
      <text:p text:style-name="P195">Ya tenemos implementado el servidor, pero hasta ahora no sabemos como recibir mensajes, ya sea cuando un cliente se conecta, o cuando hay un mensaje.</text:p>
      <text:p text:style-name="P195"/>
      <text:p text:style-name="P196">Para recibir un mensaje este el evento que se tiene que emitir. </text:p>
      <text:list xml:id="list1816791785201975498" text:style-name="L41">
        <text:list-item>
          <text:p text:style-name="P365"><draw:frame draw:style-name="fr2" draw:name="Imagen14" text:anchor-type="paragraph" svg:width="19.5cm" svg:height="2.826cm" draw:z-index="13"><draw:image xlink:href="Pictures/100000000000037A0000008183B4F850D548FD78.png" xlink:type="simple" xlink:show="embed" xlink:actuate="onLoad"/></draw:frame>Como vemos este recibe un packet, que basicamente es el que contiene toda la informacion del cliente mqtt que se va a conectar. </text:p>
        </text:list-item>
        <text:list-item>
          <text:p text:style-name="P356">Topic: <text:span text:style-name="T18">Es el tipo del objeto que nos llega, por ejemplo: AgentDisconnected, AgentConnected, AgentMessage. Como la logica que definimos para guardar nuestros agentes y metricas.</text:span></text:p>
        </text:list-item>
        <text:list-item>
          <text:p text:style-name="P356">Payload<text:span text:style-name="T18">: Contiene el mensaje del agente que nos envia algo.</text:span></text:p>
        </text:list-item>
      </text:list>
      <text:p text:style-name="P196"/>
      <text:p text:style-name="P174"><text:span text:style-name="T18">Ahora tenemos que instalar un agente </text:span>mqtt<text:span text:style-name="T18"> para poder probar estos eventos, podemos instalar uno de manera global:</text:span></text:p>
      <text:p text:style-name="P196"/>
      <text:p text:style-name="P174"><text:span text:style-name="T102">sudo </text:span>npm install -g mqtt</text:p>
      <text:p text:style-name="P174"/>
      <text:p text:style-name="P197">Luego ponemos a correr nuestros servidor de mosca y despues de que este corriendo podemos abrir una nueva terminal de comandos y enviar el siguiente comando con <text:span text:style-name="T1">mqtt</text:span></text:p>
      <text:p text:style-name="P197"/>
      <text:p text:style-name="P175">mqtt pub -t 'agent/message' -h localhost -m 'hello platziverse'</text:p>
      <text:p text:style-name="P196"/>
      <text:list xml:id="list2554819185640794068" text:style-name="L42">
        <text:list-item>
          <text:p text:style-name="P357"><text:span text:style-name="T18">Le decimos que haga un published con </text:span>pub<text:span text:style-name="T18"> luego con el flag </text:span>-t<text:span text:style-name="T18"> le indicamos el topic, seguido indicamos el servidor al que nos vamos a conectar con el flag </text:span>-h<text:span text:style-name="T18"> y por ultimo con el flag </text:span>-m<text:span text:style-name="T18"> indicamos el payload del mensaje que queremos mandar.</text:span></text:p>
        </text:list-item>
      </text:list>
      <text:p text:style-name="P197">Luego recibiremos un output asi:</text:p>
      <text:p text:style-name="P197"><draw:frame draw:style-name="fr3" draw:name="Imagen15" text:anchor-type="paragraph" svg:x="0.065cm" svg:y="0.28cm" svg:width="12.012cm" svg:height="3.254cm" draw:z-index="14"><draw:image xlink:href="Pictures/10000000000001C60000007BE12EF04476C703FD.png" xlink:type="simple" xlink:show="embed" xlink:actuate="onLoad"/></draw:frame></text:p>
      <text:p text:style-name="P197"/>
      <text:p text:style-name="P196"/>
      <text:p text:style-name="P196"/>
      <text:p text:style-name="P196"/>
      <text:p text:style-name="P196"/>
      <text:p text:style-name="P196"/>
      <text:p text:style-name="P196"/>
      <text:p text:style-name="P196"/>
      <text:list xml:id="list4099059257167103289" text:style-name="L43">
        <text:list-item>
          <text:p text:style-name="P366">El mensaje que realmente nos importa es el payload y el recieved que tenemos encima del payload con nuestro mensaje, esos si nos llegan a nosotros, los otros son internos de mqtt.</text:p>
        </text:list-item>
      </text:list>
      <text:p text:style-name="P197"/>
      <text:p text:style-name="P198">Tambien podemos enviar objetos JSON dentro del mensaje:</text:p>
      <text:p text:style-name="P176">mqtt pub -t 'agent/message' -h localhost -m '{ “hello”: “platziverse” }'</text:p>
      <text:p text:style-name="P176"/>
      <text:p text:style-name="P198">Despues tenemos que implementar una logica para poder pasar o convertir estos objetos que recibimos en objetos JSON para poder operar sobre ellos.</text:p>
      <text:p text:style-name="P198"/>
      <text:p text:style-name="P199"><text:soft-page-break/>Ahora miremos como manejar los errores, las promesas rechazadas y las excepciones no manejadas, siempre debemos hacer esto como buena practica cuando desarrollamos aplicaciones JS:</text:p>
      <text:p text:style-name="P199"><draw:frame draw:style-name="fr2" draw:name="Imagen16" text:anchor-type="paragraph" svg:width="19.5cm" svg:height="5.521cm" draw:z-index="15"><draw:image xlink:href="Pictures/10000000000003B60000010D718D47557638776D.png" xlink:type="simple" xlink:show="embed" xlink:actuate="onLoad"/></draw:frame></text:p>
      <text:p text:style-name="P199"/>
      <text:p text:style-name="P199"/>
      <text:p text:style-name="P199"/>
      <text:p text:style-name="P199"/>
      <text:p text:style-name="P34">Como integrar el servidor MQTT con la base de datos</text:p>
      <text:p text:style-name="P200"/>
      <text:p text:style-name="P200">Hay muchas formas de publicar nuestro modulo. En este caso vamos a referenciarlo como un modulo local.</text:p>
      <text:p text:style-name="P200"/>
      <text:p text:style-name="P177">RETO #3:</text:p>
      <text:p text:style-name="P200">Ves un patron aquí? -El modulo de configuracion se reutiliza del script de configuracion de la base de datos, puedes volverlo un modulo standalone? Como lo llamarias?</text:p>
      <text:p text:style-name="P200"/>
      <text:p text:style-name="P200"/>
      <text:p text:style-name="P201">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01"/>
      <text:list xml:id="list4178663880210117169" text:style-name="L44">
        <text:list-item>
          <text:p text:style-name="P367"><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67">Luego ya podemos usar los modelos de agent y metrica.</text:p>
        </text:list-item>
      </text:list>
      <text:p text:style-name="P201"/>
      <text:p text:style-name="P201">Ahora como vemos que este objeto de configuracion se repite para cada uno de nuestros modulos, como reto vamos a hacer un modulo o una funcion pequenia que nos permita requerir este objeto y usarlo donde lo necesitemos.</text:p>
      <text:p text:style-name="P201"/>
      <text:p text:style-name="P202"><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02"/>
      <text:p text:style-name="P202"/>
      <text:p text:style-name="P202"/>
      <text:p text:style-name="P202"/>
      <text:p text:style-name="P202"/>
      <text:p text:style-name="P35">Como almacenar la informacion del agente y reportar el <text:span text:style-name="T103">agente </text:span>conectado</text:p>
      <text:p text:style-name="P203"/>
      <text:p text:style-name="P178"><text:span text:style-name="T18">Para implementar la persistencia de los mensaje en la base de datos necesitamos tener una referencia de todos los agentes que tenemos conectados. Tenemos que crear un mapa de </text:span>JavaScript<text:span text:style-name="T18">.</text:span></text:p>
      <text:p text:style-name="P178"><text:span text:style-name="T18">Cada vez que un cliente se conecte vamos a capturar el </text:span>ID<text:span text:style-name="T18"> y la informacion del agente. Por ahora no conocemos la informacion porque no hemos recibido el primer mensaje, asi que mas adelante le vamos a setear la informacion.</text:span></text:p>
      <text:p text:style-name="P203"/>
      <text:p text:style-name="P203">Despues vamos a empezar a trabajar con los mensajes que publican en nuestro servidor. Para eso vamos a optener el topic y hacer un switch.</text:p>
      <text:p text:style-name="P178"><text:span text:style-name="T18">EL </text:span>switch<text:span text:style-name="T18"> es una estructura de control de </text:span>JS<text:span text:style-name="T18"> que permite ejecutar un codigo.</text:span></text:p>
      <text:p text:style-name="P203"/>
      <text:p text:style-name="P204">Creamos un codigo para guardar las referencias de todos los agentes que se conecten, para esto vamos a usar una propiedad de objetos llamada <text:span text:style-name="T1">.Map(), </text:span>este e<text:span text:style-name="T104">s un objeto que itera sobre sus elementos en orden que son insertados y devuelven un objeto de llave valor para cada iteracion.</text:span></text:p>
      <text:p text:style-name="P204"/>
      <text:p text:style-name="P205"><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05"/>
      <text:list xml:id="list5004407358739828891" text:style-name="L45">
        <text:list-item>
          <text:p text:style-name="P368"><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05"/>
      <text:p text:style-name="P205">Ahora veamos como implementamos en el evento de publish la forma de crear o actualizar un agente:</text:p>
      <text:p text:style-name="P205"/>
      <text:p text:style-name="P205"><draw:frame draw:style-name="fr3" draw:name="Imagen19" text:anchor-type="paragraph" svg:x="0.019cm" svg:y="0cm" svg:width="18.191cm" svg:height="13.365cm" draw:z-index="18"><draw:image xlink:href="Pictures/10000000000003230000024E34DFB625A3435010.png" xlink:type="simple" xlink:show="embed" xlink:actuate="onLoad"/></draw:frame><text:soft-page-break/></text:p>
      <text:list xml:id="list574616026494548885" text:style-name="L46">
        <text:list-item>
          <text:p text:style-name="P369">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69">Como el payload nos llega en Buffer o en otro formato, lo primero que hacemos es <text:span text:style-name="T105">convertirlo a String, en el caso de que sea un Buffer y luego lo pasamos a Formato de objeto JavaScript.</text:span></text:p>
        </text:list-item>
        <text:list-item>
          <text:p text:style-name="P370">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70">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06"/>
      <text:p text:style-name="P206"/>
      <text:p text:style-name="P206"/>
      <text:p text:style-name="P206"/>
      <text:p text:style-name="P206"/>
      <text:p text:style-name="P206"/>
      <text:p text:style-name="P206"/>
      <text:p text:style-name="P282"><text:soft-page-break/>Como almacenar la informacion de las metricas</text:p>
      <text:p text:style-name="P206"/>
      <text:p text:style-name="P207">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07"/>
      <text:p text:style-name="P207">Como identificar cuando alguien se desconecta?</text:p>
      <text:p text:style-name="P207"/>
      <text:p text:style-name="P207">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07"/>
      <text:p text:style-name="P208">Aca ya vamos a implementar un codigo para poder crear las metricas que nos va reportando un agente.</text:p>
      <text:p text:style-name="P208"/>
      <text:p text:style-name="P208"><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list xml:id="list2031144141923832730" text:style-name="L47">
        <text:list-item>
          <text:p text:style-name="P371">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71">Por ultimo podemos mostrar un mensaje de debug para ver lo que guardamos.</text:p>
        </text:list-item>
      </text:list>
      <text:p text:style-name="P208"/>
      <text:p text:style-name="P208">Ahora tenemos que implementar la parte de la desconexion de un agente.</text:p>
      <text:p text:style-name="P208"/>
      <text:p text:style-name="P208"><draw:frame draw:style-name="fr1" draw:name="Imagen21" text:anchor-type="paragraph" svg:width="18.27cm" svg:height="7.387cm" draw:z-index="20"><draw:image xlink:href="Pictures/10000000000003C70000018761C842EB79DADC03.png" xlink:type="simple" xlink:show="embed" xlink:actuate="onLoad"/></draw:frame></text:p>
      <text:list xml:id="list5130137754829095179" text:style-name="L48">
        <text:list-item>
          <text:p text:style-name="P372"><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72">Luego podemos borrar el cliente del objeto con <text:span text:style-name="T1">delete.</text:span></text:p>
        </text:list-item>
        <text:list-item>
          <text:p text:style-name="P373">Por ultimo enviamos un mensaje notificando que se desconecto el agente.</text:p>
        </text:list-item>
      </text:list>
      <text:p text:style-name="P209"/>
      <text:p text:style-name="P209"/>
      <text:p text:style-name="P209"/>
      <text:p text:style-name="P209"/>
      <text:p text:style-name="P209"/>
      <text:p text:style-name="P209"/>
      <text:p text:style-name="P209"/>
      <text:p text:style-name="P36">Probando el servidor MQTT (Ejemplo con mqtt client)</text:p>
      <text:p text:style-name="P210"/>
      <text:p text:style-name="P210">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10">Vamos a enviar un <text:span text:style-name="T1">agentMessage</text:span> y el mensaje que vamos a enviar sera un objeto <text:span text:style-name="T1">JSON</text:span> con la informacion del agente y la informacion de las metricas. Un objeto y un arreglo, respectivamente.</text:p>
      <text:p text:style-name="P210"/>
      <text:p text:style-name="P179">RETO #4<text:span text:style-name="T18">:</text:span></text:p>
      <text:p text:style-name="P210">Actualmente las metricas se almacenan en serie en la base de datos, refactorizar para que se almacenen en paralelo.</text:p>
      <text:p text:style-name="P210"/>
      <text:p text:style-name="P210"/>
      <text:p text:style-name="P211">Aca lo que hicimos fue enviar un mensaje a la ruta de <text:span text:style-name="T1">agent/message</text:span> para almacenar un agente y depaso almacenar las metricas que nos vaya reportando este agente.</text:p>
      <text:p text:style-name="P211">Veamos la estructura de un mensaje con formato JSON bien armado:</text:p>
      <text:p text:style-name="P211"/>
      <text:p text:style-name="P180">mqtt pub -t 'agent/message' -m '{ "agent": { "uuid": "xxx", "name": "Steven", "username": "prueba", "pid": 123, "hostname": "platzibogota" }, "metrics": [{ "type": "temp", "value": "45" }, { "type": "memory", "value": "1024" }]}'</text:p>
      <text:p text:style-name="P180"/>
      <text:p text:style-name="P211">Lis<text:span text:style-name="T106">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11"/>
      <text:p text:style-name="P212">Ahora veamos como refactorizar este codigo. <text:span text:style-name="T107">Podemos usar funciones de las promesas para resolverlas al tiempo, como lo hace el metodo de All(). </text:span></text:p>
      <text:p text:style-name="P212"/>
      <text:p text:style-name="P213">Estaba intentando hacer el reto, lo puede hacer, pero luego me salio un error que no sabia por que ocurria, luego vi en el sistema de comentarios un aporte muy bueno para esta solucion del reto, asi que use este en mi codigo:</text:p>
      <text:p text:style-name="P213"/>
      <text:list xml:id="list3150678936924934734" text:style-name="L49">
        <text:list-item>
          <text:p text:style-name="P374"><draw:frame draw:style-name="fr3" draw:name="Imagen22" text:anchor-type="paragraph" svg:x="0.079cm" svg:y="0cm" svg:width="17.648cm" svg:height="2.223cm" draw:z-index="21"><draw:image xlink:href="Pictures/100000000000029B00000054700AED7AF334AC19.png" xlink:type="simple" xlink:show="embed" xlink:actuate="onLoad"/></draw:frame>Usa promise.all para resolverlas todas y luego el map para un nuevo array.</text:p>
        </text:list-item>
      </text:list>
      <text:p text:style-name="P213"><text:soft-page-break/></text:p>
      <text:p text:style-name="P284">Construyendo el agente de monitoreo (platziverse-agent)</text:p>
      <text:p text:style-name="P283"/>
      <text:p text:style-name="P283">Como implementar un custom EventEmitter usando ES6 Classes</text:p>
      <text:p text:style-name="P283"/>
      <text:p text:style-name="Preformatted_20_Text"><text:span text:style-name="T34">El </text:span><text:span text:style-name="T35">Agent</text:span> <text:span text:style-name="T49">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73"/>
      <text:p text:style-name="P287"><text:span text:style-name="T47">Este modulo lo vamos a desarrollar como un </text:span><text:span text:style-name="T45">EventEmitter.</text:span><text:span text:style-name="T42"> En esta clase vamos a aprender como crear uno personalizado, utilizando</text:span><text:span text:style-name="T45"> ES6</text:span><text:span text:style-name="T42">. </text:span></text:p>
      <text:p text:style-name="P259"/>
      <text:p text:style-name="P287"><text:span text:style-name="T42">El modulo de </text:span><text:span text:style-name="T45">Node</text:span><text:span text:style-name="T42"> que nos permite crear </text:span><text:span text:style-name="T45">EventEmitters</text:span><text:span text:style-name="T42"> esta dentro del paquete events, que viene en el core de </text:span><text:span text:style-name="T45">Node</text:span><text:span text:style-name="T42">, asi que no hay que instalar nada mas. Para esto vamos a crear una clase que vamos a extender del </text:span><text:span text:style-name="T45">EventEmitter</text:span><text:span text:style-name="T42">, y luego la vamos a exportar. Cuando vayamos a utilizar el modulo podemos exportar esta clase. El constructor de la clase va a recibir opciones, que inicialmente vamos a obviar. Lo ultimo sera llamar al constructor de la clase de </text:span><text:span text:style-name="T45">EventEmiter</text:span><text:span text:style-name="T42">.</text:span></text:p>
      <text:p text:style-name="P259"/>
      <text:p text:style-name="P259"/>
      <text:p text:style-name="P260"><draw:frame draw:style-name="fr2" draw:name="Imagen23" text:anchor-type="paragraph" svg:width="19.5cm" svg:height="5.034cm" draw:z-index="22"><draw:image xlink:href="Pictures/1000000000000377000000E50C5C53457E69371D.png" xlink:type="simple" xlink:show="embed" xlink:actuate="onLoad"/></draw:frame></text:p>
      <text:list xml:id="list4570842515206170446" text:style-name="L50">
        <text:list-item>
          <text:p text:style-name="P414">Como se mencionaba antes no necesitamos instalar nada para poder realizar un eventEmitter, este ya viene con el core de Node.</text:p>
        </text:list-item>
        <text:list-item>
          <text:p text:style-name="P414">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60"/>
      <text:p text:style-name="P260"><draw:frame draw:style-name="fr3" draw:name="Imagen24" text:anchor-type="paragraph" svg:x="0.64cm" svg:y="0.185cm" svg:width="9.645cm" svg:height="7.345cm" draw:z-index="23"><draw:image xlink:href="Pictures/10000000000001C90000015C946061F23F5B4A2D.png" xlink:type="simple" xlink:show="embed" xlink:actuate="onLoad"/></draw:frame>Ahora un ejemplo de un eventEmitter sencillo:</text:p>
      <text:list xml:id="list1130911599195571833" text:style-name="L51">
        <text:list-item>
          <text:p text:style-name="P415">Requerimos nuestra clase que tenemos en el index.js, y luego creamos una instancia de la clase.</text:p>
        </text:list-item>
        <text:list-item>
          <text:p text:style-name="P415">Luego podemos asignarle un escuchador al eventEmitter, indicando el nombre del evento y luego la accion que se ejecutara cuando este ocurra.</text:p>
        </text:list-item>
        <text:list-item>
          <text:p text:style-name="P415">Por ultimo ya podemos emitir los mensajes usando la misma <text:soft-page-break/>estructura del escuchador.</text:p>
        </text:list-item>
      </text:list>
      <text:p text:style-name="P260"/>
      <text:p text:style-name="P260"/>
      <text:p text:style-name="P260"/>
      <text:p text:style-name="P260"/>
      <text:p text:style-name="P43">Definiendo un timer de ejecucion continua (setInterval)</text:p>
      <text:p text:style-name="P43"/>
      <text:p text:style-name="P233">Esta clase esta super genial, veamos como implementamos la clase de nuestro EventEmitter ademas de usar el metodo de JS setInterval().</text:p>
      <text:p text:style-name="P233"/>
      <text:p text:style-name="P233"><draw:frame draw:style-name="fr2" draw:name="Imagen25" text:anchor-type="paragraph" svg:width="19.5cm" svg:height="12.846cm" draw:z-index="24"><draw:image xlink:href="Pictures/1000000000000300000001FA5AF51F942D0EF23A.png" xlink:type="simple" xlink:show="embed" xlink:actuate="onLoad"/></draw:frame><text:tab/></text:p>
      <text:list xml:id="list1447954202197114319" text:style-name="L52">
        <text:list-item>
          <text:p text:style-name="P416">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416">En la funcion <text:span text:style-name="T1">Connect()</text:span> verificamos si no esta conectado y ahi si setearle en true y crear la referencia del timer donde vamos a emitir el mensaje bajo el nombre del listener ‘agent/message’.</text:p>
        </text:list-item>
        <text:list-item>
          <text:p text:style-name="P416">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61"/>
      <text:p text:style-name="P261"><text:soft-page-break/>Luego si queremos hacer una prueba podemos hacer lo de la clase anterior, usando la interfaz de node desde la consola, requerimos nuestro modulo, le pasamos el tiempo en el que ocurriran los intervalos y luego creamos un evento:</text:p>
      <text:p text:style-name="P261"/>
      <text:p text:style-name="P251">Agent.on(‘agent/message’, console.log)</text:p>
      <text:p text:style-name="P251"/>
      <text:p text:style-name="P261">Como vemos usamos el nombre del evento con el que tenemos definido en el emit de la funcion de <text:span text:style-name="T1">connect() </text:span>en la clase. <text:span text:style-name="T108">Luego ya podemos llamar a la funcion </text:span><text:span text:style-name="T2">connect()</text:span><text:span text:style-name="T108"> y veremos que este ejecutara el mensaje que seteamos en el emit cada 2 segundos o según el tiempo que le hayamos pasado por parametro.</text:span></text:p>
      <text:p text:style-name="P261"/>
      <text:p text:style-name="P252">Agent.connect()</text:p>
      <text:p text:style-name="P262"/>
      <text:p text:style-name="P252"><text:span text:style-name="T18">Para desconectarnos o hacer que pare la emision lo unico que hacemos es llamar la fucion </text:span>disconnect()<text:span text:style-name="T18">.</text:span></text:p>
      <text:p text:style-name="P262"/>
      <text:p text:style-name="P262"/>
      <text:p text:style-name="P262"/>
      <text:p text:style-name="P262"/>
      <text:p text:style-name="P262"/>
      <text:p text:style-name="P262"/>
      <text:p text:style-name="P44">Implementacion del client MQTT</text:p>
      <text:p text:style-name="P234"/>
      <text:p text:style-name="P234">El agente se va a conectar al cliente <text:span text:style-name="T1">MQTT</text:span> para publicar metricas y recibir informacion.</text:p>
      <text:p text:style-name="P234"/>
      <text:p text:style-name="P89">RETO #5:</text:p>
      <text:p text:style-name="P234">Ves un patron aquí? El modulo de utilidades se reutiliza del proyecto-mqtt, puedes volverlo un modulo standalone? Como lo llamarias?.</text:p>
      <text:p text:style-name="P234"/>
      <text:p text:style-name="P235">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35"/>
      <text:p text:style-name="P90">Npm install mqtt debug defaults uuid –save</text:p>
      <text:p text:style-name="P90"/>
      <text:p text:style-name="P235">Ahora veamos el codigo de nuestra clase</text:p>
      <text:p text:style-name="P235"/>
      <text:p text:style-name="P235"><draw:frame draw:style-name="fr3" draw:name="Imagen26" text:anchor-type="paragraph" svg:x="0.065cm" svg:y="0.132cm" svg:width="18.734cm" svg:height="17.013cm" draw:z-index="25"><draw:image xlink:href="Pictures/1000000000000282000002479D9C76CC6B2B3BC3.png" xlink:type="simple" xlink:show="embed" xlink:actuate="onLoad"/></draw:frame><text:soft-page-break/></text:p>
      <text:list xml:id="list2691318390845398592" text:style-name="L53">
        <text:list-item>
          <text:p text:style-name="P381">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81">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81">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5"><text:soft-page-break/>Implementacion de metricas personalizadas</text:p>
      <text:p text:style-name="P45"/>
      <text:p text:style-name="P236">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36"/>
      <text:p text:style-name="P236"><draw:frame draw:style-name="fr2" draw:name="Imagen27" text:anchor-type="paragraph" svg:width="19.5cm" svg:height="10.848cm" draw:z-index="26"><draw:image xlink:href="Pictures/1000000000000366000001E4CC728AC3A2519B7C.png" xlink:type="simple" xlink:show="embed" xlink:actuate="onLoad"/></draw:frame></text:p>
      <text:list xml:id="list5698232762753802663" text:style-name="L54">
        <text:list-item>
          <text:p text:style-name="P382">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82">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427"><text:span text:style-name="T24">Luego verificamos que si la funcion que nos llega tiene parametros con la propiedad lenght, si esta cumple la condicion usamos el modulo de </text:span><text:span text:style-name="T29">utils</text:span><text:span text:style-name="T24"> de node con la funcion </text:span><text:span text:style-name="T29">promisify</text:span> <text:span text:style-name="T50">convertir un callback en una promesa.</text:span></text:p>
        </text:list-item>
        <text:list-item>
          <text:p text:style-name="P428"><text:span text:style-name="T47">Luego al mensaje le seteamos al array el tipo de la metrica y el valor resuelto con </text:span><text:span text:style-name="T54">await</text:span><text:span text:style-name="T52">.</text:span></text:p>
        </text:list-item>
      </text:list>
      <text:p text:style-name="P267"/>
      <text:p text:style-name="P267"/>
      <text:p text:style-name="P267"/>
      <text:p text:style-name="P267"/>
      <text:p text:style-name="P267"/>
      <text:p text:style-name="P267"/>
      <text:p text:style-name="P267"/>
      <text:p text:style-name="P37"><text:soft-page-break/>Probar agent (ejemplo)</text:p>
      <text:p text:style-name="P37"/>
      <text:p text:style-name="P215">En esta clase cogimos de ejemplo el codigo que teniamos en el usage del README.</text:p>
      <text:p text:style-name="P243"><text:span text:style-name="T7">Lo pegamos en un directorio llamado </text:span><text:span text:style-name="T3">examples</text:span><text:span text:style-name="T6"> </text:span><text:span text:style-name="T11">donde lo pusimos en un archivo </text:span><text:span text:style-name="T4">index.js</text:span><text:span text:style-name="T6"> </text:span><text:span text:style-name="T11">y luego lo ejecutamos normalmente con node desde la terminal.</text:span></text:p>
      <text:p text:style-name="P126"/>
      <text:p text:style-name="P127">Con este modulo de agente que acabamos de crear podemos recibir mensajes de otros agentes y ademas transmitir las metricas de nuestro agente.</text:p>
      <text:p text:style-name="P127"/>
      <text:p text:style-name="P127"/>
      <text:p text:style-name="P162"/>
      <text:p text:style-name="P162"><text:line-break/></text:p>
      <text:p text:style-name="P162"/>
      <text:p text:style-name="P162"/>
      <text:p text:style-name="P162"/>
      <text:p text:style-name="P285">Construyendo una API REST con Express (platziverse-api)</text:p>
      <text:p text:style-name="P285"/>
      <text:p text:style-name="P19">Implementacion de un servidor basico con express</text:p>
      <text:p text:style-name="P19"/>
      <text:p text:style-name="P128">Empezamos como siempre instalando las dependencias de desarrollo que vamos a utilizar. Standard para el linting y <text:span text:style-name="T1">nodemon</text:span> para correr el servidor en un entorno de desarrollo.</text:p>
      <text:p text:style-name="P128"/>
      <text:p text:style-name="P128">Luego creamos los scripts para estos:</text:p>
      <text:p text:style-name="P128"/>
      <text:p text:style-name="P163">“start-dev” : “DEBUG=platziverse:* nodemon server.js”</text:p>
      <text:p text:style-name="P163">“start” : “NODE_ENV=production node server.js”</text:p>
      <text:p text:style-name="P163"/>
      <text:p text:style-name="P128">Luego ya podemos instalar las primeras dependencias de produccion de nuestro proyecto, por el momento solo van a ser 3,<text:span text:style-name="T1"> express, chalk </text:span>y <text:span text:style-name="T1">debug</text:span>.</text:p>
      <text:p text:style-name="P128"/>
      <text:p text:style-name="P163">Npm i express chalk debug –save</text:p>
      <text:p text:style-name="P128"/>
      <text:p text:style-name="P134">A continuacion tenemos una definicion basica de un servidor usando http de node y express.js:</text:p>
      <text:p text:style-name="P134"/>
      <text:p text:style-name="P134"><draw:frame draw:style-name="fr2" draw:name="Imagen28" text:anchor-type="paragraph" svg:width="19.5cm" svg:height="5.436cm" draw:z-index="27"><draw:image xlink:href="Pictures/1000000000000364000000F2508B9338FA2409FF.png" xlink:type="simple" xlink:show="embed" xlink:actuate="onLoad"/></draw:frame></text:p>
      <text:p text:style-name="P127"/>
      <text:p text:style-name="P127"/>
      <text:p text:style-name="P20"><text:soft-page-break/>Definicion de rutas del API</text:p>
      <text:p text:style-name="P20"/>
      <text:p text:style-name="P129">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66"/>
      <text:p text:style-name="P129"><draw:frame draw:style-name="fr2" draw:name="Imagen29" text:anchor-type="paragraph" svg:width="19.5cm" svg:height="10.749cm" draw:z-index="28"><draw:image xlink:href="Pictures/1000000000000363000001DE1161A4757CD7007C.png" xlink:type="simple" xlink:show="embed" xlink:actuate="onLoad"/></draw:frame></text:p>
      <text:list xml:id="list6984846543060178896" text:style-name="L55">
        <text:list-item>
          <text:p text:style-name="P411">Requerimos express y creamos una instancia del metodo <text:span text:style-name="T1">Router()</text:span><text:span text:style-name="T18"> que tiene express. </text:span></text:p>
        </text:list-item>
        <text:list-item>
          <text:p text:style-name="P417">Definimos todas las rutas de la misma que la definiriamos en el servidor principal.</text:p>
        </text:list-item>
        <text:list-item>
          <text:p text:style-name="P417">Luego exportamos el objeto en el que estamos creando las rutas.</text:p>
        </text:list-item>
      </text:list>
      <text:p text:style-name="P263"/>
      <text:p text:style-name="P263">Ahora tenemos que requerir este modulo en nuestro servidor principal:</text:p>
      <text:p text:style-name="P263"><draw:frame draw:style-name="fr3" draw:name="Imagen30" text:anchor-type="paragraph" svg:x="0.009cm" svg:y="0.335cm" svg:width="15.725cm" svg:height="5.593cm" draw:z-index="29"><draw:image xlink:href="Pictures/10000000000003CD0000015A50AD658B60B6C39D.png" xlink:type="simple" xlink:show="embed" xlink:actuate="onLoad"/></draw:frame></text:p>
      <text:p text:style-name="P263"/>
      <text:p text:style-name="P127"/>
      <text:p text:style-name="P127"/>
      <text:p text:style-name="P127"/>
      <text:p text:style-name="P127"/>
      <text:p text:style-name="P127"/>
      <text:p text:style-name="P127"/>
      <text:p text:style-name="P127"/>
      <text:p text:style-name="P127"/>
      <text:p text:style-name="P127"/>
      <text:p text:style-name="P127"/>
      <text:p text:style-name="P127"/>
      <text:list xml:id="list954018040467233093" text:style-name="L56">
        <text:list-item>
          <text:p text:style-name="P335"><text:soft-page-break/>Se requiere el modulo que creamos y luego usamos <text:span text:style-name="T1">.use()</text:span> que es el metodo que nos permite crear middlewares en express.</text:p>
        </text:list-item>
        <text:list-item>
          <text:p text:style-name="P335">A este middleware le asignamos el nombre de la ruta a la que va a responder y le pasamos el <text:span text:style-name="T1">Router </text:span>que creamos.</text:p>
        </text:list-item>
      </text:list>
      <text:p text:style-name="P130"/>
      <text:p text:style-name="P130">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30"/>
      <text:p text:style-name="P164">sudo apt-get install httpie</text:p>
      <text:p text:style-name="P130"/>
      <text:p text:style-name="P130">Luego ya podemos usarlo para hacer peticiones a nuestro servidor de express, el cual nos debe responder los parametros que les pasemos a las rutas que definimos.</text:p>
      <text:p text:style-name="P130"/>
      <text:p text:style-name="P130"/>
      <text:p text:style-name="P164"><text:span text:style-name="T18">//</text:span><text:span text:style-name="T20">Aca hago una explicacion de una parte del codigo escrito en las rutas:</text:span></text:p>
      <text:p text:style-name="P132"/>
      <text:p text:style-name="P165">const { uuid } = req.params</text:p>
      <text:list xml:id="list8058919985897838050" text:style-name="L57">
        <text:list-item>
          <text:p text:style-name="P336">Esta tecnica es conocida como destructing assignment, esta tecnica nos permite sacar un valor de un objeto y asignarselo a una variable sola.</text:p>
        </text:list-item>
        <text:list-item>
          <text:p text:style-name="P336">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31"/>
      <text:p text:style-name="P131"/>
      <text:p text:style-name="P131"/>
      <text:p text:style-name="P131"/>
      <text:p text:style-name="P131"/>
      <text:p text:style-name="P131"/>
      <text:p text:style-name="P131"/>
      <text:p text:style-name="P21">Implementacion de manejo de errores con express</text:p>
      <text:p text:style-name="P21"/>
      <text:p text:style-name="P133">En esta clase manejamos los errores de las rutas usando middlewares de express:</text:p>
      <text:list xml:id="list6484751394578542399" text:style-name="L58">
        <text:list-item>
          <text:p text:style-name="P337"><draw:frame draw:style-name="fr2" draw:name="Imagen31" text:anchor-type="paragraph" svg:width="19.5cm" svg:height="8.327cm" draw:z-index="30"><draw:image xlink:href="Pictures/100000000000030E0000014E5E6DAFDAB68BD46F.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33"/>
      <text:p text:style-name="P133">El reto de esta clase es hacer customErrors para cada una de las rutas, por ejemplo que cuando ocurra un error en la ruta de agente, imprima el error con los parametros que le van pasando y asi.</text:p>
      <text:p text:style-name="P133"/>
      <text:p text:style-name="P135">La solucion propuesta fue la siguiente:</text:p>
      <text:p text:style-name="P135"/>
      <text:p text:style-name="P135"><draw:frame draw:style-name="fr3" draw:name="Imagen32" text:anchor-type="paragraph" svg:x="0.132cm" svg:y="0cm" svg:width="12.25cm" svg:height="6.244cm" draw:z-index="31"><draw:image xlink:href="Pictures/10000000000001CF000000EC980C36064973D2CB.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xml:id="list6899535839444446599" text:style-name="L59">
        <text:list-item>
          <text:p text:style-name="P338">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38">Por ultimo podemos capturar el StackTrace del error y asignarselo a la clase o al objeto de la clase que creamos cuando lo llamamos en le momento que ocurra un error.</text:p>
        </text:list-item>
      </text:list>
      <text:p text:style-name="P136"/>
      <text:p text:style-name="P136"/>
      <text:p text:style-name="P136"/>
      <text:p text:style-name="P136"/>
      <text:p text:style-name="P136"/>
      <text:p text:style-name="P136"/>
      <text:p text:style-name="P136"/>
      <text:p text:style-name="P22">Pruebas basicas de Integracion con Ava y supertest</text:p>
      <text:p text:style-name="P22"/>
      <text:p text:style-name="P137">En esta clase usamos Ava y supertest para hacer las primeras pruebas o las pruebas basicas de nuestra API.</text:p>
      <text:p text:style-name="P137"/>
      <text:p text:style-name="P137">Primero instalamos las dependencias de desarrollo que necesitamos:</text:p>
      <text:p text:style-name="P137"/>
      <text:p text:style-name="P167">npm install ava supertest –save-dev</text:p>
      <text:p text:style-name="P167"/>
      <text:p text:style-name="P137">Siguiente a esto podemos crear nuestro script en el package.json para correr nuestros tests. </text:p>
      <text:p text:style-name="P137"/>
      <text:p text:style-name="P167">“test”: “DEBUG=platziverse:* ava tests/ --verbose”</text:p>
      <text:p text:style-name="P167"/>
      <text:p text:style-name="P167"/>
      <text:p text:style-name="P167"/>
      <text:p text:style-name="P137"><text:soft-page-break/>Ahora podemos crear nuestra carpeta de test y copiar el siguiente codigo:</text:p>
      <text:p text:style-name="P137"/>
      <text:p text:style-name="P137"><draw:frame draw:style-name="fr2" draw:name="Imagen33" text:anchor-type="paragraph" svg:width="19.5cm" svg:height="9.901cm" draw:z-index="32"><draw:image xlink:href="Pictures/1000000000000384000001C958E2B95361BD98DA.png" xlink:type="simple" xlink:show="embed" xlink:actuate="onLoad"/></draw:frame></text:p>
      <text:list xml:id="list6334925623140956162" text:style-name="L60">
        <text:list-item>
          <text:p text:style-name="P339">requerimos ava y supertest. Luego vemos algo diferente con el uso de ava, se nota que usamos <text:span text:style-name="T1">cb() </text:span>para usar callbacks en lugar de Async/await. </text:p>
        </text:list-item>
        <text:list-item>
          <text:p text:style-name="P339">Le damos nombre a nuestro test y luego entramos a usar <text:span text:style-name="T1">supertest.</text:span></text:p>
        </text:list-item>
        <text:list-item>
          <text:p text:style-name="P351">Supertest <text:span text:style-name="T18">necesita para correr una instancia del servidor. </text:span><text:span text:style-name="T21">Mas adelante vemos como implementamos el poder exportar una instancia del servidor. </text:span></text:p>
        </text:list-item>
        <text:list-item>
          <text:p text:style-name="P340">Esta librería tambine nos permite encadenar o hacer chaining de metodos, en este caso hicimos una peticion get a la ruta /api/agents.</text:p>
        </text:list-item>
        <text:list-item>
          <text:p text:style-name="P340">Marcamos los resultados que esperamos, en este caso esperamos que nos devuelva un codigo 200 existoso y todo el body en tipo JSON.</text:p>
        </text:list-item>
        <text:list-item>
          <text:p text:style-name="P352"><text:span text:style-name="T18">Finalizando con la utilizacion de esta, usamos </text:span>end()<text:span text:style-name="T18"> para manejar la respuesta que nos entrega el servidor.</text:span></text:p>
        </text:list-item>
        <text:list-item>
          <text:p text:style-name="P352"><text:span text:style-name="T18">Dentro del metodo de la respuesta hacemos uso de ava, donde decimos que no deberia retornar ningun error, luego con un </text:span><text:span text:style-name="T4">deepEqual</text:span><text:span text:style-name="T18"> comparamos la respuesta del servidor con el resultado que queremos obtener.</text:span></text:p>
        </text:list-item>
        <text:list-item>
          <text:p text:style-name="P352"><text:span text:style-name="T18">Por ultimo y menos importante, usamos </text:span>t.end()<text:span text:style-name="T18"> para indicar que finalizamos un test con callbacks en AVA.</text:span></text:p>
        </text:list-item>
      </text:list>
      <text:p text:style-name="P139"/>
      <text:p text:style-name="P139"><draw:frame draw:style-name="fr3" draw:name="Imagen34" text:anchor-type="paragraph" svg:x="0.019cm" svg:y="1.164cm" svg:width="18.191cm" svg:height="5.055cm" draw:z-index="33"><draw:image xlink:href="Pictures/100000000000034A000000EAFF2FEA854A1003A7.png" xlink:type="simple" xlink:show="embed" xlink:actuate="onLoad"/></draw:frame>Ahora veamos el codigo en el servidor para poder exportar un instancia del servidor cuando estemos probando:</text:p>
      <text:list xml:id="list1970117773447042061" text:style-name="L61">
        <text:list-item>
          <text:p text:style-name="P353"><text:soft-page-break/><text:span text:style-name="T18">Aca usamos una propiedad llamada </text:span>module.parent<text:span text:style-name="T18"> que nos permite saber si un modulo es el padre o no. Cuando este no lo sea, vamos a correr el servidor y a escuchar en el puerto normalmente.</text:span></text:p>
        </text:list-item>
        <text:list-item>
          <text:p text:style-name="P341">En caso contrario si este es el padre lo que hacemos es no correr el servidor ya que estamos usando pruebas.</text:p>
        </text:list-item>
      </text:list>
      <text:p text:style-name="P139"/>
      <text:p text:style-name="Preformatted_20_Text"><text:span text:style-name="T25">(Tambien se pueden correr las pruebas con supertest si tenemos el servidor corriendo. Solo seria necesario pasar por parametro a </text:span><text:span text:style-name="T30">request(url) </text:span><text:span text:style-name="T25">y listo)</text:span></text:p>
      <text:p text:style-name="P138"/>
      <text:p text:style-name="P139">Aca voy a dejar la documentacion de ambas librerias:</text:p>
      <text:p text:style-name="P139"/>
      <text:p text:style-name="P288"><text:a xlink:type="simple" xlink:href="https://github.com/avajs/ava" text:style-name="Internet_20_link" text:visited-style-name="Visited_20_Internet_20_Link"><text:span text:style-name="T22">https://github.com/avajs/ava</text:span></text:a></text:p>
      <text:p text:style-name="P288"><text:a xlink:type="simple" xlink:href="https://github.com/visionmedia/supertest" text:style-name="Internet_20_link" text:visited-style-name="Visited_20_Internet_20_Link"><text:span text:style-name="T22">https://github.com/visionmedia/supertest</text:span></text:a></text:p>
      <text:p text:style-name="P139"/>
      <text:p text:style-name="P139"/>
      <text:p text:style-name="P139"/>
      <text:p text:style-name="P139"/>
      <text:p text:style-name="P139"/>
      <text:p text:style-name="P139"/>
      <text:p text:style-name="P23">Integracion con el modulo de base de datos</text:p>
      <text:p text:style-name="P23"/>
      <text:p text:style-name="P140">Aca vamos a crear nuestra conexión a la base de datos, para realizarla tenemos que hacer uso del manejo de modulos locales de npm usando el file en el package.json:</text:p>
      <text:p text:style-name="P140"/>
      <text:p text:style-name="P91"><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168"/>
      <text:p text:style-name="P237"><text:span text:style-name="T7">Luego podemos usar </text:span><text:span text:style-name="T3">npm install </text:span><text:span text:style-name="T7">para hacer la referencia simbolica del modulo de base de datos.</text:span></text:p>
      <text:p text:style-name="P141"/>
      <text:p text:style-name="P141"><draw:frame draw:style-name="fr2" draw:name="Imagen35" text:anchor-type="paragraph" svg:width="19.5cm" svg:height="9.61cm" draw:z-index="34"><draw:image xlink:href="Pictures/100000000000038F000001C1A5FE52A0D3A68EDB.png" xlink:type="simple" xlink:show="embed" xlink:actuate="onLoad"/></draw:frame></text:p>
      <text:list xml:id="list3481242117437717450" text:style-name="L62">
        <text:list-item>
          <text:p text:style-name="P383"><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42">Luego tenemos que requerir el modulo de base de datos. Luego de este paso tenemos que crear un middleware para cualquier ruta, este nos debe permitir crear la conexión a la base de datos solo una vez.</text:p>
        </text:list-item>
        <text:list-item>
          <text:p text:style-name="P342">Creamos el middleware asincrono y luego verificamos si ya nos hemos conectado antes, si no, establecemos la conexión pasandole el objeto de configuracion por defecto que teniamos en el modulo de base de datos. </text:p>
        </text:list-item>
        <text:list-item>
          <text:p text:style-name="P342">Una vez tengamos creado esto, podemos capturar los errores y luego guardar los objetos de Agente y Metrica.</text:p>
        </text:list-item>
        <text:list-item>
          <text:p text:style-name="P383"><text:span text:style-name="T7">Por ultimo nunca olvidar pasar la funcion </text:span><text:span text:style-name="T10">next(),</text:span><text:span text:style-name="T7"> sin esta no tenemos como seguir el flujo de codigo de nuestro servidor, en ausencia de esta nuestro codigo se estancaria y no podriamos hacer peticiones.</text:span></text:p>
        </text:list-item>
      </text:list>
      <text:p text:style-name="P142"/>
      <text:p text:style-name="P238"><text:span text:style-name="T7">La librería que instalamos se llama </text:span><text:span text:style-name="T10">express-asyncify</text:span><text:span text:style-name="T7">:</text:span></text:p>
      <text:p text:style-name="P143"/>
      <text:p text:style-name="P169">npm install –save express-asyncify</text:p>
      <text:p text:style-name="P143"/>
      <text:p text:style-name="P92"><text:span text:style-name="T11">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1"> para poder funcionar.</text:span></text:p>
      <text:p text:style-name="P143"><draw:frame draw:style-name="fr3" draw:name="Imagen36" text:anchor-type="paragraph" svg:x="0.053cm" svg:y="0.254cm" svg:width="7.117cm" svg:height="0.847cm" draw:z-index="35"><draw:image xlink:href="Pictures/100000000000010D000000205E97F2B65FD5D11F.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24">Implementacion de ruta del API</text:p>
      <text:p text:style-name="P24"/>
      <text:p text:style-name="P247">Para conectarse a la maldita base de datos, tenemos que escribir el siguiente comando: <text:line-break/></text:p>
      <text:p text:style-name="P247">sudo -i -u postgres psql -d (nombre de la base de datos)</text:p>
      <text:p text:style-name="P247"/>
      <text:p text:style-name="P247">De esta manera accedemos de una vez a la base de datos que queremos. </text:p>
      <text:p text:style-name="P247"/>
      <text:p text:style-name="P144">En esta clase se realiza la logica de cada una de las rutas de las API, veamos como se construyo cada una de estas apis. Como no es nada del otro mundo, voy a poner una foto del codigo y listo:</text:p>
      <text:p text:style-name="P144"/>
      <text:p text:style-name="P144"/>
      <text:p text:style-name="P144"/>
      <text:p text:style-name="P144"/>
      <text:p text:style-name="P144"/>
      <text:p text:style-name="P144"/>
      <text:p text:style-name="P144"><text:soft-page-break/>Esta es la foto del codigo de las dos rutas de agente, la que sirve para buscar todos los agentes conectados y la que busca el agente por ID. Ademas de las dos rutas para las metricas, la que busca por uuid y la que busca por uuid y type.</text:p>
      <text:p text:style-name="P144"/>
      <text:p text:style-name="P144"><draw:frame draw:style-name="fr3" draw:name="Imagen37" text:anchor-type="paragraph" svg:x="0.132cm" svg:y="0cm" svg:width="8.428cm" svg:height="9.978cm" draw:z-index="36"><draw:image xlink:href="Pictures/1000000000000187000001CFB7488F498AA4875A.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Como experiencia estresante, <text:span text:style-name="T109">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44"/>
      <text:p text:style-name="P144"/>
      <text:p text:style-name="P144"/>
      <text:p text:style-name="P144"/>
      <text:p text:style-name="P144"/>
      <text:p text:style-name="P144"/>
      <text:p text:style-name="P144"/>
      <text:p text:style-name="P25">Pruebas de integracion con Ava, Supertest y Sinon</text:p>
      <text:p text:style-name="P25"/>
      <text:p text:style-name="P145">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45"/>
      <text:p text:style-name="P145"/>
      <text:p text:style-name="P145"/>
      <text:p text:style-name="P145"/>
      <text:p text:style-name="P145"/>
      <text:p text:style-name="P145"><text:soft-page-break/>Ahora veamos una foto de solo un test y de los Stubs.</text:p>
      <text:p text:style-name="P145"/>
      <text:p text:style-name="P145"><draw:frame draw:style-name="fr2" draw:name="Imagen39" text:anchor-type="paragraph" svg:width="19.5cm" svg:height="10.268cm" draw:z-index="38"><draw:image xlink:href="Pictures/10000000000003AC000001EFDE4D82F868541114.png" xlink:type="simple" xlink:show="embed" xlink:actuate="onLoad"/></draw:frame></text:p>
      <text:list xml:id="list2218450362506388367" text:style-name="L63">
        <text:list-item>
          <text:p text:style-name="P343">Como se habia implementado en el modulo de base de datos, usamos el hook beforeEach para poder crear nuestro sandbox que contendra nuestros Stubs.</text:p>
        </text:list-item>
        <text:list-item>
          <text:p text:style-name="P343">Luego a nuestra variable de dbStub le asignamos lo que nos deberia retornar, en este caso son los stubs para los dos modelos.</text:p>
        </text:list-item>
        <text:list-item>
          <text:p text:style-name="P343">Siguiente a esto, tenemos que a cada stub de los modelos asignarles las funciones que llaman normalmente en el api, es decir, los metodos que tiene el modelo de DB. <text:span text:style-name="T110">A estos les podemos indicar cuando son llamados con algun parametro en especifico.</text:span></text:p>
        </text:list-item>
        <text:list-item>
          <text:p text:style-name="P344">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Ahora veamos un ejemplo del test de las rutas:</text:p>
      <text:p text:style-name="P146"/>
      <text:p text:style-name="P146"><draw:frame draw:style-name="fr5" draw:name="Imagen40" text:anchor-type="paragraph" svg:width="19.5cm" svg:height="10.654cm" draw:z-index="39"><draw:image xlink:href="Pictures/10000000000002F20000019CB95DC12DCAA6B463.png" xlink:type="simple" xlink:show="embed" xlink:actuate="onLoad"/></draw:frame></text:p>
      <text:list xml:id="list1378706214148135554" text:style-name="L64">
        <text:list-item>
          <text:p text:style-name="P345">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345">Luego dentro del <text:span text:style-name="T1">.end()</text:span> de <text:span text:style-name="T1">supertest</text:span>, podemos colocar todas las aserciones que deseemos hacer con <text:span text:style-name="T1">AVA</text:span>.</text:p>
        </text:list-item>
        <text:list-item>
          <text:p text:style-name="P346">La asercion <text:span text:style-name="T1">regex()</text:span> nos permite hacer un find de algun atributo dentro de un objeto, en este caso usamos expresiones regulares para buscar la cadena “<text:span text:style-name="T3">not found</text:span>”. Por ultimo como estamos usando callbacks en <text:span text:style-name="T1">AVA</text:span> tenemos que indicarle que ahi acaba la ejecucion del callback.</text:p>
        </text:list-item>
      </text:list>
      <text:p text:style-name="P147"/>
      <text:p text:style-name="P148"><text:a xlink:type="simple" xlink:href="https://github.com/avajs/ava#failmessage" text:style-name="Internet_20_link" text:visited-style-name="Visited_20_Internet_20_Link">https://github.com/avajs/ava#failmessage</text:a></text:p>
      <text:p text:style-name="P148"/>
      <text:p text:style-name="P148"><text:a xlink:type="simple" xlink:href="https://github.com/visionmedia/supertest" text:style-name="Internet_20_link" text:visited-style-name="Visited_20_Internet_20_Link">https://github.com/visionmedia/supertest</text:a></text:p>
      <text:p text:style-name="P148"/>
      <text:p text:style-name="P148"><text:a xlink:type="simple" xlink:href="http://sinonjs.org/releases/v4.3.0/" text:style-name="Internet_20_link" text:visited-style-name="Visited_20_Internet_20_Link">http://sinonjs.org/releases/v4.3.0/</text:a></text:p>
      <text:p text:style-name="P148"/>
      <text:p text:style-name="P148"/>
      <text:p text:style-name="P148"/>
      <text:p text:style-name="P148"/>
      <text:p text:style-name="P148"/>
      <text:p text:style-name="P148"/>
      <text:p text:style-name="P148"/>
      <text:p text:style-name="P148"/>
      <text:p text:style-name="P148"/>
      <text:p text:style-name="P148"/>
      <text:p text:style-name="P286"><text:soft-page-break/>Asegurando nuestra API REST con JWT</text:p>
      <text:p text:style-name="P286"/>
      <text:p text:style-name="P26">Definicion de JWT</text:p>
      <text:p text:style-name="P26"/>
      <text:p text:style-name="P149"><text:a xlink:type="simple" xlink:href="https://jwt.io/" text:style-name="Internet_20_link" text:visited-style-name="Visited_20_Internet_20_Link">https://jwt.io/</text:a></text:p>
      <text:p text:style-name="P149"/>
      <text:p text:style-name="P150">JWT funciona de la siguiente manera:</text:p>
      <text:p text:style-name="P150"/>
      <text:list xml:id="list6690406040290341768" text:style-name="L65">
        <text:list-item>
          <text:p text:style-name="P347">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347">El <text:span text:style-name="T1">token</text:span> se compone de tres partes:</text:p>
          <text:list>
            <text:list-item>
              <text:p text:style-name="P354">Header:<text:span text:style-name="T18"> Este espacio lo reservamos para indicar el algoritmo de encripcion del dato y el tipo de </text:span>token<text:span text:style-name="T18"> que vamos a utilizar.</text:span></text:p>
              <text:p text:style-name="P347"><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354">Payload:<text:span text:style-name="T18"> Es aquí donde colocamos la informacion pertinente del </text:span>token<text:span text:style-name="T18">.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347"><draw:frame draw:style-name="fr4" draw:name="Imagen43" text:anchor-type="paragraph" svg:width="15.372cm" svg:height="4.974cm" draw:z-index="41"><draw:image xlink:href="Pictures/1000000000000245000000BCAF15BA96BAB6D4FB.png" xlink:type="simple" xlink:show="embed" xlink:actuate="onLoad"/></draw:frame></text:p>
            </text:list-item>
            <text:list-item>
              <text:p text:style-name="P354">Verify Signature: <text:span text:style-name="T18">Este campo es el mas importante de todos. Pues este es la suma de los dos anteriores mas el campo actual. Veamos de que proceso se obtiene el resultado:</text:span></text:p>
              <text:p text:style-name="P347"><draw:frame draw:style-name="fr4" draw:name="Imagen42" text:anchor-type="paragraph" svg:width="15.822cm" svg:height="5.556cm" draw:z-index="40"><draw:image xlink:href="Pictures/1000000000000256000000D23A82929AD803AE0A.png" xlink:type="simple" xlink:show="embed" xlink:actuate="onLoad"/></draw:frame><text:soft-page-break/></text:p>
              <text:list>
                <text:list-item>
                  <text:p text:style-name="P348">El primer componente <text:span text:style-name="T1">header </text:span>en base64.</text:p>
                </text:list-item>
                <text:list-item>
                  <text:p text:style-name="P348">El segundo componente <text:span text:style-name="T1">payload</text:span> en base64.</text:p>
                </text:list-item>
                <text:list-item>
                  <text:p text:style-name="P348">El tercer componente <text:span text:style-name="T1">privatekey </text:span>en base64.</text:p>
                </text:list-item>
              </text:list>
            </text:list-item>
            <text:list-item>
              <text:p text:style-name="P348">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51"><draw:frame draw:style-name="fr3" draw:name="Imagen41" text:anchor-type="paragraph" svg:x="1.997cm" svg:y="0cm" svg:width="13.705cm" svg:height="3.598cm" draw:z-index="43"><draw:image xlink:href="Pictures/1000000000000206000000881EE2A5DDD800C72B.png" xlink:type="simple" xlink:show="embed" xlink:actuate="onLoad"/></draw:frame></text:p>
      <text:p text:style-name="P151"/>
      <text:p text:style-name="P151"/>
      <text:p text:style-name="P151"/>
      <text:p text:style-name="P151"/>
      <text:p text:style-name="P151"/>
      <text:p text:style-name="P151"/>
      <text:p text:style-name="P151"/>
      <text:p text:style-name="P151"/>
      <text:list xml:id="list190019097480833" text:continue-numbering="true" text:style-name="L65">
        <text:list-item>
          <text:list>
            <text:list-item>
              <text:p text:style-name="P348">Cuando se intenta modifcar cualquier informacion, ya sea el payload o el algoritmo o la seccion de <text:span text:style-name="T3">verify signature</text:span><text:span text:style-name="T6">, </text:span>el token se convierte en invalido. Es decir, puede ser interceptado por agentes maliciosos ya que su informacion es visible, pero este al ser alterado para beneficios de otros se invalida.</text:p>
            </text:list-item>
          </text:list>
        </text:list-item>
      </text:list>
      <text:p text:style-name="P151"/>
      <text:p text:style-name="P151"/>
      <text:p text:style-name="Preformatted_20_Text"><text:span text:style-name="T26">Tambien vimos como usar la clase </text:span><text:span text:style-name="T31">Buffer </text:span><text:span text:style-name="T26">que nos entrega node. Esta nos permite crear un buffer de un codigo </text:span><text:span text:style-name="T36">encoded</text:span><text:span text:style-name="T37"> </text:span><text:span text:style-name="T26">y usando el metodo </text:span><text:span text:style-name="T31">toString()</text:span><text:span text:style-name="T18"> </text:span><text:span text:style-name="T44">lo podemos volver cadena de texto.</text:span></text:p>
      <text:p text:style-name="P418"/>
      <text:p text:style-name="P419">Buffer.from('eyJzdWIiOiIxMjM0NTY3ODkwIiwibmFtZSI6IkpvaCBEb2UiLCJhZG1pbiI6dHJ1ZX0','base64').toString()</text:p>
      <text:p text:style-name="P421">Output</text:p>
      <text:p text:style-name="P419">'{"sub":"1234567890","name":"Joh Doe","admin":true}'</text:p>
      <text:p text:style-name="P419"/>
      <text:p text:style-name="P419">Aca dejare la documentacion de la clase:</text:p>
      <text:p text:style-name="P419"/>
      <text:p text:style-name="P289"><text:a xlink:type="simple" xlink:href="https://nodejs.org/api/buffer.html" text:style-name="Internet_20_link" text:visited-style-name="Visited_20_Internet_20_Link"><text:span text:style-name="T42">https://nodejs.org/api/buffer.html</text:span></text:a></text:p>
      <text:p text:style-name="P289"><text:a xlink:type="simple" xlink:href="https://www.w3schools.com/nodejs/ref_buffer.asp" text:style-name="Internet_20_link" text:visited-style-name="Visited_20_Internet_20_Link"><text:span text:style-name="T42">https://www.w3schools.com/nodejs/ref_buffer.asp</text:span></text:a></text:p>
      <text:p text:style-name="P419"/>
      <text:p text:style-name="P419"/>
      <text:p text:style-name="P419"/>
      <text:p text:style-name="P419"/>
      <text:p text:style-name="P419"/>
      <text:p text:style-name="P429"><text:soft-page-break/>Asegurando nuestra API con express-jwt</text:p>
      <text:p text:style-name="P429"/>
      <text:p text:style-name="P239">Primero necesitamos instalar el siguiente modulo que es el desarrollado por Auth0 para node:</text:p>
      <text:p text:style-name="P239"/>
      <text:p text:style-name="P93">npm install jsonwebtoken –save</text:p>
      <text:p text:style-name="P93"/>
      <text:p text:style-name="P239">Una vez tengamos instalada esta dependencia podemos implementarla en un modulo para poder hacer el <text:span text:style-name="T1">sign</text:span> y el <text:span text:style-name="T1">verify </text:span>de los token.</text:p>
      <text:p text:style-name="P239"/>
      <text:p text:style-name="P239">Veamos el codigo:</text:p>
      <text:p text:style-name="P239"/>
      <text:p text:style-name="P239"><draw:frame draw:style-name="fr2" draw:name="Imagen45" text:anchor-type="paragraph" svg:width="19.5cm" svg:height="6.197cm" draw:z-index="44"><draw:image xlink:href="Pictures/10000000000003450000010A866C99B153C652B8.png" xlink:type="simple" xlink:show="embed" xlink:actuate="onLoad"/></draw:frame></text:p>
      <text:p text:style-name="P239">Podemos probrar si queremos el modulo desde la terminal de node. Podremos verificar que el modulo funciona correctamente.</text:p>
      <text:p text:style-name="P239"/>
      <text:p text:style-name="P239"/>
      <text:p text:style-name="P239">Para poder usar <text:span text:style-name="T1">JWT</text:span> en express tenemos que instalar la siguiente dependencia:</text:p>
      <text:p text:style-name="P239"/>
      <text:p text:style-name="P93">npm install express-jwt –save</text:p>
      <text:p text:style-name="P93"/>
      <text:p text:style-name="P239">Con este podemos hacer uso de los middleware para poder hacer la autenticacion de cada una de las rutas que tenemos implementadas en nuestra API.</text:p>
      <text:p text:style-name="P239"><draw:frame draw:style-name="fr3" draw:name="Imagen46" text:anchor-type="paragraph" svg:x="0.046cm" svg:y="0.169cm" svg:width="14.176cm" svg:height="6.692cm" draw:z-index="45"><draw:image xlink:href="Pictures/1000000000000312000001732C6FD01C3B446526.png" xlink:type="simple" xlink:show="embed" xlink:actuate="onLoad"/></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list xml:id="list9180638194533234276" text:style-name="L66">
        <text:list-item>
          <text:p text:style-name="P385"><text:soft-page-break/>Sabemos que los middleware al ejecutar la ruta, este va a ejecutar las funciones de izquierda a derecha, sabemos que la ultima funcion en el handler de la ruta. </text:p>
        </text:list-item>
        <text:list-item>
          <text:p text:style-name="P385">Cuando hagan request a la ruta, este primero va a usar el modulo de <text:span text:style-name="T1">express-jwt </text:span>que instalamos y verificara el token que nos llega en el Header de autenticacion por defecto de HTTP.</text:p>
        </text:list-item>
        <text:list-item>
          <text:p text:style-name="P385">Luego verificamos que tenga usuario o username, de lo contrario no estaria autorizado.</text:p>
        </text:list-item>
        <text:list-item>
          <text:p text:style-name="P385">Si esta autorizado y no es un admin, solo puede buscar su agente.</text:p>
        </text:list-item>
        <text:list-item>
          <text:p text:style-name="P385">Si esta autorizado y es un admin, podra consultar todos los agentes conectados.</text:p>
        </text:list-item>
      </text:list>
      <text:p text:style-name="P240"/>
      <text:p text:style-name="P240"/>
      <text:p text:style-name="P240"/>
      <text:p text:style-name="P240"/>
      <text:p text:style-name="P240"/>
      <text:p text:style-name="P240"/>
      <text:p text:style-name="P430">Modificando las pruebas de integracion</text:p>
      <text:p text:style-name="P430"/>
      <text:p text:style-name="P387">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387"/>
      <text:p text:style-name="P388">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3">BeforeEach</text:span><text:span text:style-name="T7">.</text:span></text:p>
      <text:p text:style-name="P388"><draw:frame draw:style-name="fr3" draw:name="Imagen47" text:anchor-type="paragraph" svg:x="0.092cm" svg:y="0.307cm" svg:width="14.764cm" svg:height="0.609cm" draw:z-index="46"><draw:image xlink:href="Pictures/100000000000022E00000017C9E0331626A6AE88.png" xlink:type="simple" xlink:show="embed" xlink:actuate="onLoad"/></draw:frame><text:span text:style-name="T7"/></text:p>
      <text:p text:style-name="P388"><text:span text:style-name="T7"/></text:p>
      <text:p text:style-name="P388"><text:span text:style-name="T7"/></text:p>
      <text:p text:style-name="P388"><text:span text:style-name="T7">Pero aquí tenemos algo extra: El metodo sign() que definimos solo funciona con </text:span><text:span text:style-name="T3">callbacks</text:span><text:span text:style-name="T7"> y nosotros no queremos pasarle un </text:span><text:span text:style-name="T3">callback</text:span><text:span text:style-name="T7">, queremos que nos resuelva una promesa y nos entregue el resultado. La solucion es simple, como habiamos visto anteriormente con el modulo </text:span><text:span text:style-name="T10">util.promisify()</text:span><text:span text:style-name="T7"> de node, podemos covertir una funcion </text:span><text:span text:style-name="T3">callback</text:span><text:span text:style-name="T7"> a una promesa solo con hacer el wrap de la funcion:<text:line-break/></text:span></text:p>
      <text:p text:style-name="P388"><draw:frame draw:style-name="fr3" draw:name="Imagen48" text:anchor-type="paragraph" svg:x="0.012cm" svg:y="0cm" svg:width="18.68cm" svg:height="1.799cm" draw:z-index="47"><draw:image xlink:href="Pictures/10000000000002C200000044058D9AEC4F70AFD3.png" xlink:type="simple" xlink:show="embed" xlink:actuate="onLoad"/></draw:frame><text:span text:style-name="T7"/></text:p>
      <text:p text:style-name="P389"><text:span text:style-name="T7">Ahora veamos un test en el cual tiene que fallar la autenticacion:</text:span></text:p>
      <text:p text:style-name="P389"><draw:frame draw:style-name="fr3" draw:name="Imagen49" text:anchor-type="paragraph" svg:x="0.092cm" svg:y="0cm" svg:width="10.53cm" svg:height="4.789cm" draw:z-index="48"><draw:image xlink:href="Pictures/100000000000018E000000B533C6E60CBBF56694.png" xlink:type="simple" xlink:show="embed" xlink:actuate="onLoad"/></draw:frame><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389"><text:span text:style-name="T7"/></text:p>
      <text:p text:style-name="P431"><text:soft-page-break/><text:span text:style-name="T7">Implementando permisos con express-jwt-permissions</text:span></text:p>
      <text:p text:style-name="P431"><text:span text:style-name="T7"/></text:p>
      <text:p text:style-name="P390"><text:span text:style-name="T7">En esta clase vimos como implementar ademas de express-jwt el modulo que nos permita validar que permisos tiene cada usuario cuando quiera acceder a un recurso de nuestro servicio.</text:span></text:p>
      <text:p text:style-name="P390"><text:span text:style-name="T7"/></text:p>
      <text:p text:style-name="P390"><text:span text:style-name="T7">Para la validacion usamos el modulo </text:span><text:span text:style-name="T10">express-jwt-permissions</text:span><text:span text:style-name="T7">, de esta forma lo instalamos:</text:span></text:p>
      <text:p text:style-name="P390"><text:span text:style-name="T7"/></text:p>
      <text:p text:style-name="P400"><text:span text:style-name="T7">npm install express-jwt-permissions</text:span></text:p>
      <text:p text:style-name="P400"><text:span text:style-name="T7"/></text:p>
      <text:p text:style-name="P391"><text:span text:style-name="T7">Debemos tener en cuenta que el modulo de </text:span><text:span text:style-name="T10">express-jwt </text:span><text:span text:style-name="T7">y </text:span><text:span text:style-name="T10">express-jwt-permissions</text:span><text:span text:style-name="T7"> trabajan los dos juntos. No podemos usar este ultimo sin tener un modulo de validacion de JWT implementado antes.</text:span></text:p>
      <text:p text:style-name="P391"><text:span text:style-name="T7"/></text:p>
      <text:p text:style-name="P391"><text:span text:style-name="T7">Aca podemos consultar la documentacion del modulo:</text:span></text:p>
      <text:p text:style-name="P391"><text:span text:style-name="T7"/></text:p>
      <text:p text:style-name="P391"><text:a xlink:type="simple" xlink:href="https://www.npmjs.com/package/express-jwt-permissions" text:style-name="Internet_20_link" text:visited-style-name="Visited_20_Internet_20_Link"><text:span text:style-name="T7">https://www.npmjs.com/package/express-jwt-permissions</text:span></text:a></text:p>
      <text:p text:style-name="P391"><text:span text:style-name="T7"/></text:p>
      <text:p text:style-name="P391"><text:span text:style-name="T7">Este modulo lo usamos tambien como un middleware de express, este ira seguido del modulo de JWT, y ademas cuando lo pongamos tenemos que poner cuales son los permisos que queremos evaluar para dicha ruta:</text:span></text:p>
      <text:p text:style-name="P391"><text:span text:style-name="T7"/></text:p>
      <text:p text:style-name="P391"><draw:frame draw:style-name="fr2" draw:name="Imagen50" text:anchor-type="paragraph" svg:width="19.5cm" svg:height="7.639cm" draw:z-index="49"><draw:image xlink:href="Pictures/10000000000003240000013B181D9EB5A26BBD6E.png" xlink:type="simple" xlink:show="embed" xlink:actuate="onLoad"/></draw:frame><text:span text:style-name="T7"/></text:p>
      <text:list xml:id="list1808688194565253332" text:style-name="L68">
        <text:list-item>
          <text:p text:style-name="P392"><text:span text:style-name="T7">Usamos el metodo </text:span><text:span text:style-name="T10">.check()</text:span><text:span text:style-name="T7"> y le pasamos los permisos que tiene que leer. (Recordar que de esa forma es como se escriben los permisos en JWT y asi tal cual le tenemos que pasar al metodo)</text:span></text:p>
        </text:list-item>
      </text:list>
      <text:p text:style-name="P391"><text:span text:style-name="T7"/></text:p>
      <text:p text:style-name="P391"><text:span text:style-name="T7">Luego, todos los Tokens que vayan a esta ruta tienen que tener implementados la parte de permisos en el payload:</text:span></text:p>
      <text:p text:style-name="P391"><text:span text:style-name="T7"/></text:p>
      <text:p text:style-name="P391"><text:span text:style-name="T7">{</text:span></text:p>
      <text:p text:style-name="P391"><text:span text:style-name="T7"><text:s text:c="2"/>"permissions": [</text:span></text:p>
      <text:p text:style-name="P391"><text:span text:style-name="T7"><text:s text:c="2"/>],</text:span></text:p>
      <text:p text:style-name="P391"><text:span text:style-name="T7"><text:s text:c="2"/>"username": "stven",</text:span></text:p>
      <text:p text:style-name="P391"><text:span text:style-name="T7"><text:s text:c="2"/>"admin": true,</text:span></text:p>
      <text:p text:style-name="P391"><text:soft-page-break/><text:span text:style-name="T7"><text:s text:c="2"/>"iat": 1518989423</text:span></text:p>
      <text:p text:style-name="P391"><text:span text:style-name="T7">}</text:span></text:p>
      <text:p text:style-name="P391"><text:span text:style-name="T7"/></text:p>
      <text:p text:style-name="P391"><text:span text:style-name="T7"/></text:p>
      <text:p text:style-name="P391"><text:span text:style-name="T7"/></text:p>
      <text:p text:style-name="P391"><text:span text:style-name="T7"/></text:p>
      <text:p text:style-name="P391"><text:span text:style-name="T7"/></text:p>
      <text:p text:style-name="P391"><text:span text:style-name="T7"/></text:p>
      <text:p text:style-name="P391"><text:span text:style-name="T7"/></text:p>
      <text:p text:style-name="P434"><text:span text:style-name="T7">Creando un Dashboard Web en tiempo real con WebSockets (platziverse-web)</text:span></text:p>
      <text:p text:style-name="P434"><text:span text:style-name="T7"/></text:p>
      <text:p text:style-name="P432"><text:span text:style-name="T7">Implementacion de un servidor web estatico con express</text:span></text:p>
      <text:p text:style-name="P432"><text:span text:style-name="T7"/></text:p>
      <text:p text:style-name="P393"><text:span text:style-name="T7">En esta clase iniciamos el nuevo modulo </text:span><text:span text:style-name="T10">platziverse-web</text:span><text:span text:style-name="T7"> en el cual creamos rutinariamente el modulo en </text:span><text:span text:style-name="T10">npm</text:span><text:span text:style-name="T7">. Creamos un servidor basico con Express que sera nuestro servidor estatico para el frontend. Como hemos usado en el curso anterior de NodeJS el patron Backend for Frontend aquí repetimos el patron.</text:span></text:p>
      <text:p text:style-name="P393"><text:span text:style-name="T7"/></text:p>
      <text:p text:style-name="P393"><text:span text:style-name="T7">Veamos el codigo para crear nuestro servidor de express basico:<text:line-break/></text:span></text:p>
      <text:p text:style-name="P393"><draw:frame draw:style-name="fr3" draw:name="Imagen51" text:anchor-type="paragraph" svg:x="0.099cm" svg:y="0cm" svg:width="17.715cm" svg:height="12.912cm" draw:z-index="50"><draw:image xlink:href="Pictures/10000000000002ED00000222BA5C0EF3B9C5107E.png" xlink:type="simple" xlink:show="embed" xlink:actuate="onLoad"/></draw:frame><text:span text:style-name="T7"/></text:p>
      <text:list xml:id="list6390117100741737823" text:style-name="L69">
        <text:list-item>
          <text:p text:style-name="P394"><text:span text:style-name="T7">Instalamos las dependencias que hemos usado en la mayoria de los modulos. </text:span></text:p>
        </text:list-item>
        <text:list-item>
          <text:p text:style-name="P395"><text:soft-page-break/><text:span text:style-name="T7">Como novedad usamos un modulo de NodeJS llamado </text:span><text:span text:style-name="T10">path</text:span><text:span text:style-name="T6">.</text:span><text:span text:style-name="T8">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8">https://nodejs.org/api/path.html</text:span></text:a><text:span text:style-name="T8">.</text:span></text:p>
        </text:list-item>
        <text:list-item>
          <text:p text:style-name="P401"><text:span text:style-name="T8">P</text:span><text:span text:style-name="T7">ath.join()</text:span><text:span text:style-name="T11"> nos permite unir x cantidad de rutas usando el delimitador predeterminado que es “/”. _</text:span><text:span text:style-name="T7">dirname</text:span><text:span text:style-name="T11"> no entrega la ruta actual en donde esta corriendo nuestro servidor. De ese modo la ruta resultante seria “RutaActual + /public”</text:span></text:p>
        </text:list-item>
        <text:list-item>
          <text:p text:style-name="P401"><text:span text:style-name="T11">Esta ruta es necesaria para poder servir archivos estaticos en nuestro servidor de expres. Como sabemos usamos </text:span><text:span text:style-name="T7">use()</text:span><text:span text:style-name="T11"> para los middlewares, pero la novedad es que usamos dentro de el </text:span><text:span text:style-name="T7">express.static</text:span><text:span text:style-name="T11"> para servir archivos estaticos tal como un servidor normal apache o un archivo NGINX.</text:span></text:p>
        </text:list-item>
        <text:list-item>
          <text:p text:style-name="P401"><text:span text:style-name="T11">Con esto implementado, cuando entremos a nuestro servidor ya podemos acceder desde la ruta a los archivos estaticos que tendremos para nuestro frontend.</text:span></text:p>
        </text:list-item>
      </text:list>
      <text:p text:style-name="P402"><text:span text:style-name="T11"/></text:p>
      <text:p text:style-name="P403"><text:a xlink:type="simple" xlink:href="http://expressjs.com/es/starter/static-files.html" text:style-name="Internet_20_link" text:visited-style-name="Visited_20_Internet_20_Link"><text:span text:style-name="T11">http://expressjs.com/es/starter/static-files.html</text:span></text:a></text:p>
      <text:p text:style-name="P403"><text:span text:style-name="T11"/></text:p>
      <text:p text:style-name="P403"><text:span text:style-name="T11"/></text:p>
      <text:p text:style-name="P403"><text:span text:style-name="T11"/></text:p>
      <text:p text:style-name="P403"><text:span text:style-name="T11"/></text:p>
      <text:p text:style-name="P403"><text:span text:style-name="T11"/></text:p>
      <text:p text:style-name="P433"><text:span text:style-name="T11">Integrando Socket.io con express </text:span></text:p>
      <text:p text:style-name="P433"><text:span text:style-name="T11"/></text:p>
      <text:p text:style-name="P404"><text:a xlink:type="simple" xlink:href="https://socket.io/" text:style-name="Internet_20_link" text:visited-style-name="Visited_20_Internet_20_Link"><text:span text:style-name="T11">https://socket.io/</text:span></text:a></text:p>
      <text:p text:style-name="P404"><text:span text:style-name="T11"/></text:p>
      <text:p text:style-name="P405"><text:span text:style-name="T11">En esta clase instalamos una nueva dependencia, </text:span><text:span text:style-name="T7">socket.io</text:span><text:span text:style-name="T11">, esta nos permite crear una comunicación bidireccional entre nuestro cliente y servidor. Como ya vimos en el servidor MQTT, este usa una conexión full-duplex que nos permite enviar y recibir datos. </text:span></text:p>
      <text:p text:style-name="P405"><text:span text:style-name="T11"/></text:p>
      <text:p text:style-name="P405"><text:span text:style-name="T11">Para instalar socket.io, ejecutamos el siguiente comando de npm:</text:span></text:p>
      <text:p text:style-name="P405"><text:span text:style-name="T11"/></text:p>
      <text:p text:style-name="P405"><text:span text:style-name="T7">npm install socket.io –save</text:span><text:span text:style-name="T11"> </text:span></text:p>
      <text:p text:style-name="P405"><text:span text:style-name="T11"/></text:p>
      <text:p text:style-name="P405"><text:span text:style-name="T11">Ahora miremos el codigo para implementar un servidor con socket.io:</text:span></text:p>
      <text:p text:style-name="P405"><draw:frame draw:style-name="fr3" draw:name="Imagen52" text:anchor-type="paragraph" svg:x="0.065cm" svg:y="0.36cm" svg:width="5.239cm" svg:height="0.503cm" draw:z-index="51"><draw:image xlink:href="Pictures/10000000000000C600000013ED83F73111360E2C.png" xlink:type="simple" xlink:show="embed" xlink:actuate="onLoad"/></draw:frame><text:span text:style-name="T11"/></text:p>
      <text:p text:style-name="P405"><text:span text:style-name="T11"/></text:p>
      <text:p text:style-name="P405"><text:span text:style-name="T11"/></text:p>
      <text:list xml:id="list2198952025722556812" text:style-name="L70">
        <text:list-item>
          <text:p text:style-name="P406"><text:span text:style-name="T11">Socket.io necesita por parametro la instancia del servidor.</text:span></text:p>
        </text:list-item>
      </text:list>
      <text:p text:style-name="P407"><text:span text:style-name="T11"/></text:p>
      <text:p text:style-name="P407"><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span text:style-name="T11"/></text:p>
      <text:list xml:id="list190020159431889" text:continue-numbering="true" text:style-name="L70">
        <text:list-item>
          <text:p text:style-name="P406"><text:span text:style-name="T11">Luego que ya tenemos instanciado socket.io, podemos hacer uso de este. Al igual que MQTT, este es un eventEmitter que nos permitira crear eventos a los cuales les podemos enviar o recibir data.</text:span></text:p>
        </text:list-item>
        <text:list-item>
          <text:p text:style-name="P406"><text:span text:style-name="T11">Creamos el evento de </text:span><text:span text:style-name="T4">connect</text:span><text:span text:style-name="T11"> que nos escuchara cuando un usuario se conecte a nuestro server y nos entregara el socket de ese cliente. El socket es basicamente toda la informacion acerca del cliente que se conecta al servidor. </text:span></text:p>
        </text:list-item>
        <text:list-item>
          <text:p text:style-name="P406"><text:span text:style-name="T11">Cuando seteamos el evento de </text:span><text:span text:style-name="T4">agent/message </text:span><text:span text:style-name="T11">podemos crear eventos de emicion (</text:span><text:span text:style-name="T7">socket.emit(nombre del evento)</text:span><text:span text:style-name="T11">)para poder transmitir mensajes a todos los clientes conectados a nuestro servidor. De esa misma manera el cliente podria enviar mensajes al servidor.</text:span></text:p>
        </text:list-item>
      </text:list>
      <text:p text:style-name="P407"><text:span text:style-name="T11"/></text:p>
      <text:p text:style-name="P407"><text:span text:style-name="T11">Ahora veamos </text:span><text:span text:style-name="T17">como implementamos esto del lado de nuestor cliente:</text:span></text:p>
      <text:p text:style-name="P407"><draw:frame draw:style-name="fr3" draw:name="Imagen54" text:anchor-type="paragraph" svg:x="0.053cm" svg:y="0.307cm" svg:width="17.542cm" svg:height="1.323cm" draw:z-index="53"><draw:image xlink:href="Pictures/1000000000000297000000322CB70DB57B4A7899.png" xlink:type="simple" xlink:show="embed" xlink:actuate="onLoad"/></draw:frame><text:span text:style-name="T17"/></text:p>
      <text:list xml:id="list8683015825009129450" text:style-name="L71">
        <text:list-item>
          <text:p text:style-name="P408"><text:span text:style-name="T11">Enlazamos la ruta de nuestro archivo de conexión con socket.io. Cabe recalcar que esta ruta no la tenemos que generar nosotros ya que esta es la resulta de la integracion entre </text:span><text:span text:style-name="T7">express </text:span><text:span text:style-name="T11">y </text:span><text:span text:style-name="T7">socket.io</text:span><text:span text:style-name="T11">.</text:span></text:p>
        </text:list-item>
      </text:list>
      <text:p text:style-name="P409"><draw:frame draw:style-name="fr3" draw:name="Imagen55" text:anchor-type="paragraph" svg:x="-0.041cm" svg:y="0.238cm" svg:width="12.965cm" svg:height="4.974cm" draw:z-index="54"><draw:image xlink:href="Pictures/10000000000001EA000000BC3898C581F3303AA3.png" xlink:type="simple" xlink:show="embed" xlink:actuate="onLoad"/></draw:frame><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p text:style-name="P409"><text:span text:style-name="T11"/></text:p>
      <text:list xml:id="list190019293495251" text:continue-numbering="true" text:style-name="L71">
        <text:list-item>
          <text:p text:style-name="P408"><text:span text:style-name="T11">Creamos un script donde instaciamos </text:span><text:span text:style-name="T7">socket.io</text:span><text:span text:style-name="T11">.</text:span></text:p>
        </text:list-item>
        <text:list-item>
          <text:p text:style-name="P408"><text:span text:style-name="T11">Una vez ya instanciado socket.io podemos crear los eventEmitter en los cuales queremos enviar mensajes. Como vimos anteriormente teniamos en el servidor un evento de </text:span><text:span text:style-name="T4">agent/message</text:span><text:span text:style-name="T11"> que bien, nos puede recibir y enviar mensajes, aca tambien tendremos los dos.</text:span></text:p>
        </text:list-item>
        <text:list-item>
          <text:p text:style-name="P408"><text:soft-page-break/><text:span text:style-name="T11">El primer evento nos sirve para recibir los mensajes que nos envie el servidor.</text:span></text:p>
        </text:list-item>
        <text:list-item>
          <text:p text:style-name="P408"><text:span text:style-name="T11">El segundo evento que esta dentro de un setTimeout es el que nos permite enviarle o emitirle informacion a neustro servidor.</text:span></text:p>
        </text:list-item>
      </text:list>
      <text:p text:style-name="P409"><text:span text:style-name="T11"/></text:p>
      <text:p text:style-name="P40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9T19:00:16.606737997</dc:date>
    <meta:editing-duration>PT18H26M19S</meta:editing-duration>
    <meta:editing-cycles>40</meta:editing-cycles>
    <meta:generator>LibreOffice/5.1.6.2$Linux_X86_64 LibreOffice_project/10m0$Build-2</meta:generator>
    <meta:document-statistic meta:table-count="0" meta:image-count="55" meta:object-count="0" meta:page-count="55" meta:paragraph-count="690" meta:word-count="12342" meta:character-count="73610" meta:non-whitespace-character-count="62091"/>
  </office:meta>
</office:document-meta>
</file>